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wiss" style:font-pitch="variable"/>
    <style:font-face style:name="新細明體" svg:font-family="新細明體, PMingLiU" style:font-family-generic="roman" style:font-pitch="variable"/>
    <style:font-face style:name="新細明體1"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8.27cm" fo:margin-left="-0.199cm" table:align="left"/>
    </style:style>
    <style:style style:name="表格1.A" style:family="table-column">
      <style:table-column-properties style:column-width="4.191cm"/>
    </style:style>
    <style:style style:name="表格1.B" style:family="table-column">
      <style:table-column-properties style:column-width="14.079cm"/>
    </style:style>
    <style:style style:name="表格1.1" style:family="table-row">
      <style:table-row-properties style:min-row-height="0.527cm" style:use-optimal-row-height="false"/>
    </style:style>
    <style:style style:name="表格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fo:padding-left="0.191cm" fo:padding-right="0.191cm" fo:padding-top="0cm" fo:padding-bottom="0cm" fo:border="0.5pt solid #000000" style:writing-mode="lr-tb"/>
    </style:style>
    <style:style style:name="表格2" style:family="table">
      <style:table-properties style:width="17cm" style:rel-width="100%" table:align="center"/>
    </style:style>
    <style:style style:name="表格2.A" style:family="table-column">
      <style:table-column-properties style:column-width="0.928cm" style:rel-column-width="524*"/>
    </style:style>
    <style:style style:name="表格2.B" style:family="table-column">
      <style:table-column-properties style:column-width="0.91cm" style:rel-column-width="514*"/>
    </style:style>
    <style:style style:name="表格2.C" style:family="table-column">
      <style:table-column-properties style:column-width="0.723cm" style:rel-column-width="409*"/>
    </style:style>
    <style:style style:name="表格2.D" style:family="table-column">
      <style:table-column-properties style:column-width="1.125cm" style:rel-column-width="636*"/>
    </style:style>
    <style:style style:name="表格2.E" style:family="table-column">
      <style:table-column-properties style:column-width="1.055cm" style:rel-column-width="596*"/>
    </style:style>
    <style:style style:name="表格2.F" style:family="table-column">
      <style:table-column-properties style:column-width="3.53cm" style:rel-column-width="1995*"/>
    </style:style>
    <style:style style:name="表格2.G" style:family="table-column">
      <style:table-column-properties style:column-width="2.129cm" style:rel-column-width="1203*"/>
    </style:style>
    <style:style style:name="表格2.H" style:family="table-column">
      <style:table-column-properties style:column-width="6.602cm" style:rel-column-width="3731*"/>
    </style:style>
    <style:style style:name="表格2.1" style:family="table-row">
      <style:table-row-properties style:min-row-height="0.653cm" fo:keep-together="always" style:use-optimal-row-height="false"/>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0.5pt solid #000000" style:writing-mode="lr-tb"/>
    </style:style>
    <style:style style:name="表格2.E1" style:family="table-cell">
      <style:table-cell-properties style:vertical-align="middle" fo:padding-left="0.049cm" fo:padding-right="0.049cm" fo:padding-top="0cm" fo:padding-bottom="0cm" fo:border-left="0.5pt solid #000000" fo:border-right="1.5pt solid #000000" fo:border-top="1.5pt solid #000000" fo:border-bottom="0.5pt solid #000000" style:writing-mode="lr-tb"/>
    </style:style>
    <style:style style:name="表格2.2" style:family="table-row">
      <style:table-row-properties style:min-row-height="0.677cm" fo:keep-together="always" style:use-optimal-row-height="false"/>
    </style:style>
    <style:style style:name="表格2.A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E2" style:family="table-cell">
      <style:table-cell-properties style:vertical-align="middle" fo:padding-left="0.049cm" fo:padding-right="0.049cm" fo:padding-top="0cm" fo:padding-bottom="0cm" fo:border-left="0.5pt solid #000000" fo:border-right="1.5pt solid #000000" fo:border-top="0.5pt solid #000000" fo:border-bottom="none" style:writing-mode="lr-tb"/>
    </style:style>
    <style:style style:name="表格2.D3" style:family="table-cell">
      <style:table-cell-properties fo:padding-left="0.049cm" fo:padding-right="0.049cm" fo:padding-top="0cm" fo:padding-bottom="0cm" fo:border-left="0.5pt solid #000000" fo:border-right="1.5pt solid #000000" fo:border-top="0.5pt solid #000000" fo:border-bottom="0.5pt solid #000000" style:writing-mode="lr-tb"/>
    </style:style>
    <style:style style:name="表格2.D4" style:family="table-cell">
      <style:table-cell-properties fo:padding-left="0.049cm" fo:padding-right="0.049cm" fo:padding-top="0cm" fo:padding-bottom="0cm" fo:border-left="0.5pt solid #000000" fo:border-right="1.5pt solid #000000" fo:border-top="0.5pt solid #000000" fo:border-bottom="0.5pt solid #000000" style:writing-mode="lr-tb"/>
    </style:style>
    <style:style style:name="表格2.5" style:family="table-row">
      <style:table-row-properties style:min-row-height="0.75cm" fo:keep-together="always" style:use-optimal-row-height="false"/>
    </style:style>
    <style:style style:name="表格2.A5"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D5"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6" style:family="table-row">
      <style:table-row-properties style:min-row-height="0.751cm" style:use-optimal-row-height="false"/>
    </style:style>
    <style:style style:name="表格2.D6"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6"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G6"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H6"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7" style:family="table-row">
      <style:table-row-properties style:min-row-height="0.751cm" style:use-optimal-row-height="false"/>
    </style:style>
    <style:style style:name="表格2.D7"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7"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G7"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H7"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8" style:family="table-row">
      <style:table-row-properties style:min-row-height="0.751cm" style:use-optimal-row-height="false"/>
    </style:style>
    <style:style style:name="表格2.D8"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8"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G8"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H8"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9" style:family="table-row">
      <style:table-row-properties style:min-row-height="0.836cm" style:use-optimal-row-height="false"/>
    </style:style>
    <style:style style:name="表格2.A9" style:family="table-cell">
      <style:table-cell-properties style:vertical-align="middle" fo:padding-left="0.049cm" fo:padding-right="0.049cm" fo:padding-top="0cm" fo:padding-bottom="0cm" fo:border-left="1pt solid #000000" fo:border-right="none" fo:border-top="0.25pt solid #000000" fo:border-bottom="0.25pt solid #000000" style:writing-mode="lr-tb"/>
    </style:style>
    <style:style style:name="表格2.D9"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10" style:family="table-row">
      <style:table-row-properties style:min-row-height="0.836cm" style:use-optimal-row-height="false"/>
    </style:style>
    <style:style style:name="表格2.D10"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0"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0"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0" style:family="table-cell">
      <style:table-cell-properties fo:padding-left="0.049cm" fo:padding-right="0.049cm" fo:padding-top="0cm" fo:padding-bottom="0cm" fo:border-left="0.5pt solid #000000" fo:border-right="1.5pt solid #000000" fo:border-top="none" fo:border-bottom="0.75pt solid #000000" style:writing-mode="lr-tb"/>
    </style:style>
    <style:style style:name="表格2.11" style:family="table-row">
      <style:table-row-properties style:min-row-height="0.836cm" style:use-optimal-row-height="false"/>
    </style:style>
    <style:style style:name="表格2.D11"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1"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1"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1"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12" style:family="table-row">
      <style:table-row-properties style:min-row-height="0.836cm" style:use-optimal-row-height="false"/>
    </style:style>
    <style:style style:name="表格2.A12" style:family="table-cell">
      <style:table-cell-properties style:vertical-align="middle" fo:padding-left="0.049cm" fo:padding-right="0.049cm" fo:padding-top="0cm" fo:padding-bottom="0cm" fo:border-left="1pt solid #000000" fo:border-right="none" fo:border-top="none" fo:border-bottom="0.25pt solid #000000" style:writing-mode="lr-tb"/>
    </style:style>
    <style:style style:name="表格2.D12"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13" style:family="table-row">
      <style:table-row-properties style:min-row-height="0.836cm" style:use-optimal-row-height="false"/>
    </style:style>
    <style:style style:name="表格2.D13"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3"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3"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3" style:family="table-cell">
      <style:table-cell-properties fo:padding-left="0.049cm" fo:padding-right="0.049cm" fo:padding-top="0cm" fo:padding-bottom="0cm" fo:border-left="0.5pt solid #000000" fo:border-right="1.5pt solid #000000" fo:border-top="none" fo:border-bottom="0.75pt solid #000000" style:writing-mode="lr-tb"/>
    </style:style>
    <style:style style:name="表格2.14" style:family="table-row">
      <style:table-row-properties style:min-row-height="0.836cm" style:use-optimal-row-height="false"/>
    </style:style>
    <style:style style:name="表格2.D14"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4"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4"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4" style:family="table-cell">
      <style:table-cell-properties fo:padding-left="0.049cm" fo:padding-right="0.049cm" fo:padding-top="0cm" fo:padding-bottom="0cm" fo:border-left="0.5pt solid #000000" fo:border-right="1.5pt solid #000000" fo:border-top="none" fo:border-bottom="0.75pt solid #000000" style:writing-mode="lr-tb"/>
    </style:style>
    <style:style style:name="表格2.15" style:family="table-row">
      <style:table-row-properties style:min-row-height="0.836cm" style:use-optimal-row-height="false"/>
    </style:style>
    <style:style style:name="表格2.A15" style:family="table-cell">
      <style:table-cell-properties style:vertical-align="middle" fo:padding-left="0.049cm" fo:padding-right="0.049cm" fo:padding-top="0cm" fo:padding-bottom="0cm" fo:border-left="1pt solid #000000" fo:border-right="none" fo:border-top="none" fo:border-bottom="none" style:writing-mode="lr-tb"/>
    </style:style>
    <style:style style:name="表格2.D15"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5"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5"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5" style:family="table-cell">
      <style:table-cell-properties fo:padding-left="0.049cm" fo:padding-right="0.049cm" fo:padding-top="0cm" fo:padding-bottom="0cm" fo:border-left="0.5pt solid #000000" fo:border-right="1.5pt solid #000000" fo:border-top="none" fo:border-bottom="0.75pt solid #000000" style:writing-mode="lr-tb"/>
    </style:style>
    <style:style style:name="表格2.16" style:family="table-row">
      <style:table-row-properties style:min-row-height="0.836cm" style:use-optimal-row-height="false"/>
    </style:style>
    <style:style style:name="表格2.D16"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16"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G16"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H16"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17" style:family="table-row">
      <style:table-row-properties style:min-row-height="0.113cm" style:use-optimal-row-height="false"/>
    </style:style>
    <style:style style:name="表格2.D17"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17"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G17"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H17"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A18" style:family="table-cell">
      <style:table-cell-properties style:vertical-align="middle"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A19" style:family="table-cell">
      <style:table-cell-properties style:vertical-align="middle" style:border-line-width-top="0.018cm 0.018cm 0.018cm" fo:padding-left="0.049cm" fo:padding-right="0.049cm" fo:padding-top="0cm" fo:padding-bottom="0cm" fo:border-left="1.5pt solid #000000" fo:border-right="none" fo:border-top="1.5pt double #000000" fo:border-bottom="0.25pt solid #000000" style:writing-mode="lr-tb"/>
    </style:style>
    <style:style style:name="表格2.D19" style:family="table-cell">
      <style:table-cell-properties style:vertical-align="middle" style:border-line-width-top="0.018cm 0.018cm 0.018cm" fo:padding-left="0.049cm" fo:padding-right="0.049cm" fo:padding-top="0cm" fo:padding-bottom="0cm" fo:border-left="0.5pt solid #000000" fo:border-right="1.5pt solid #000000" fo:border-top="1.5pt double #000000" fo:border-bottom="0.25pt solid #000000" style:writing-mode="lr-tb"/>
    </style:style>
    <style:style style:name="表格2.A20" style:family="table-cell">
      <style:table-cell-properties style:vertical-align="middle" fo:padding-left="0.049cm" fo:padding-right="0.049cm" fo:padding-top="0cm" fo:padding-bottom="0cm" fo:border-left="1.5pt solid #000000" fo:border-right="none" fo:border-top="0.5pt solid #000000" fo:border-bottom="0.25pt solid #000000" style:writing-mode="lr-tb"/>
    </style:style>
    <style:style style:name="表格2.D20" style:family="table-cell">
      <style:table-cell-properties style:vertical-align="middle" fo:padding-left="0.049cm" fo:padding-right="0.049cm" fo:padding-top="0cm" fo:padding-bottom="0cm" fo:border-left="0.5pt solid #000000" fo:border-right="1.5pt solid #000000" fo:border-top="0.5pt solid #000000" fo:border-bottom="0.25pt solid #000000" style:writing-mode="lr-tb"/>
    </style:style>
    <style:style style:name="表格2.23" style:family="table-row">
      <style:table-row-properties style:min-row-height="1.559cm" style:use-optimal-row-height="false"/>
    </style:style>
    <style:style style:name="表格2.A23" style:family="table-cell">
      <style:table-cell-properties fo:padding-left="0.049cm" fo:padding-right="0.049cm" fo:padding-top="0cm" fo:padding-bottom="0cm" fo:border-left="1.5pt solid #000000" fo:border-right="1.5pt solid #000000" fo:border-top="0.75pt solid #000000" fo:border-bottom="0.75pt solid #000000" style:writing-mode="lr-tb"/>
    </style:style>
    <style:style style:name="表格2.24" style:family="table-row">
      <style:table-row-properties style:min-row-height="1.346cm" style:use-optimal-row-height="false"/>
    </style:style>
    <style:style style:name="表格2.A24"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25" style:family="table-row">
      <style:table-row-properties style:min-row-height="1.346cm" style:use-optimal-row-height="false"/>
    </style:style>
    <style:style style:name="表格2.A25"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26" style:family="table-row">
      <style:table-row-properties style:min-row-height="0.818cm" style:use-optimal-row-height="false"/>
    </style:style>
    <style:style style:name="表格2.A26" style:family="table-cell">
      <style:table-cell-properties fo:padding-left="0.049cm" fo:padding-right="0.049cm" fo:padding-top="0cm" fo:padding-bottom="0cm" fo:border-left="1.5pt solid #000000" fo:border-right="1.5pt solid #000000" fo:border-top="0.75pt solid #000000" fo:border-bottom="0.75pt solid #000000" style:writing-mode="lr-tb"/>
    </style:style>
    <style:style style:name="表格2.27" style:family="table-row">
      <style:table-row-properties style:min-row-height="1.228cm" style:use-optimal-row-height="false"/>
    </style:style>
    <style:style style:name="表格2.A27" style:family="table-cell">
      <style:table-cell-properties fo:padding-left="0.049cm" fo:padding-right="0.049cm" fo:padding-top="0cm" fo:padding-bottom="0cm" fo:border-left="1.5pt solid #000000" fo:border-right="1.5pt solid #000000" fo:border-top="0.75pt solid #000000" fo:border-bottom="0.75pt solid #000000" style:writing-mode="lr-tb"/>
    </style:style>
    <style:style style:name="表格2.28" style:family="table-row">
      <style:table-row-properties style:min-row-height="6.842cm" style:use-optimal-row-height="false"/>
    </style:style>
    <style:style style:name="表格2.A28" style:family="table-cell">
      <style:table-cell-properties fo:padding-left="0.049cm" fo:padding-right="0.049cm" fo:padding-top="0cm" fo:padding-bottom="0cm" fo:border-left="1.5pt solid #000000" fo:border-right="1.5pt solid #000000" fo:border-top="0.75pt solid #000000" fo:border-bottom="none" style:writing-mode="lr-tb"/>
    </style:style>
    <style:style style:name="表格2.29" style:family="table-row">
      <style:table-row-properties style:min-row-height="1.725cm" style:use-optimal-row-height="false"/>
    </style:style>
    <style:style style:name="表格2.A29" style:family="table-cell">
      <style:table-cell-properties fo:padding-left="0.049cm" fo:padding-right="0.049cm" fo:padding-top="0cm" fo:padding-bottom="0cm" fo:border-left="1.5pt solid #000000" fo:border-right="1.5pt solid #000000" fo:border-top="0.75pt solid #000000" fo:border-bottom="none" style:writing-mode="lr-tb"/>
    </style:style>
    <style:style style:name="表格2.30" style:family="table-row">
      <style:table-row-properties style:min-row-height="5.978cm" style:use-optimal-row-height="false"/>
    </style:style>
    <style:style style:name="表格2.A30" style:family="table-cell">
      <style:table-cell-properties fo:padding-left="0.049cm" fo:padding-right="0.049cm" fo:padding-top="0cm" fo:padding-bottom="0cm" fo:border-left="1.5pt solid #000000" fo:border-right="1.5pt solid #000000" fo:border-top="0.75pt solid #000000" fo:border-bottom="none" style:writing-mode="lr-tb"/>
    </style:style>
    <style:style style:name="表格2.31" style:family="table-row">
      <style:table-row-properties style:min-row-height="0.818cm" style:use-optimal-row-height="false"/>
    </style:style>
    <style:style style:name="表格2.A31" style:family="table-cell">
      <style:table-cell-properties fo:padding-left="0.049cm" fo:padding-right="0.049cm" fo:padding-top="0cm" fo:padding-bottom="0cm" fo:border-left="1.5pt solid #000000" fo:border-right="1.5pt solid #000000" fo:border-top="0.75pt solid #000000" fo:border-bottom="0.75pt solid #000000" style:writing-mode="lr-tb"/>
    </style:style>
    <style:style style:name="表格2.32" style:family="table-row">
      <style:table-row-properties style:min-row-height="0.702cm" style:use-optimal-row-height="false"/>
    </style:style>
    <style:style style:name="表格2.A32" style:family="table-cell">
      <style:table-cell-properties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33" style:family="table-row">
      <style:table-row-properties style:min-row-height="0.155cm" style:use-optimal-row-height="false"/>
    </style:style>
    <style:style style:name="表格2.A33" style:family="table-cell">
      <style:table-cell-properties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34" style:family="table-row">
      <style:table-row-properties style:min-row-height="0.155cm" style:use-optimal-row-height="false"/>
    </style:style>
    <style:style style:name="表格2.A34"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35" style:family="table-row">
      <style:table-row-properties style:min-row-height="0.155cm" style:use-optimal-row-height="false"/>
    </style:style>
    <style:style style:name="表格2.A3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36" style:family="table-row">
      <style:table-row-properties style:min-row-height="0.155cm" style:use-optimal-row-height="false"/>
    </style:style>
    <style:style style:name="表格2.A3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37" style:family="table-row">
      <style:table-row-properties style:min-row-height="0.155cm" style:use-optimal-row-height="false"/>
    </style:style>
    <style:style style:name="表格2.A3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38" style:family="table-row">
      <style:table-row-properties style:min-row-height="0.155cm" style:use-optimal-row-height="false"/>
    </style:style>
    <style:style style:name="表格2.A3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8"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39" style:family="table-row">
      <style:table-row-properties style:min-row-height="0.155cm" style:use-optimal-row-height="false"/>
    </style:style>
    <style:style style:name="表格2.A3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0" style:family="table-row">
      <style:table-row-properties style:min-row-height="0.155cm" style:use-optimal-row-height="false"/>
    </style:style>
    <style:style style:name="表格2.A4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1" style:family="table-row">
      <style:table-row-properties style:min-row-height="0.155cm" style:use-optimal-row-height="false"/>
    </style:style>
    <style:style style:name="表格2.A41"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1"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1"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2" style:family="table-row">
      <style:table-row-properties style:min-row-height="0.155cm" style:use-optimal-row-height="false"/>
    </style:style>
    <style:style style:name="表格2.A42"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2"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2"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3" style:family="table-row">
      <style:table-row-properties style:min-row-height="0.155cm" style:use-optimal-row-height="false"/>
    </style:style>
    <style:style style:name="表格2.A43"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3"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3"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4" style:family="table-row">
      <style:table-row-properties style:min-row-height="0.155cm" style:use-optimal-row-height="false"/>
    </style:style>
    <style:style style:name="表格2.A4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5" style:family="table-row">
      <style:table-row-properties style:min-row-height="0.155cm" style:use-optimal-row-height="false"/>
    </style:style>
    <style:style style:name="表格2.A4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6" style:family="table-row">
      <style:table-row-properties style:min-row-height="0.155cm" style:use-optimal-row-height="false"/>
    </style:style>
    <style:style style:name="表格2.A4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7" style:family="table-row">
      <style:table-row-properties style:min-row-height="0.155cm" style:use-optimal-row-height="false"/>
    </style:style>
    <style:style style:name="表格2.A4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8" style:family="table-row">
      <style:table-row-properties style:min-row-height="0.155cm" style:use-optimal-row-height="false"/>
    </style:style>
    <style:style style:name="表格2.A4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8"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9" style:family="table-row">
      <style:table-row-properties style:min-row-height="0.155cm" style:use-optimal-row-height="false"/>
    </style:style>
    <style:style style:name="表格2.A49"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0" style:family="table-row">
      <style:table-row-properties style:min-row-height="0.155cm" style:use-optimal-row-height="false"/>
    </style:style>
    <style:style style:name="表格2.A50"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1" style:family="table-row">
      <style:table-row-properties style:min-row-height="0.155cm" style:use-optimal-row-height="false"/>
    </style:style>
    <style:style style:name="表格2.A51"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2" style:family="table-row">
      <style:table-row-properties style:min-row-height="0.155cm" style:use-optimal-row-height="false"/>
    </style:style>
    <style:style style:name="表格2.A52"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2"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2"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3" style:family="table-row">
      <style:table-row-properties style:min-row-height="0.155cm" style:use-optimal-row-height="false"/>
    </style:style>
    <style:style style:name="表格2.A53"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3"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3"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4" style:family="table-row">
      <style:table-row-properties style:min-row-height="0.155cm" style:use-optimal-row-height="false"/>
    </style:style>
    <style:style style:name="表格2.A5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5" style:family="table-row">
      <style:table-row-properties style:min-row-height="0.155cm" style:use-optimal-row-height="false"/>
    </style:style>
    <style:style style:name="表格2.A55"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6" style:family="table-row">
      <style:table-row-properties style:min-row-height="0.155cm" style:use-optimal-row-height="false"/>
    </style:style>
    <style:style style:name="表格2.A5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7" style:family="table-row">
      <style:table-row-properties style:min-row-height="0.155cm" style:use-optimal-row-height="false"/>
    </style:style>
    <style:style style:name="表格2.A5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8" style:family="table-row">
      <style:table-row-properties style:min-row-height="0.155cm" style:use-optimal-row-height="false"/>
    </style:style>
    <style:style style:name="表格2.A58"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9" style:family="table-row">
      <style:table-row-properties style:min-row-height="0.155cm" style:use-optimal-row-height="false"/>
    </style:style>
    <style:style style:name="表格2.A5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0" style:family="table-row">
      <style:table-row-properties style:min-row-height="0.155cm" style:use-optimal-row-height="false"/>
    </style:style>
    <style:style style:name="表格2.A6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1" style:family="table-row">
      <style:table-row-properties style:min-row-height="0.155cm" style:use-optimal-row-height="false"/>
    </style:style>
    <style:style style:name="表格2.A61"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1"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1"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2" style:family="table-row">
      <style:table-row-properties style:min-row-height="0.155cm" style:use-optimal-row-height="false"/>
    </style:style>
    <style:style style:name="表格2.A62"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2"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2"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3" style:family="table-row">
      <style:table-row-properties style:min-row-height="0.155cm" style:use-optimal-row-height="false"/>
    </style:style>
    <style:style style:name="表格2.A63"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64" style:family="table-row">
      <style:table-row-properties style:min-row-height="0.155cm" style:use-optimal-row-height="false"/>
    </style:style>
    <style:style style:name="表格2.A6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5" style:family="table-row">
      <style:table-row-properties style:min-row-height="0.155cm" style:use-optimal-row-height="false"/>
    </style:style>
    <style:style style:name="表格2.A6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6" style:family="table-row">
      <style:table-row-properties style:min-row-height="0.155cm" style:use-optimal-row-height="false"/>
    </style:style>
    <style:style style:name="表格2.A66"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67" style:family="table-row">
      <style:table-row-properties style:min-row-height="0.155cm" style:use-optimal-row-height="false"/>
    </style:style>
    <style:style style:name="表格2.A6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8" style:family="table-row">
      <style:table-row-properties style:min-row-height="1.27cm" style:use-optimal-row-height="false"/>
    </style:style>
    <style:style style:name="表格2.A68" style:family="table-cell">
      <style:table-cell-properties fo:padding-left="0.049cm" fo:padding-right="0.049cm" fo:padding-top="0cm" fo:padding-bottom="0cm" fo:border-left="1.5pt solid #000000" fo:border-right="none" fo:border-top="0.5pt solid #000000" fo:border-bottom="0.75pt solid #000000" style:writing-mode="lr-tb"/>
    </style:style>
    <style:style style:name="表格2.B68"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C68"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69" style:family="table-row">
      <style:table-row-properties style:min-row-height="0.155cm" style:use-optimal-row-height="false"/>
    </style:style>
    <style:style style:name="表格2.A69"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70" style:family="table-row">
      <style:table-row-properties style:min-row-height="0.155cm" style:use-optimal-row-height="false"/>
    </style:style>
    <style:style style:name="表格2.A7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7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7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71" style:family="table-row">
      <style:table-row-properties style:min-row-height="0.635cm" style:use-optimal-row-height="false"/>
    </style:style>
    <style:style style:name="表格2.A71" style:family="table-cell">
      <style:table-cell-properties fo:padding-left="0.049cm" fo:padding-right="0.049cm" fo:padding-top="0cm" fo:padding-bottom="0cm" fo:border-left="1.5pt solid #000000" fo:border-right="none" fo:border-top="0.5pt solid #000000" fo:border-bottom="0.75pt solid #000000" style:writing-mode="lr-tb"/>
    </style:style>
    <style:style style:name="表格2.B71"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C71"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72" style:family="table-row">
      <style:table-row-properties style:min-row-height="0.635cm" style:use-optimal-row-height="false"/>
    </style:style>
    <style:style style:name="表格2.A72" style:family="table-cell">
      <style:table-cell-properties fo:padding-left="0.049cm" fo:padding-right="0.049cm" fo:padding-top="0cm" fo:padding-bottom="0cm" fo:border-left="1.5pt solid #000000" fo:border-right="none" fo:border-top="0.5pt solid #000000" fo:border-bottom="0.75pt solid #000000" style:writing-mode="lr-tb"/>
    </style:style>
    <style:style style:name="表格2.B72"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C72"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73" style:family="table-row">
      <style:table-row-properties style:min-row-height="0.706cm" style:use-optimal-row-height="false"/>
    </style:style>
    <style:style style:name="表格2.A73" style:family="table-cell">
      <style:table-cell-properties fo:padding-left="0.049cm" fo:padding-right="0.049cm" fo:padding-top="0cm" fo:padding-bottom="0cm" fo:border-left="1.5pt solid #000000" fo:border-right="none" fo:border-top="0.75pt solid #000000" fo:border-bottom="0.75pt solid #000000" style:writing-mode="lr-tb"/>
    </style:style>
    <style:style style:name="表格2.B73"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C73"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74" style:family="table-row">
      <style:table-row-properties style:min-row-height="0.741cm" style:use-optimal-row-height="false"/>
    </style:style>
    <style:style style:name="表格2.A74" style:family="table-cell">
      <style:table-cell-properties fo:padding-left="0.049cm" fo:padding-right="0.049cm" fo:padding-top="0cm" fo:padding-bottom="0cm" fo:border-left="1.5pt solid #000000" fo:border-right="none" fo:border-top="0.75pt solid #000000" fo:border-bottom="0.75pt solid #000000" style:writing-mode="lr-tb"/>
    </style:style>
    <style:style style:name="表格2.B7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C74"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75" style:family="table-row">
      <style:table-row-properties style:min-row-height="0.155cm" style:use-optimal-row-height="false"/>
    </style:style>
    <style:style style:name="表格2.A75"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76" style:family="table-row">
      <style:table-row-properties style:min-row-height="0.155cm" style:use-optimal-row-height="false"/>
    </style:style>
    <style:style style:name="表格2.A7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7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7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77" style:family="table-row">
      <style:table-row-properties style:min-row-height="0.155cm" style:use-optimal-row-height="false"/>
    </style:style>
    <style:style style:name="表格2.A77" style:family="table-cell">
      <style:table-cell-properties fo:padding-left="0.049cm" fo:padding-right="0.049cm" fo:padding-top="0cm" fo:padding-bottom="0cm" fo:border-left="1.5pt solid #000000" fo:border-right="none" fo:border-top="0.75pt solid #000000" fo:border-bottom="0.5pt solid #000000" style:writing-mode="lr-tb"/>
    </style:style>
    <style:style style:name="表格2.B77" style:family="table-cell">
      <style:table-cell-properties fo:padding-left="0.049cm" fo:padding-right="0.049cm" fo:padding-top="0cm" fo:padding-bottom="0cm" fo:border-left="0.75pt solid #000000" fo:border-right="none" fo:border-top="0.75pt solid #000000" fo:border-bottom="0.5pt solid #000000" style:writing-mode="lr-tb"/>
    </style:style>
    <style:style style:name="表格2.C77" style:family="table-cell">
      <style:table-cell-properties fo:padding-left="0.049cm" fo:padding-right="0.049cm" fo:padding-top="0cm" fo:padding-bottom="0cm" fo:border-left="0.75pt solid #000000" fo:border-right="1.5pt solid #000000" fo:border-top="0.75pt solid #000000" fo:border-bottom="0.5pt solid #000000" style:writing-mode="lr-tb"/>
    </style:style>
    <style:style style:name="表格2.78" style:family="table-row">
      <style:table-row-properties style:min-row-height="0.155cm" style:use-optimal-row-height="false"/>
    </style:style>
    <style:style style:name="表格2.A78"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79" style:family="table-row">
      <style:table-row-properties style:min-row-height="0.155cm" style:use-optimal-row-height="false"/>
    </style:style>
    <style:style style:name="表格2.A7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7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7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0" style:family="table-row">
      <style:table-row-properties style:min-row-height="0.155cm" style:use-optimal-row-height="false"/>
    </style:style>
    <style:style style:name="表格2.A8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1" style:family="table-row">
      <style:table-row-properties style:min-row-height="0.155cm" style:use-optimal-row-height="false"/>
    </style:style>
    <style:style style:name="表格2.A81"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82" style:family="table-row">
      <style:table-row-properties style:min-row-height="0.155cm" style:use-optimal-row-height="false"/>
    </style:style>
    <style:style style:name="表格2.A82"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83" style:family="table-row">
      <style:table-row-properties style:min-row-height="0.155cm" style:use-optimal-row-height="false"/>
    </style:style>
    <style:style style:name="表格2.A83"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84" style:family="table-row">
      <style:table-row-properties style:min-row-height="0.155cm" style:use-optimal-row-height="false"/>
    </style:style>
    <style:style style:name="表格2.A8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5" style:family="table-row">
      <style:table-row-properties style:min-row-height="0.155cm" style:use-optimal-row-height="false"/>
    </style:style>
    <style:style style:name="表格2.A8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6" style:family="table-row">
      <style:table-row-properties style:min-row-height="0.155cm" style:use-optimal-row-height="false"/>
    </style:style>
    <style:style style:name="表格2.A8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7" style:family="table-row">
      <style:table-row-properties style:min-row-height="0.155cm" style:use-optimal-row-height="false"/>
    </style:style>
    <style:style style:name="表格2.A87"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88" style:family="table-row">
      <style:table-row-properties style:min-row-height="0.155cm" style:use-optimal-row-height="false"/>
    </style:style>
    <style:style style:name="表格2.A8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8"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9" style:family="table-row">
      <style:table-row-properties style:min-row-height="0.155cm" style:use-optimal-row-height="false"/>
    </style:style>
    <style:style style:name="表格2.A8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0" style:family="table-row">
      <style:table-row-properties style:min-row-height="0.155cm" style:use-optimal-row-height="false"/>
    </style:style>
    <style:style style:name="表格2.A9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1" style:family="table-row">
      <style:table-row-properties style:min-row-height="0.155cm" style:use-optimal-row-height="false"/>
    </style:style>
    <style:style style:name="表格2.A91"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1"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1"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2" style:family="table-row">
      <style:table-row-properties style:min-row-height="0.155cm" style:use-optimal-row-height="false"/>
    </style:style>
    <style:style style:name="表格2.A92"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2"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2"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3" style:family="table-row">
      <style:table-row-properties style:min-row-height="0.155cm" style:use-optimal-row-height="false"/>
    </style:style>
    <style:style style:name="表格2.A93"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3"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3"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4" style:family="table-row">
      <style:table-row-properties style:min-row-height="0.155cm" style:use-optimal-row-height="false"/>
    </style:style>
    <style:style style:name="表格2.A9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5" style:family="table-row">
      <style:table-row-properties style:min-row-height="0.155cm" style:use-optimal-row-height="false"/>
    </style:style>
    <style:style style:name="表格2.A9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6" style:family="table-row">
      <style:table-row-properties style:min-row-height="0.155cm" style:use-optimal-row-height="false"/>
    </style:style>
    <style:style style:name="表格2.A96"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97" style:family="table-row">
      <style:table-row-properties style:min-row-height="0.155cm" style:use-optimal-row-height="false"/>
    </style:style>
    <style:style style:name="表格2.A9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8" style:family="table-row">
      <style:table-row-properties style:min-row-height="0.155cm" style:use-optimal-row-height="false"/>
    </style:style>
    <style:style style:name="表格2.A9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8"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9" style:family="table-row">
      <style:table-row-properties style:min-row-height="0.155cm" style:use-optimal-row-height="false"/>
    </style:style>
    <style:style style:name="表格2.A9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0" style:family="table-row">
      <style:table-row-properties style:min-row-height="0.155cm" style:use-optimal-row-height="false"/>
    </style:style>
    <style:style style:name="表格2.A10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1" style:family="table-row">
      <style:table-row-properties style:min-row-height="0.155cm" style:use-optimal-row-height="false"/>
    </style:style>
    <style:style style:name="表格2.A101"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1"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1"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2" style:family="table-row">
      <style:table-row-properties style:min-row-height="0.155cm" style:use-optimal-row-height="false"/>
    </style:style>
    <style:style style:name="表格2.A102"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103" style:family="table-row">
      <style:table-row-properties style:min-row-height="0.155cm" style:use-optimal-row-height="false"/>
    </style:style>
    <style:style style:name="表格2.A103"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3"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3"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4" style:family="table-row">
      <style:table-row-properties style:min-row-height="0.155cm" style:use-optimal-row-height="false"/>
    </style:style>
    <style:style style:name="表格2.A10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5" style:family="table-row">
      <style:table-row-properties style:min-row-height="0.155cm" style:use-optimal-row-height="false"/>
    </style:style>
    <style:style style:name="表格2.A10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6" style:family="table-row">
      <style:table-row-properties style:min-row-height="0.155cm" style:use-optimal-row-height="false"/>
    </style:style>
    <style:style style:name="表格2.A10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7" style:family="table-row">
      <style:table-row-properties style:min-row-height="0.155cm" style:use-optimal-row-height="false"/>
    </style:style>
    <style:style style:name="表格2.A10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8" style:family="table-row">
      <style:table-row-properties style:min-row-height="0.155cm" style:use-optimal-row-height="false"/>
    </style:style>
    <style:style style:name="表格2.A108"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109" style:family="table-row">
      <style:table-row-properties style:min-row-height="1.254cm" style:use-optimal-row-height="false"/>
    </style:style>
    <style:style style:name="表格2.A109" style:family="table-cell">
      <style:table-cell-properties fo:padding-left="0.049cm" fo:padding-right="0.049cm" fo:padding-top="0cm" fo:padding-bottom="0cm" fo:border-left="1.5pt solid #000000" fo:border-right="none" fo:border-top="0.75pt solid #000000" fo:border-bottom="1.5pt solid #000000" style:writing-mode="lr-tb"/>
    </style:style>
    <style:style style:name="表格2.G109" style:family="table-cell">
      <style:table-cell-properties fo:padding-left="0.049cm" fo:padding-right="0.049cm" fo:padding-top="0cm" fo:padding-bottom="0cm" fo:border-left="0.75pt solid #000000" fo:border-right="1.5pt solid #000000" fo:border-top="0.75pt solid #000000" fo:border-bottom="1.5pt solid #000000" style:writing-mode="lr-tb"/>
    </style:style>
    <style:style style:name="表格3" style:family="table">
      <style:table-properties style:width="15.203cm" fo:margin-left="1.489cm" table:align="left"/>
    </style:style>
    <style:style style:name="表格3.A" style:family="table-column">
      <style:table-column-properties style:column-width="10.712cm"/>
    </style:style>
    <style:style style:name="表格3.B" style:family="table-column">
      <style:table-column-properties style:column-width="4.491cm"/>
    </style:style>
    <style:style style:name="表格3.A1" style:family="table-cell">
      <style:table-cell-properties fo:padding-left="0.191cm" fo:padding-right="0.191cm" fo:padding-top="0cm" fo:padding-bottom="0cm" fo:border="none" style:writing-mode="lr-tb"/>
    </style:style>
    <style:style style:name="表格3" style:family="table">
      <style:table-properties style:width="15.203cm" fo:margin-left="1.489cm" table:align="left"/>
    </style:style>
    <style:style style:name="表格3.A" style:family="table-column">
      <style:table-column-properties style:column-width="10.712cm"/>
    </style:style>
    <style:style style:name="表格3.B" style:family="table-column">
      <style:table-column-properties style:column-width="4.491cm"/>
    </style:style>
    <style:style style:name="表格3.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575cm" style:contextual-spacing="false" fo:line-height="0.988cm" fo:text-align="center" style:justify-single-word="false"/>
      <style:text-properties fo:font-size="18pt" fo:font-weight="bold" style:font-name-asian="標楷體" style:font-size-asian="18pt" style:font-weight-asian="bold" style:font-size-complex="18pt"/>
    </style:style>
    <style:style style:name="P3" style:family="paragraph" style:parent-style-name="Standard">
      <style:paragraph-properties fo:margin-top="0cm" fo:margin-bottom="0.575cm" style:contextual-spacing="false" fo:line-height="0.423cm"/>
      <style:text-properties fo:font-weight="bold" style:font-name-asian="標楷體" style:font-weight-asian="bold"/>
    </style:style>
    <style:style style:name="P4" style:family="paragraph" style:parent-style-name="Standard">
      <style:paragraph-properties fo:line-height="0.706cm" fo:text-align="center" style:justify-single-word="false" style:snap-to-layout-grid="false"/>
      <style:text-properties fo:font-weight="bold" style:font-name-asian="標楷體" style:font-weight-asian="bold"/>
    </style:style>
    <style:style style:name="P5" style:family="paragraph" style:parent-style-name="Standard">
      <style:paragraph-properties fo:margin-left="0cm" fo:margin-right="0.106cm" fo:line-height="0.706cm" fo:text-align="center" style:justify-single-word="false" fo:orphans="2" fo:widows="2" fo:text-indent="0cm" style:auto-text-indent="false">
        <style:tab-stops>
          <style:tab-stop style:position="0.593cm"/>
        </style:tab-stops>
      </style:paragraph-properties>
      <style:text-properties fo:font-weight="bold" style:font-name-asian="標楷體" style:font-weight-asian="bold"/>
    </style:style>
    <style:style style:name="P6"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fo:font-weight="bold" style:font-name-asian="標楷體" style:font-weight-asian="bold"/>
    </style:style>
    <style:style style:name="P7" style:family="paragraph" style:parent-style-name="Standard">
      <style:paragraph-properties fo:line-height="0.706cm" fo:orphans="2" fo:widows="2">
        <style:tab-stops>
          <style:tab-stop style:position="0.593cm"/>
        </style:tab-stops>
      </style:paragraph-properties>
      <style:text-properties fo:font-weight="bold" style:font-name-asian="標楷體" style:font-weight-asian="bold"/>
    </style:style>
    <style:style style:name="P8"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weight="bold" style:font-name-asian="標楷體" style:font-weight-asian="bold"/>
    </style:style>
    <style:style style:name="P9" style:family="paragraph" style:parent-style-name="Standard">
      <style:paragraph-properties fo:margin-left="0.554cm" fo:margin-right="0.106cm" fo:line-height="0.706cm" fo:text-align="center" style:justify-single-word="false" fo:text-indent="0cm" style:auto-text-indent="false">
        <style:tab-stops/>
      </style:paragraph-properties>
      <style:text-properties fo:font-weight="bold" style:font-name-asian="標楷體" style:font-weight-asian="bold" style:font-weight-complex="bold"/>
    </style:style>
    <style:style style:name="P10" style:family="paragraph" style:parent-style-name="Standard">
      <style:paragraph-properties fo:margin-left="0.695cm" fo:margin-right="0.106cm" fo:line-height="0.706cm" fo:text-align="center" style:justify-single-word="false" fo:orphans="2" fo:widows="2" fo:text-indent="-0.021cm" style:auto-text-indent="false">
        <style:tab-stops>
          <style:tab-stop style:position="0.593cm"/>
          <style:tab-stop style:position="0.699cm"/>
        </style:tab-stops>
      </style:paragraph-properties>
      <style:text-properties fo:font-weight="bold" style:font-name-asian="標楷體" style:font-weight-asian="bold" style:font-weight-complex="bold"/>
    </style:style>
    <style:style style:name="P11" style:family="paragraph" style:parent-style-name="Standard">
      <style:paragraph-properties fo:line-height="0.423cm" fo:text-align="center" style:justify-single-word="false"/>
      <style:text-properties style:font-name-asian="標楷體"/>
    </style:style>
    <style:style style:name="P12" style:family="paragraph" style:parent-style-name="Standard">
      <style:paragraph-properties fo:line-height="0.564cm" style:snap-to-layout-grid="false"/>
      <style:text-properties style:font-name-asian="標楷體"/>
    </style:style>
    <style:style style:name="P13" style:family="paragraph" style:parent-style-name="Standard">
      <style:paragraph-properties fo:line-height="0.706cm" fo:text-align="center"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4"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15"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16"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style:font-name-asian="標楷體"/>
    </style:style>
    <style:style style:name="P17"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18" style:family="paragraph" style:parent-style-name="Standard">
      <style:paragraph-properties fo:line-height="0.706cm" fo:text-align="justify" style:justify-single-word="false" style:text-autospace="none" style:line-break="normal" style:vertical-align="bottom">
        <style:tab-stops>
          <style:tab-stop style:position="0.593cm"/>
        </style:tab-stops>
      </style:paragraph-properties>
      <style:text-properties style:font-name-asian="標楷體"/>
    </style:style>
    <style:style style:name="P19" style:family="paragraph" style:parent-style-name="Standard">
      <style:paragraph-properties fo:line-height="0.706cm" fo:text-align="justify" style:justify-single-word="false" style:line-break="normal">
        <style:tab-stops>
          <style:tab-stop style:position="0.593cm"/>
        </style:tab-stops>
      </style:paragraph-properties>
      <style:text-properties style:font-name-asian="標楷體"/>
    </style:style>
    <style:style style:name="P20" style:family="paragraph" style:parent-style-name="Standard">
      <style:paragraph-properties fo:margin-left="0cm" fo:margin-right="0.101cm" fo:line-height="0.706cm" fo:text-align="justify" style:justify-single-word="false" fo:text-indent="0cm" style:auto-text-indent="false" style:line-break="normal">
        <style:tab-stops>
          <style:tab-stop style:position="0.593cm"/>
        </style:tab-stops>
      </style:paragraph-properties>
      <style:text-properties style:font-name-asian="標楷體"/>
    </style:style>
    <style:style style:name="P21" style:family="paragraph" style:parent-style-name="Standard">
      <style:paragraph-properties fo:margin-top="0.143cm" fo:margin-bottom="1.15cm" style:contextual-spacing="false" fo:line-height="0.706cm" fo:text-align="justify" style:justify-single-word="false" style:line-break="normal">
        <style:tab-stops>
          <style:tab-stop style:position="0.593cm"/>
        </style:tab-stops>
      </style:paragraph-properties>
      <style:text-properties style:font-name-asian="標楷體"/>
    </style:style>
    <style:style style:name="P22"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23"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24"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style:font-name-asian="標楷體"/>
    </style:style>
    <style:style style:name="P25" style:family="paragraph" style:parent-style-name="Standard">
      <style:paragraph-properties fo:margin-left="0.804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26" style:family="paragraph" style:parent-style-name="Standard">
      <style:paragraph-properties fo:margin-top="0.143cm" fo:margin-bottom="1.15cm" style:contextual-spacing="false" fo:line-height="0.706cm" fo:text-align="justify" style:justify-single-word="false">
        <style:tab-stops>
          <style:tab-stop style:position="0.593cm"/>
        </style:tab-stops>
      </style:paragraph-properties>
      <style:text-properties style:font-name-asian="標楷體"/>
    </style:style>
    <style:style style:name="P27" style:family="paragraph" style:parent-style-name="Standard">
      <style:paragraph-properties fo:line-height="0.706cm" fo:text-align="justify" style:justify-single-word="false" style:text-autospace="none" style:line-break="normal" style:vertical-align="bottom">
        <style:tab-stops>
          <style:tab-stop style:position="0.593cm"/>
          <style:tab-stop style:position="2.113cm"/>
        </style:tab-stops>
      </style:paragraph-properties>
      <style:text-properties style:font-name-asian="標楷體"/>
    </style:style>
    <style:style style:name="P28" style:family="paragraph" style:parent-style-name="Standard">
      <style:paragraph-properties fo:margin-left="0.233cm" fo:margin-right="0.106cm" fo:line-height="0.706cm" fo:text-align="justify" style:justify-single-word="false" fo:orphans="2" fo:widows="2" fo:text-indent="0cm" style:auto-text-indent="false">
        <style:tab-stops/>
      </style:paragraph-properties>
      <style:text-properties style:font-name-asian="標楷體"/>
    </style:style>
    <style:style style:name="P29" style:family="paragraph" style:parent-style-name="Standard">
      <style:paragraph-properties fo:line-height="0.706cm" style:line-break="normal">
        <style:tab-stops>
          <style:tab-stop style:position="0.593cm"/>
        </style:tab-stops>
      </style:paragraph-properties>
      <style:text-properties style:font-name-asian="標楷體"/>
    </style:style>
    <style:style style:name="P30" style:family="paragraph" style:parent-style-name="Standard">
      <style:paragraph-properties fo:margin-left="0.106cm" fo:margin-right="0.106cm" fo:line-height="0.706cm" fo:text-indent="0cm" style:auto-text-indent="false">
        <style:tab-stops>
          <style:tab-stop style:position="0.593cm"/>
        </style:tab-stops>
      </style:paragraph-properties>
      <style:text-properties style:font-name-asian="標楷體"/>
    </style:style>
    <style:style style:name="P31" style:family="paragraph" style:parent-style-name="Standard">
      <style:paragraph-properties fo:margin-left="0cm" fo:margin-right="0cm" fo:line-height="0.706cm" fo:text-indent="0.212cm" style:auto-text-indent="false" style:snap-to-layout-grid="false">
        <style:tab-stops>
          <style:tab-stop style:position="0.593cm"/>
        </style:tab-stops>
      </style:paragraph-properties>
      <style:text-properties style:font-name-asian="標楷體"/>
    </style:style>
    <style:style style:name="P32"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style:font-name-asian="標楷體"/>
    </style:style>
    <style:style style:name="P33"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text-properties style:font-name-asian="標楷體"/>
    </style:style>
    <style:style style:name="P34" style:family="paragraph" style:parent-style-name="Standard">
      <style:paragraph-properties fo:margin-left="0.346cm" fo:margin-right="0.106cm" fo:line-height="0.706cm" fo:orphans="2" fo:widows="2" fo:text-indent="0cm" style:auto-text-indent="false">
        <style:tab-stops>
          <style:tab-stop style:position="0.593cm"/>
          <style:tab-stop style:position="1.065cm"/>
        </style:tab-stops>
      </style:paragraph-properties>
      <style:text-properties style:font-name-asian="標楷體"/>
    </style:style>
    <style:style style:name="P35" style:family="paragraph" style:parent-style-name="Standard">
      <style:paragraph-properties fo:line-height="0.706cm" fo:orphans="2" fo:widows="2" style:text-autospace="none" style:line-break="normal" style:vertical-align="bottom">
        <style:tab-stops>
          <style:tab-stop style:position="-0.049cm"/>
          <style:tab-stop style:position="0.593cm"/>
          <style:tab-stop style:position="1.214cm"/>
        </style:tab-stops>
      </style:paragraph-properties>
      <style:text-properties style:font-name-asian="標楷體" style:font-weight-complex="bold"/>
    </style:style>
    <style:style style:name="P36" style:family="paragraph" style:parent-style-name="Standard">
      <style:paragraph-properties fo:line-height="0.706cm" fo:orphans="2" fo:widows="2" style:text-autospace="none" style:line-break="normal" style:vertical-align="bottom">
        <style:tab-stops>
          <style:tab-stop style:position="-0.049cm"/>
          <style:tab-stop style:position="0.593cm"/>
        </style:tab-stops>
      </style:paragraph-properties>
      <style:text-properties style:font-name-asian="標楷體" style:font-weight-complex="bold"/>
    </style:style>
    <style:style style:name="P37"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style:font-name-asian="標楷體" style:font-weight-complex="bold"/>
    </style:style>
    <style:style style:name="P38" style:family="paragraph" style:parent-style-name="Standard">
      <style:text-properties style:font-name-asian="標楷體" style:language-complex="th" style:country-complex="TH"/>
    </style:style>
    <style:style style:name="P39"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40"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text-properties style:font-name-asian="標楷體"/>
    </style:style>
    <style:style style:name="P41"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42" style:family="paragraph" style:parent-style-name="Standard">
      <style:paragraph-properties fo:margin-left="0cm" fo:margin-right="0.106cm" style:line-height-at-least="0cm" fo:text-align="justify" style:justify-single-word="false" fo:text-indent="0.847cm" style:auto-text-indent="false">
        <style:tab-stops>
          <style:tab-stop style:position="0.593cm"/>
        </style:tab-stops>
      </style:paragraph-properties>
      <style:text-properties style:font-name-asian="標楷體"/>
    </style:style>
    <style:style style:name="P43" style:family="paragraph" style:parent-style-name="Standard">
      <style:paragraph-properties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44" style:family="paragraph" style:parent-style-name="Standard">
      <style:paragraph-properties fo:line-height="0.423cm" fo:text-align="center" style:justify-single-word="false"/>
      <style:text-properties style:font-name="標楷體" style:font-name-asian="標楷體" style:font-name-complex="標楷體"/>
    </style:style>
    <style:style style:name="P45"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標楷體" fo:letter-spacing="0.011cm" style:letter-kerning="false" style:font-name-asian="標楷體" style:font-name-complex="標楷體"/>
    </style:style>
    <style:style style:name="P46" style:family="paragraph" style:parent-style-name="Standard">
      <style:paragraph-properties fo:line-height="0.706cm" fo:orphans="2" fo:widows="2" style:snap-to-layout-grid="false">
        <style:tab-stops>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47"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fo:letter-spacing="0.011cm" style:font-name-asian="標楷體" style:font-size-asian="14pt"/>
    </style:style>
    <style:style style:name="P48" style:family="paragraph" style:parent-style-name="Standard">
      <style:paragraph-properties fo:line-height="0.706cm">
        <style:tab-stops>
          <style:tab-stop style:position="0.593cm"/>
        </style:tab-stops>
      </style:paragraph-properties>
      <style:text-properties fo:font-size="14pt" fo:font-weight="bold" style:font-name-asian="標楷體" style:font-size-asian="14pt" style:font-weight-asian="bold" style:font-size-complex="14pt"/>
    </style:style>
    <style:style style:name="P49" style:family="paragraph" style:parent-style-name="Standard">
      <style:paragraph-properties fo:line-height="0.706cm" fo:orphans="2" fo:widows="2">
        <style:tab-stops>
          <style:tab-stop style:position="0.593cm"/>
        </style:tab-stops>
      </style:paragraph-properties>
      <style:text-properties fo:font-size="14pt" fo:font-weight="bold" style:font-name-asian="標楷體" style:font-size-asian="14pt" style:font-weight-asian="bold" style:font-size-complex="14pt"/>
    </style:style>
    <style:style style:name="P50"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style:font-name-asian="標楷體" style:font-size-asian="14pt"/>
    </style:style>
    <style:style style:name="P51" style:family="paragraph" style:parent-style-name="Standard">
      <style:paragraph-properties fo:line-height="0.706cm" fo:orphans="2" fo:widows="2" style:snap-to-layout-grid="false">
        <style:tab-stops>
          <style:tab-stop style:position="0.593cm"/>
          <style:tab-stop style:position="0.854cm"/>
        </style:tab-stops>
      </style:paragraph-properties>
    </style:style>
    <style:style style:name="P52"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style>
    <style:style style:name="P53" style:family="paragraph" style:parent-style-name="Standard">
      <style:paragraph-properties fo:margin-left="1.489cm" fo:margin-right="0.106cm" fo:line-height="0.706cm" fo:orphans="2" fo:widows="2" fo:text-indent="0cm" style:auto-text-indent="false">
        <style:tab-stops>
          <style:tab-stop style:position="0.593cm"/>
        </style:tab-stops>
      </style:paragraph-properties>
    </style:style>
    <style:style style:name="P54" style:family="paragraph" style:parent-style-name="Standard">
      <style:paragraph-properties fo:margin-left="1.452cm" fo:margin-right="0.106cm" fo:line-height="0.706cm" fo:orphans="2" fo:widows="2" fo:text-indent="0cm" style:auto-text-indent="false">
        <style:tab-stops>
          <style:tab-stop style:position="0.593cm"/>
        </style:tab-stops>
      </style:paragraph-properties>
    </style:style>
    <style:style style:name="P55" style:family="paragraph" style:parent-style-name="Standard">
      <style:paragraph-properties fo:margin-left="1.443cm" fo:margin-right="0.106cm" fo:line-height="0.706cm" fo:orphans="2" fo:widows="2" fo:text-indent="0cm" style:auto-text-indent="false">
        <style:tab-stops>
          <style:tab-stop style:position="0.593cm"/>
        </style:tab-stops>
      </style:paragraph-properties>
    </style:style>
    <style:style style:name="P56"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style>
    <style:style style:name="P57"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style>
    <style:style style:name="P58"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style>
    <style:style style:name="P59" style:family="paragraph" style:parent-style-name="Standard">
      <style:paragraph-properties fo:margin-left="1.305cm" fo:margin-right="0.106cm" fo:line-height="0.706cm" fo:orphans="2" fo:widows="2" fo:text-indent="-0.356cm" style:auto-text-indent="false">
        <style:tab-stops>
          <style:tab-stop style:position="0.593cm"/>
          <style:tab-stop style:position="1.065cm"/>
        </style:tab-stops>
      </style:paragraph-properties>
    </style:style>
    <style:style style:name="P60" style:family="paragraph" style:parent-style-name="Standard">
      <style:paragraph-properties fo:margin-left="1.513cm" fo:margin-right="0.106cm" fo:line-height="0.706cm" fo:orphans="2" fo:widows="2" fo:text-indent="-0.667cm" style:auto-text-indent="false">
        <style:tab-stops>
          <style:tab-stop style:position="0.593cm"/>
          <style:tab-stop style:position="1.065cm"/>
        </style:tab-stops>
      </style:paragraph-properties>
    </style:style>
    <style:style style:name="P61" style:family="paragraph" style:parent-style-name="Standard">
      <style:paragraph-properties fo:margin-left="0cm" fo:margin-right="0.106cm" fo:line-height="0.706cm" fo:orphans="2" fo:widows="2" fo:text-indent="0cm" style:auto-text-indent="false">
        <style:tab-stops>
          <style:tab-stop style:position="0.402cm"/>
          <style:tab-stop style:position="0.97cm"/>
        </style:tab-stops>
      </style:paragraph-properties>
    </style:style>
    <style:style style:name="P62" style:family="paragraph" style:parent-style-name="Standard">
      <style:paragraph-properties fo:margin-left="0.695cm" fo:margin-right="0.106cm" fo:line-height="0.706cm" fo:orphans="2" fo:widows="2" fo:text-indent="-0.021cm" style:auto-text-indent="false">
        <style:tab-stops>
          <style:tab-stop style:position="0.593cm"/>
          <style:tab-stop style:position="0.699cm"/>
        </style:tab-stops>
      </style:paragraph-properties>
    </style:style>
    <style:style style:name="P63"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style>
    <style:style style:name="P64"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style>
    <style:style style:name="P65" style:family="paragraph" style:parent-style-name="Standard">
      <style:paragraph-properties fo:line-height="0.706cm" style:snap-to-layout-grid="false">
        <style:tab-stops>
          <style:tab-stop style:position="0.593cm"/>
        </style:tab-stops>
      </style:paragraph-properties>
    </style:style>
    <style:style style:name="P66"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style>
    <style:style style:name="P67" style:family="paragraph" style:parent-style-name="Standard">
      <style:paragraph-properties fo:margin-left="0.878cm" fo:margin-right="0cm" fo:line-height="0.706cm" fo:text-indent="-0.667cm" style:auto-text-indent="false" style:snap-to-layout-grid="false">
        <style:tab-stops>
          <style:tab-stop style:position="0.593cm"/>
        </style:tab-stops>
      </style:paragraph-properties>
    </style:style>
    <style:style style:name="P68"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style>
    <style:style style:name="P69" style:family="paragraph" style:parent-style-name="Standard">
      <style:paragraph-properties fo:line-height="0.706cm" style:line-break="normal">
        <style:tab-stops>
          <style:tab-stop style:position="0.593cm"/>
        </style:tab-stops>
      </style:paragraph-properties>
    </style:style>
    <style:style style:name="P70"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71" style:family="paragraph" style:parent-style-name="Standard">
      <style:paragraph-properties fo:line-height="0.706cm" fo:text-align="justify" style:justify-single-word="false" style:line-break="normal">
        <style:tab-stops>
          <style:tab-stop style:position="0.593cm"/>
        </style:tab-stops>
      </style:paragraph-properties>
    </style:style>
    <style:style style:name="P72"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style>
    <style:style style:name="P73"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style>
    <style:style style:name="P74"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style>
    <style:style style:name="P75"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76"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77"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style>
    <style:style style:name="P78" style:family="paragraph" style:parent-style-name="Standard">
      <style:paragraph-properties fo:margin-left="0cm" fo:margin-right="0cm" fo:line-height="0.706cm" fo:text-indent="0.885cm" style:auto-text-indent="false" style:snap-to-layout-grid="false"/>
    </style:style>
    <style:style style:name="P79" style:family="paragraph" style:parent-style-name="Standard">
      <style:paragraph-properties fo:margin-left="0.554cm" fo:margin-right="0.106cm" fo:line-height="0.706cm" fo:text-indent="0cm" style:auto-text-indent="false">
        <style:tab-stops/>
      </style:paragraph-properties>
    </style:style>
    <style:style style:name="P80"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style:letter-kerning="false" style:font-name-asian="標楷體" style:font-name-complex="新細明體"/>
    </style:style>
    <style:style style:name="P81"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新細明體" fo:letter-spacing="0.011cm" style:letter-kerning="false" style:font-name-asian="標楷體" style:font-name-complex="新細明體"/>
    </style:style>
    <style:style style:name="P82"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style:letter-kerning="false" style:font-name-complex="新細明體"/>
    </style:style>
    <style:style style:name="P83"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fo:font-weight="bold" style:letter-kerning="false" style:font-name-asian="標楷體" style:font-weight-asian="bold" style:font-name-complex="新細明體" style:font-weight-complex="bold"/>
    </style:style>
    <style:style style:name="P84" style:family="paragraph" style:parent-style-name="Standard">
      <style:paragraph-properties fo:line-height="0.706cm" fo:orphans="2" fo:widows="2">
        <style:tab-stops>
          <style:tab-stop style:position="0.593cm"/>
        </style:tab-stops>
      </style:paragraph-properties>
      <style:text-properties fo:font-size="13.5pt" style:font-name-asian="標楷體" style:font-size-asian="13.5pt" style:font-size-complex="13.5pt"/>
    </style:style>
    <style:style style:name="P85"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fo:letter-spacing="0.011cm" style:font-name-asian="標楷體"/>
    </style:style>
    <style:style style:name="P86" style:family="paragraph" style:parent-style-name="Standard">
      <style:paragraph-properties fo:line-height="0.706cm" fo:text-align="justify" style:justify-single-word="false" style:snap-to-layout-grid="false">
        <style:tab-stops>
          <style:tab-stop style:position="0.593cm"/>
          <style:tab-stop style:position="0.653cm"/>
        </style:tab-stops>
      </style:paragraph-properties>
      <style:text-properties fo:letter-spacing="0.011cm" style:font-name-asian="標楷體"/>
    </style:style>
    <style:style style:name="P87" style:family="paragraph" style:parent-style-name="Standard">
      <style:paragraph-properties fo:line-height="0.706cm" fo:orphans="2" fo:widows="2" style:snap-to-layout-grid="false"/>
      <style:text-properties fo:letter-spacing="0.011cm" style:font-name-asian="標楷體"/>
    </style:style>
    <style:style style:name="P88" style:family="paragraph" style:parent-style-name="Standard">
      <style:paragraph-properties fo:line-height="0.706cm" fo:orphans="2" fo:widows="2" style:snap-to-layout-grid="false">
        <style:tab-stops>
          <style:tab-stop style:position="0.593cm"/>
        </style:tab-stops>
      </style:paragraph-properties>
      <style:text-properties fo:letter-spacing="0.011cm" style:font-name-asian="標楷體"/>
    </style:style>
    <style:style style:name="P89"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text-properties fo:letter-spacing="0.011cm" style:font-name-asian="標楷體"/>
    </style:style>
    <style:style style:name="P90"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fo:letter-spacing="0.011cm" style:font-name-asian="標楷體"/>
    </style:style>
    <style:style style:name="P91"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fo:letter-spacing="0.011cm" style:font-name-asian="標楷體"/>
    </style:style>
    <style:style style:name="P92" style:family="paragraph" style:parent-style-name="Standard">
      <style:paragraph-properties fo:margin-left="0.871cm" fo:margin-right="0.106cm" fo:line-height="0.706cm" fo:orphans="2" fo:widows="2" fo:text-indent="0cm" style:auto-text-indent="false">
        <style:tab-stops/>
      </style:paragraph-properties>
      <style:text-properties fo:letter-spacing="0.011cm" style:font-name-asian="標楷體"/>
    </style:style>
    <style:style style:name="P93" style:family="paragraph" style:parent-style-name="Standard">
      <style:paragraph-properties fo:line-height="0.706cm" style:snap-to-layout-grid="false">
        <style:tab-stops>
          <style:tab-stop style:position="-0.049cm"/>
          <style:tab-stop style:position="0.593cm"/>
          <style:tab-stop style:position="0.653cm"/>
        </style:tab-stops>
      </style:paragraph-properties>
      <style:text-properties fo:letter-spacing="0.011cm" style:font-name-asian="標楷體"/>
    </style:style>
    <style:style style:name="P94" style:family="paragraph" style:parent-style-name="Standard">
      <style:paragraph-properties fo:line-height="0.706cm" style:snap-to-layout-grid="false">
        <style:tab-stops>
          <style:tab-stop style:position="0.593cm"/>
          <style:tab-stop style:position="0.653cm"/>
        </style:tab-stops>
      </style:paragraph-properties>
      <style:text-properties fo:letter-spacing="0.011cm" style:font-name-asian="標楷體"/>
    </style:style>
    <style:style style:name="P95" style:family="paragraph" style:parent-style-name="Standard">
      <style:paragraph-properties fo:line-height="0.706cm" style:text-autospace="none" style:line-break="normal" style:vertical-align="bottom">
        <style:tab-stops>
          <style:tab-stop style:position="-0.049cm"/>
          <style:tab-stop style:position="0.593cm"/>
        </style:tab-stops>
      </style:paragraph-properties>
      <style:text-properties fo:letter-spacing="0.011cm" style:font-name-asian="標楷體"/>
    </style:style>
    <style:style style:name="P96" style:family="paragraph" style:parent-style-name="Standard">
      <style:paragraph-properties fo:line-height="0.706cm" style:snap-to-layout-grid="false">
        <style:tab-stops>
          <style:tab-stop style:position="0.593cm"/>
          <style:tab-stop style:position="1.065cm"/>
        </style:tab-stops>
      </style:paragraph-properties>
      <style:text-properties fo:letter-spacing="0.011cm" style:font-name-asian="標楷體"/>
    </style:style>
    <style:style style:name="P97"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text-properties fo:letter-spacing="0.011cm" style:font-name-asian="標楷體"/>
    </style:style>
    <style:style style:name="P98" style:family="paragraph" style:parent-style-name="Standard">
      <style:paragraph-properties fo:margin-left="0.871cm" fo:margin-right="0.106cm" fo:line-height="0.706cm" fo:orphans="2" fo:widows="2" fo:text-indent="0cm" style:auto-text-indent="false">
        <style:tab-stops/>
      </style:paragraph-properties>
      <style:text-properties fo:letter-spacing="0.011cm" style:text-underline-style="solid" style:text-underline-width="auto" style:text-underline-color="font-color" style:text-underline-mode="continuous" style:text-overline-mode="continuous" style:text-line-through-mode="continuous" style:font-name-asian="標楷體"/>
    </style:style>
    <style:style style:name="P99"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100"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101" style:family="paragraph" style:parent-style-name="Standard">
      <style:paragraph-properties fo:margin-left="0.106cm" fo:margin-right="0.106cm" fo:line-height="0.706cm"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102"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103"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104" style:family="paragraph" style:parent-style-name="Standard">
      <style:paragraph-properties fo:margin-left="0.106cm" fo:margin-right="0.106cm" fo:line-height="0.882cm" fo:text-align="center" style:justify-single-word="false" fo:text-indent="0cm" style:auto-text-indent="false">
        <style:tab-stops>
          <style:tab-stop style:position="0.593cm"/>
        </style:tab-stops>
      </style:paragraph-properties>
      <style:text-properties fo:font-size="16pt" fo:font-weight="bold" style:font-name-asian="標楷體" style:font-size-asian="16pt" style:font-weight-asian="bold" style:font-size-complex="16pt"/>
    </style:style>
    <style:style style:name="P105"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106"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color="#ff0000" loext:opacity="100%" fo:font-size="10pt" fo:font-weight="bold" style:font-name-asian="標楷體" style:font-size-asian="10pt" style:font-weight-asian="bold" style:font-size-complex="10pt"/>
    </style:style>
    <style:style style:name="P107" style:family="paragraph" style:parent-style-name="Standard">
      <style:paragraph-properties fo:margin-left="0cm" fo:margin-right="0.106cm" fo:line-height="0.706cm" fo:text-align="justify" style:justify-single-word="false"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108" style:family="paragraph" style:parent-style-name="Standard">
      <style:paragraph-properties fo:margin-left="0.175cm" fo:margin-right="0.106cm" fo:line-height="0.706cm"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109"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0pt" style:font-name-asian="標楷體" style:font-size-asian="10pt" style:font-size-complex="10pt"/>
    </style:style>
    <style:style style:name="P110" style:family="paragraph" style:parent-style-name="Standard">
      <style:paragraph-properties fo:margin-left="0cm" fo:margin-right="0.106cm" fo:line-height="0.423cm" fo:text-align="justify" style:justify-single-word="false" fo:text-indent="0cm" style:auto-text-indent="false">
        <style:tab-stops>
          <style:tab-stop style:position="0.593cm"/>
        </style:tab-stops>
      </style:paragraph-properties>
      <style:text-properties fo:font-size="10pt" style:font-name-asian="標楷體" style:font-size-asian="10pt" style:font-size-complex="10pt"/>
    </style:style>
    <style:style style:name="P111" style:family="paragraph" style:parent-style-name="Standard">
      <style:paragraph-properties fo:margin-left="0.233cm" fo:margin-right="0.106cm" style:line-height-at-least="0cm" fo:orphans="2" fo:widows="2" fo:text-indent="0cm" style:auto-text-indent="false">
        <style:tab-stops/>
      </style:paragraph-properties>
    </style:style>
    <style:style style:name="P112" style:family="paragraph" style:parent-style-name="Standard">
      <style:paragraph-properties fo:margin-left="0.212cm" fo:margin-right="0.106cm" style:line-height-at-least="0cm" fo:orphans="2" fo:widows="2" fo:text-indent="0cm" style:auto-text-indent="false">
        <style:tab-stops/>
      </style:paragraph-properties>
    </style:style>
    <style:style style:name="P113" style:family="paragraph" style:parent-style-name="Standard">
      <style:paragraph-properties fo:margin-left="0.854cm" fo:margin-right="0.106cm" style:line-height-at-least="0cm" fo:text-align="justify" style:justify-single-word="false" fo:text-indent="0cm" style:auto-text-indent="false">
        <style:tab-stops/>
      </style:paragraph-properties>
    </style:style>
    <style:style style:name="P114"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style>
    <style:style style:name="P115"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style>
    <style:style style:name="P116"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style>
    <style:style style:name="P117" style:family="paragraph" style:parent-style-name="Standard">
      <style:paragraph-properties fo:margin-left="0.951cm" fo:margin-right="0cm" fo:text-indent="-0.002cm" style:auto-text-indent="false">
        <style:tab-stops/>
      </style:paragraph-properties>
    </style:style>
    <style:style style:name="P118" style:family="paragraph" style:parent-style-name="Standard">
      <style:paragraph-properties fo:margin-left="0.967cm" fo:margin-right="0cm" fo:text-indent="-0.018cm" style:auto-text-indent="false" style:text-autospace="none">
        <style:tab-stops/>
      </style:paragraph-properties>
    </style:style>
    <style:style style:name="P119" style:family="paragraph" style:parent-style-name="Standard">
      <style:paragraph-properties fo:margin-left="0.949cm" fo:margin-right="0cm" fo:text-indent="0.25cm" style:auto-text-indent="false">
        <style:tab-stops/>
      </style:paragraph-properties>
    </style:style>
    <style:style style:name="P120"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style:font-name-asian="標楷體" style:font-name-complex="標楷體"/>
    </style:style>
    <style:style style:name="P121" style:family="paragraph" style:parent-style-name="Standard">
      <style:paragraph-properties fo:margin-left="0.951cm" fo:margin-right="0cm" fo:text-indent="-0.002cm" style:auto-text-indent="false">
        <style:tab-stops>
          <style:tab-stop style:position="0.951cm"/>
        </style:tab-stops>
      </style:paragraph-properties>
    </style:style>
    <style:style style:name="P122" style:family="paragraph" style:parent-style-name="Standard">
      <style:paragraph-properties fo:margin-left="0.967cm" fo:margin-right="0cm" fo:text-align="justify" style:justify-single-word="false" fo:text-indent="-0.018cm" style:auto-text-indent="false" style:text-autospace="none">
        <style:tab-stops/>
      </style:paragraph-properties>
      <style:text-properties style:letter-kerning="false" style:font-name-asian="標楷體"/>
    </style:style>
    <style:style style:name="P123" style:family="paragraph" style:parent-style-name="Standard">
      <style:paragraph-properties fo:margin-left="0.967cm" fo:margin-right="0cm" fo:text-indent="-0.018cm" style:auto-text-indent="false">
        <style:tab-stops/>
      </style:paragraph-properties>
      <style:text-properties style:letter-kerning="false" style:font-name-asian="標楷體"/>
    </style:style>
    <style:style style:name="P124" style:family="paragraph" style:parent-style-name="Standard">
      <style:paragraph-properties fo:margin-top="0.288cm" fo:margin-bottom="0cm" style:contextual-spacing="false" fo:line-height="0.564cm">
        <style:tab-stops>
          <style:tab-stop style:position="0.593cm"/>
        </style:tab-stops>
      </style:paragraph-properties>
    </style:style>
    <style:style style:name="P125" style:family="paragraph" style:parent-style-name="Footer" style:master-page-name="MP0">
      <style:paragraph-properties fo:text-align="center" style:justify-single-word="false" style:page-number="auto" fo:break-before="page"/>
    </style:style>
    <style:style style:name="P126" style:family="paragraph" style:parent-style-name="Standard" style:list-style-name="WW8Num12">
      <style:paragraph-properties fo:margin-left="0.58cm" fo:margin-right="0.106cm" fo:line-height="0.706cm" fo:orphans="2" fo:widows="2" fo:text-indent="-0.406cm" style:auto-text-indent="false">
        <style:tab-stops>
          <style:tab-stop style:position="0.593cm"/>
          <style:tab-stop style:position="0.808cm"/>
        </style:tab-stops>
      </style:paragraph-properties>
      <style:text-properties style:font-name-asian="標楷體"/>
    </style:style>
    <style:style style:name="P127" style:family="paragraph" style:parent-style-name="Standard" style:list-style-name="WW8Num12">
      <style:paragraph-properties fo:margin-left="0.58cm" fo:margin-right="0.106cm" fo:line-height="0.706cm" fo:orphans="2" fo:widows="2" fo:text-indent="-0.409cm" style:auto-text-indent="false">
        <style:tab-stops>
          <style:tab-stop style:position="0.593cm"/>
          <style:tab-stop style:position="0.808cm"/>
        </style:tab-stops>
      </style:paragraph-properties>
      <style:text-properties style:font-name-asian="標楷體"/>
    </style:style>
    <style:style style:name="P128" style:family="paragraph" style:parent-style-name="Standard" style:list-style-name="WW8Num12">
      <style:paragraph-properties fo:margin-left="0.579cm" fo:margin-right="0.106cm" fo:line-height="0.706cm" fo:text-align="justify" style:justify-single-word="false" fo:orphans="2" fo:widows="2" fo:text-indent="-0.406cm" style:auto-text-indent="false">
        <style:tab-stops>
          <style:tab-stop style:position="0.593cm"/>
          <style:tab-stop style:position="0.808cm"/>
        </style:tab-stops>
      </style:paragraph-properties>
      <style:text-properties style:font-name-asian="標楷體"/>
    </style:style>
    <style:style style:name="P129" style:family="paragraph" style:parent-style-name="Standard" style:list-style-name="WW8Num8">
      <style:paragraph-properties fo:margin-left="0cm" fo:margin-right="0.106cm" style:line-height-at-least="0cm" fo:orphans="2" fo:widows="2" fo:text-indent="0cm" style:auto-text-indent="false"/>
      <style:text-properties style:font-name-asian="標楷體"/>
    </style:style>
    <style:style style:name="P130" style:family="paragraph" style:parent-style-name="Standard" style:list-style-name="WW8Num8"/>
    <style:style style:name="P131"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style>
    <style:style style:name="P132" style:family="paragraph" style:parent-style-name="Standard" style:list-style-name="WW8Num15">
      <style:paragraph-properties fo:margin-left="1.45cm" fo:margin-right="0.106cm" fo:line-height="0.706cm" fo:text-align="justify" style:justify-single-word="false" fo:orphans="2" fo:widows="2" fo:text-indent="-0.501cm" style:auto-text-indent="false">
        <style:tab-stops>
          <style:tab-stop style:position="0.593cm"/>
          <style:tab-stop style:position="1.45cm"/>
        </style:tab-stops>
      </style:paragraph-properties>
    </style:style>
    <style:style style:name="P133"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 fo:letter-spacing="0.011cm" officeooo:paragraph-rsid="000bf238" style:letter-kerning="false" style:font-name-asian="標楷體" style:font-name-complex="新細明體"/>
    </style:style>
    <style:style style:name="T1" style:family="text">
      <style:text-properties fo:font-size="9pt" style:font-name-asian="Times New Roman" style:font-size-asian="9pt" style:font-size-complex="9pt"/>
    </style:style>
    <style:style style:name="T2" style:family="text">
      <style:text-properties fo:font-size="9pt" style:font-name-asian="標楷體" style:font-size-asian="9pt" style:font-name-complex="標楷體" style:font-size-complex="9pt"/>
    </style:style>
    <style:style style:name="T3" style:family="text">
      <style:text-properties fo:font-size="9pt" style:font-name-asian="標楷體" style:font-size-asian="9pt" style:font-size-complex="9pt"/>
    </style:style>
    <style:style style:name="T4" style:family="text">
      <style:text-properties style:font-name="新細明體" style:font-name-complex="新細明體"/>
    </style:style>
    <style:style style:name="T5" style:family="text">
      <style:text-properties style:font-name="新細明體" style:font-name-asian="標楷體" style:font-name-complex="新細明體"/>
    </style:style>
    <style:style style:name="T6" style:family="text">
      <style:text-properties style:font-name="新細明體" style:letter-kerning="false" style:font-name-complex="新細明體"/>
    </style:style>
    <style:style style:name="T7" style:family="text">
      <style:text-properties style:font-name="新細明體" fo:letter-spacing="0.011cm" style:font-name-asian="標楷體" style:font-name-complex="新細明體"/>
    </style:style>
    <style:style style:name="T8" style:family="text">
      <style:text-properties style:font-name="新細明體" fo:letter-spacing="0.011cm" style:font-name-asian="標楷體" style:font-name-complex="新細明體" style:font-weight-complex="bold"/>
    </style:style>
    <style:style style:name="T9" style:family="text">
      <style:text-properties style:font-name="新細明體" fo:letter-spacing="0.011cm" style:letter-kerning="false" style:font-name-complex="新細明體"/>
    </style:style>
    <style:style style:name="T10" style:family="text">
      <style:text-properties style:font-name="新細明體" fo:letter-spacing="0.011cm" style:letter-kerning="false" style:font-name-asian="標楷體" style:font-name-complex="新細明體"/>
    </style:style>
    <style:style style:name="T11" style:family="text">
      <style:text-properties style:font-name-asian="標楷體"/>
    </style:style>
    <style:style style:name="T12" style:family="text">
      <style:text-properties style:font-name-asian="標楷體" style:font-weight-complex="bold"/>
    </style:style>
    <style:style style:name="T13" style:family="text">
      <style:text-properties style:font-name-asian="Times New Roman"/>
    </style:style>
    <style:style style:name="T14" style:family="text">
      <style:text-properties style:font-name="標楷體" style:font-name-asian="標楷體" style:font-name-complex="標楷體"/>
    </style:style>
    <style:style style:name="T15" style:family="text">
      <style:text-properties style:font-name="標楷體" style:font-name-asian="標楷體" style:font-name-complex="標楷體" style:font-weight-complex="bold"/>
    </style:style>
    <style:style style:name="T16" style:family="text">
      <style:text-properties style:font-name="標楷體" officeooo:rsid="000ac0b7" style:font-name-asian="標楷體" style:font-name-complex="標楷體"/>
    </style:style>
    <style:style style:name="T17" style:family="text">
      <style:text-properties style:font-name="標楷體" fo:font-weight="bold" style:font-name-asian="標楷體" style:font-weight-asian="bold" style:font-name-complex="標楷體"/>
    </style:style>
    <style:style style:name="T18" style:family="text">
      <style:text-properties style:font-name="標楷體" fo:letter-spacing="0.011cm" style:font-name-asian="標楷體" style:font-name-complex="標楷體"/>
    </style:style>
    <style:style style:name="T19" style:family="text">
      <style:text-properties style:font-name="標楷體" fo:letter-spacing="0.011cm" style:text-underline-style="solid" style:text-underline-width="auto" style:text-underline-color="font-color" style:text-underline-mode="continuous" style:text-overline-mode="continuous" style:text-line-through-mode="continuous" style:font-name-asian="標楷體" style:font-name-complex="標楷體"/>
    </style:style>
    <style:style style:name="T20" style:family="text">
      <style:text-properties style:font-name="標楷體" fo:letter-spacing="0.011cm" style:letter-kerning="false" style:font-name-asian="標楷體" style:font-name-complex="標楷體"/>
    </style:style>
    <style:style style:name="T21" style:family="text">
      <style:text-properties style:font-name="標楷體" style:text-underline-style="solid" style:text-underline-width="auto" style:text-underline-color="font-color" style:text-underline-mode="continuous" style:text-overline-mode="continuous" style:text-line-through-mode="continuous" style:font-name-asian="標楷體" style:font-name-complex="標楷體"/>
    </style:style>
    <style:style style:name="T22" style:family="text">
      <style:text-properties style:font-name="標楷體" style:text-underline-style="solid" style:text-underline-width="auto" style:text-underline-color="font-color" style:text-underline-mode="continuous" style:text-overline-mode="continuous" style:text-line-through-mode="continuous" style:font-name-asian="標楷體" style:font-name-complex="標楷體" style:font-weight-complex="bold"/>
    </style:style>
    <style:style style:name="T23" style:family="text">
      <style:text-properties fo:font-size="11pt" style:font-name-asian="標楷體" style:font-size-asian="11pt" style:font-size-complex="11pt"/>
    </style:style>
    <style:style style:name="T24" style:family="text">
      <style:text-properties fo:font-size="11pt" style:font-name-asian="標楷體" style:font-size-asian="11pt" style:font-size-complex="11pt" style:font-weight-complex="bold"/>
    </style:style>
    <style:style style:name="T25" style:family="text">
      <style:text-properties fo:font-size="11pt" style:text-underline-style="solid" style:text-underline-width="auto" style:text-underline-color="font-color" style:text-underline-mode="continuous" style:text-overline-mode="continuous" style:text-line-through-mode="continuous" style:font-name-asian="Times New Roman" style:font-size-asian="11pt" style:font-size-complex="11pt" style:font-weight-complex="bold"/>
    </style:style>
    <style:style style:name="T26" style:family="text">
      <style:text-properties fo:font-size="11pt" style:text-underline-style="solid" style:text-underline-width="auto" style:text-underline-color="font-color" style:text-underline-mode="continuous" style:text-overline-mode="continuous" style:text-line-through-mode="continuous" style:font-name-asian="標楷體" style:font-size-asian="11pt" style:font-size-complex="11pt" style:font-weight-complex="bold"/>
    </style:style>
    <style:style style:name="T27" style:family="text">
      <style:text-properties fo:letter-spacing="0.423cm" style:letter-kerning="false" style:font-name-asian="標楷體"/>
    </style:style>
    <style:style style:name="T28" style:family="text">
      <style:text-properties fo:letter-spacing="0.423cm" style:font-name-asian="標楷體"/>
    </style:style>
    <style:style style:name="T29" style:family="text">
      <style:text-properties style:letter-kerning="false" style:font-name-asian="標楷體"/>
    </style:style>
    <style:style style:name="T30" style:family="text">
      <style:text-properties fo:color="#ff0000" loext:opacity="100%" style:font-name="標楷體" style:font-name-asian="標楷體" style:font-name-complex="標楷體"/>
    </style:style>
    <style:style style:name="T31" style:family="text">
      <style:text-properties fo:color="#ff0000" loext:opacity="100%" style:font-name="標楷體" fo:font-weight="bold" style:font-name-asian="標楷體" style:font-weight-asian="bold" style:font-name-complex="標楷體"/>
    </style:style>
    <style:style style:name="T32" style:family="text">
      <style:text-properties fo:color="#ff0000" loext:opacity="100%" style:font-name="新細明體" style:font-name-complex="新細明體"/>
    </style:style>
    <style:style style:name="T33" style:family="text">
      <style:text-properties fo:color="#ff0000" loext:opacity="100%" style:font-name-asian="標楷體"/>
    </style:style>
    <style:style style:name="T34" style:family="text">
      <style:text-properties fo:color="#282828" loext:opacity="100%" style:font-name="新細明體" fo:letter-spacing="0.011cm" style:font-name-asian="標楷體" style:font-name-complex="新細明體"/>
    </style:style>
    <style:style style:name="T35" style:family="text">
      <style:text-properties fo:color="#282828" loext:opacity="100%" style:font-name="新細明體" fo:letter-spacing="0.011cm" style:font-name-asian="標楷體" style:font-name-complex="新細明體" style:font-weight-complex="bold"/>
    </style:style>
    <style:style style:name="T36" style:family="text">
      <style:text-properties fo:color="#282828" loext:opacity="100%" style:font-name="標楷體" style:font-name-asian="標楷體" style:font-name-complex="標楷體"/>
    </style:style>
    <style:style style:name="T37" style:family="text">
      <style:text-properties fo:color="#282828" loext:opacity="100%" fo:font-weight="bold" style:font-name-asian="標楷體" style:font-weight-asian="bold"/>
    </style:style>
    <style:style style:name="T38" style:family="text">
      <style:text-properties fo:color="#282828" loext:opacity="100%" fo:font-weight="bold" style:font-name-asian="標楷體" style:font-weight-asian="bold" style:font-name-complex="標楷體"/>
    </style:style>
    <style:style style:name="T39" style:family="text">
      <style:text-properties fo:font-weight="bold" style:font-name-asian="標楷體" style:font-weight-asian="bold"/>
    </style:style>
    <style:style style:name="T40" style:family="text">
      <style:text-properties fo:font-weight="bold" style:font-name-asian="標楷體" style:font-weight-asian="bold" style:font-name-complex="標楷體"/>
    </style:style>
    <style:style style:name="T41" style:family="text">
      <style:text-properties style:text-underline-style="solid" style:text-underline-width="auto" style:text-underline-color="font-color" style:text-underline-mode="continuous" style:text-overline-mode="continuous" style:text-line-through-mode="continuous" style:font-name-asian="標楷體"/>
    </style:style>
    <style:style style:name="T42" style:family="text">
      <style:text-properties style:text-underline-style="solid" style:text-underline-width="auto" style:text-underline-color="font-color" style:text-underline-mode="continuous" style:text-overline-mode="continuous" style:text-line-through-mode="continuous" style:font-name-asian="Times New Roman"/>
    </style:style>
    <style:style style:name="T43" style:family="text">
      <style:text-properties style:text-underline-style="solid" style:text-underline-width="auto" style:text-underline-color="font-color" style:text-underline-mode="continuous" style:text-overline-mode="continuous" style:text-line-through-mode="continuous" style:font-name-asian="Times New Roman" style:font-weight-complex="bold"/>
    </style:style>
    <style:style style:name="T44" style:family="text">
      <style:text-properties fo:letter-spacing="0.011cm" style:font-name-asian="標楷體"/>
    </style:style>
    <style:style style:name="T45" style:family="text">
      <style:text-properties fo:letter-spacing="0.011cm" style:text-underline-style="solid" style:text-underline-width="auto" style:text-underline-color="font-color" style:text-underline-mode="continuous" style:text-overline-mode="continuous" style:text-line-through-mode="continuous" style:font-name-asian="Times New Roman"/>
    </style:style>
    <style:style style:name="T46" style:family="text">
      <style:text-properties fo:letter-spacing="0.011cm" fo:font-weight="bold" style:font-name-asian="標楷體" style:font-weight-asian="bold"/>
    </style:style>
    <style:style style:name="T47" style:family="text">
      <style:text-properties fo:letter-spacing="0.011cm" style:letter-kerning="false" style:font-name-asian="標楷體"/>
    </style:style>
    <style:style style:name="T48" style:family="text">
      <style:text-properties officeooo:rsid="000bf238"/>
    </style:style>
    <style:style style:name="T49"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0%" fo:padding-left="0.256cm" fo:padding-right="0.256cm" fo:padding-top="0.129cm" fo:padding-bottom="0.129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draw:frame draw:style-name="fr1" draw:name="外框1" text:anchor-type="paragraph" svg:x="8.41cm" svg:y="-0.335cm" svg:width="10.795cm" style:rel-width="scale" svg:height="0.857cm" style:rel-height="scale" draw:z-index="1"><draw:text-box><text:p text:style-name="Standard"><text:span text:style-name="預設段落字型"><text:span text:style-name="T1"><text:s text:c="4"/></text:span></text:span><text:span text:style-name="預設段落字型"><text:span text:style-name="T2">國立臺灣大學研發處版權所有</text:span></text:span><text:span text:style-name="預設段落字型"><text:span text:style-name="T1"> </text:span></text:span><text:span text:style-name="預設段落字型"><text:span text:style-name="T3">Copyrights© All rights reserved</text:span></text:span></text:p></draw:text-box></draw:frame><draw:frame draw:style-name="fr1" draw:name="外框2" text:anchor-type="paragraph" svg:x="8.377cm" svg:y="0.108cm" svg:width="9.843cm" style:rel-width="scale" svg:height="0.797cm" style:rel-height="scale" draw:z-index="0"><draw:text-box><text:p text:style-name="Standard"><text:span text:style-name="預設段落字型"><text:span text:style-name="T1"><text:s text:c="10"/></text:span></text:span><text:span text:style-name="預設段落字型"><text:span text:style-name="T3">2015</text:span></text:span><text:span text:style-name="預設段落字型"><text:span text:style-name="T2">年</text:span></text:span><text:span text:style-name="預設段落字型"><text:span text:style-name="T3">5</text:span></text:span><text:span text:style-name="預設段落字型"><text:span text:style-name="T2">月7日國立臺灣大學研究倫理中心修正通過</text:span></text:span></text:p></draw:text-box></draw:frame></text:p>
      <text:p text:style-name="P2">國立臺灣大學行為與社會科學研究倫理委員會</text:p>
      <text:p text:style-name="P2">新案審查申請書</text:p>
      <table:table table:name="表格1" table:style-name="表格1">
        <table:table-column table:style-name="表格1.A"/>
        <table:table-column table:style-name="表格1.B"/>
        <table:table-row table:style-name="表格1.1">
          <table:table-cell table:style-name="表格1.A1" office:value-type="string">
            <text:p text:style-name="P11">NTU-REC計畫編號</text:p>
          </table:table-cell>
          <table:table-cell table:style-name="表格1.B1" office:value-type="string">
            <text:p text:style-name="P43">（由研究倫理中心填寫）</text:p>
          </table:table-cell>
        </table:table-row>
        <table:table-row table:style-name="表格1.1">
          <table:table-cell table:style-name="表格1.A1" office:value-type="string">
            <text:p text:style-name="P44">申請結果</text:p>
          </table:table-cell>
          <table:table-cell table:style-name="表格1.B1" office:value-type="string">
            <text:p text:style-name="P43">（由研究倫理中心填寫）</text:p>
          </table:table-cell>
        </table:table-row>
      </table:table>
      <text:p text:style-name="P3"/>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row table:style-name="表格2.1">
          <table:table-cell table:style-name="表格2.A1" table:number-columns-spanned="4" office:value-type="string">
            <text:p text:style-name="P22">欲提審之委員會</text:p>
          </table:table-cell>
          <table:covered-table-cell/>
          <table:covered-table-cell/>
          <table:covered-table-cell/>
          <table:table-cell table:style-name="表格2.E1" table:number-columns-spanned="4" office:value-type="string">
            <text:p text:style-name="P73"><text:span text:style-name="預設段落字型"><text:span text:style-name="T4">█</text:span></text:span><text:span text:style-name="預設段落字型"><text:span text:style-name="T11">行為與社會科學審查委員會</text:span></text:span><text:span text:style-name="預設段落字型"><text:span text:style-name="T13"> <text:s/></text:span></text:span></text:p>
          </table:table-cell>
          <table:covered-table-cell/>
          <table:covered-table-cell/>
          <table:covered-table-cell/>
        </table:table-row>
        <table:table-row table:style-name="表格2.2">
          <table:table-cell table:style-name="表格2.A2" table:number-columns-spanned="4" office:value-type="string">
            <text:p text:style-name="P22">欲提審之類別</text:p>
          </table:table-cell>
          <table:covered-table-cell/>
          <table:covered-table-cell/>
          <table:covered-table-cell/>
          <table:table-cell table:style-name="表格2.E2" table:number-columns-spanned="4" office:value-type="string">
            <text:p text:style-name="P73"><text:span text:style-name="預設段落字型"><text:span text:style-name="T11">█免除審查</text:span></text:span><text:span text:style-name="預設段落字型"><text:span text:style-name="T4"> <text:s/>□</text:span></text:span><text:span text:style-name="預設段落字型"><text:span text:style-name="T11">微小風險審查</text:span></text:span><text:span text:style-name="預設段落字型"><text:span text:style-name="T13"> <text:s/></text:span></text:span><text:span text:style-name="預設段落字型"><text:span text:style-name="T4">□</text:span></text:span><text:span text:style-name="預設段落字型"><text:span text:style-name="T11">全委員會一般審查</text:span></text:span></text:p>
          </table:table-cell>
          <table:covered-table-cell/>
          <table:covered-table-cell/>
          <table:covered-table-cell/>
        </table:table-row>
        <table:table-row table:style-name="表格2.2">
          <table:table-cell table:style-name="表格2.A2" table:number-rows-spanned="2" table:number-columns-spanned="3" office:value-type="string">
            <text:p text:style-name="P30">計畫名稱</text:p>
          </table:table-cell>
          <table:covered-table-cell/>
          <table:covered-table-cell/>
          <table:table-cell table:style-name="表格2.D3" table:number-columns-spanned="5" office:value-type="string">
            <text:p text:style-name="P22">中文：理解科普文本的簡易效應研究</text:p>
          </table:table-cell>
          <table:covered-table-cell/>
          <table:covered-table-cell/>
          <table:covered-table-cell/>
          <table:covered-table-cell/>
        </table:table-row>
        <table:table-row table:style-name="表格2.2">
          <table:covered-table-cell table:style-name="表格2.A2"/>
          <table:covered-table-cell/>
          <table:covered-table-cell/>
          <table:table-cell table:style-name="表格2.D4" table:number-columns-spanned="5" office:value-type="string">
            <text:p text:style-name="P22">英文：Easiness effects in reading the plain language summaries</text:p>
          </table:table-cell>
          <table:covered-table-cell/>
          <table:covered-table-cell/>
          <table:covered-table-cell/>
          <table:covered-table-cell/>
        </table:table-row>
        <table:table-row table:style-name="表格2.5">
          <table:table-cell table:style-name="表格2.A5" table:number-rows-spanned="4" table:number-columns-spanned="3" office:value-type="string">
            <text:p text:style-name="P30">計畫主持人</text:p>
          </table:table-cell>
          <table:covered-table-cell/>
          <table:covered-table-cell/>
          <table:table-cell table:style-name="表格2.D5" table:number-columns-spanned="5" office:value-type="string">
            <text:p text:style-name="P72"><text:span text:style-name="預設段落字型"><text:span text:style-name="T11">中文姓名</text:span></text:span><text:span text:style-name="預設段落字型"><text:span text:style-name="T4">： <text:s/>陳紹慶 <text:s text:c="10"/></text:span></text:span><text:span text:style-name="預設段落字型"><text:span text:style-name="T14">英文姓名（審查核可證書使用）：</text:span></text:span><text:span text:style-name="預設段落字型"><text:span text:style-name="T16">Sau-Chin Chen</text:span></text:span></text:p>
          </table:table-cell>
          <table:covered-table-cell/>
          <table:covered-table-cell/>
          <table:covered-table-cell/>
          <table:covered-table-cell/>
        </table:table-row>
        <table:table-row table:style-name="表格2.6">
          <table:covered-table-cell table:style-name="表格2.A5"/>
          <table:covered-table-cell/>
          <table:covered-table-cell/>
          <table:table-cell table:style-name="表格2.D6" table:number-columns-spanned="2" office:value-type="string">
            <text:p text:style-name="P14">服務學校/學院/系所</text:p>
          </table:table-cell>
          <table:covered-table-cell/>
          <table:table-cell table:style-name="表格2.F6" office:value-type="string">
            <text:p text:style-name="P99">慈濟大學人文社會學院人類發展與心理學系</text:p>
          </table:table-cell>
          <table:table-cell table:style-name="表格2.G6" office:value-type="string">
            <text:p text:style-name="P75"><text:span text:style-name="預設段落字型"><text:span text:style-name="T11">服務學校/學院/系所</text:span></text:span><text:span text:style-name="預設段落字型"><text:span text:style-name="T14">（英文）</text:span></text:span></text:p>
          </table:table-cell>
          <table:table-cell table:style-name="表格2.H6" office:value-type="string">
            <text:p text:style-name="P101">Department of Human Development and Psychgology, College of Human and Social Science, Tzu-chi University</text:p>
          </table:table-cell>
        </table:table-row>
        <table:table-row table:style-name="表格2.7">
          <table:covered-table-cell table:style-name="表格2.A5"/>
          <table:covered-table-cell/>
          <table:covered-table-cell/>
          <table:table-cell table:style-name="表格2.D7" table:number-columns-spanned="2" office:value-type="string">
            <text:p text:style-name="P75"><text:span text:style-name="預設段落字型"><text:span text:style-name="T11">職</text:span></text:span><text:span text:style-name="預設段落字型"><text:span text:style-name="T13"> <text:s text:c="3"/></text:span></text:span><text:span text:style-name="預設段落字型"><text:span text:style-name="T11">稱</text:span></text:span></text:p>
          </table:table-cell>
          <table:covered-table-cell/>
          <table:table-cell table:style-name="表格2.F7" office:value-type="string">
            <text:p text:style-name="P99">副教授</text:p>
          </table:table-cell>
          <table:table-cell table:style-name="表格2.G7" office:value-type="string">
            <text:p text:style-name="P75"><text:span text:style-name="預設段落字型"><text:span text:style-name="T11">職稱</text:span></text:span><text:span text:style-name="預設段落字型"><text:span text:style-name="T14">（英文）</text:span></text:span></text:p>
          </table:table-cell>
          <table:table-cell table:style-name="表格2.H7" office:value-type="string">
            <text:p text:style-name="P102">Associate Professor</text:p>
          </table:table-cell>
        </table:table-row>
        <table:table-row table:style-name="表格2.8">
          <table:covered-table-cell table:style-name="表格2.A5"/>
          <table:covered-table-cell/>
          <table:covered-table-cell/>
          <table:table-cell table:style-name="表格2.D8" table:number-columns-spanned="2" office:value-type="string">
            <text:p text:style-name="P14">聯絡電話</text:p>
          </table:table-cell>
          <table:covered-table-cell/>
          <table:table-cell table:style-name="表格2.F8" office:value-type="string">
            <text:p text:style-name="P99">(03)8572677#3181</text:p>
          </table:table-cell>
          <table:table-cell table:style-name="表格2.G8" office:value-type="string">
            <text:p text:style-name="P14">電子郵件</text:p>
          </table:table-cell>
          <table:table-cell table:style-name="表格2.H8" office:value-type="string">
            <text:p text:style-name="P102">csc2009@mail.tcu.edu.tw</text:p>
          </table:table-cell>
        </table:table-row>
        <table:table-row table:style-name="表格2.9">
          <table:table-cell table:style-name="表格2.A9" table:number-rows-spanned="3" table:number-columns-spanned="3" office:value-type="string">
            <text:p text:style-name="P14">協同主持人</text:p>
          </table:table-cell>
          <table:covered-table-cell/>
          <table:covered-table-cell/>
          <table:table-cell table:style-name="表格2.D9" table:number-columns-spanned="5" office:value-type="string">
            <text:p text:style-name="P72"><text:span text:style-name="預設段落字型"><text:span text:style-name="T11">姓名</text:span></text:span><text:span text:style-name="預設段落字型"><text:span text:style-name="T4">：</text:span></text:span><text:span text:style-name="預設段落字型"><text:span text:style-name="T23">張祥偉</text:span></text:span></text:p>
          </table:table-cell>
          <table:covered-table-cell/>
          <table:covered-table-cell/>
          <table:covered-table-cell/>
          <table:covered-table-cell/>
        </table:table-row>
        <table:table-row table:style-name="表格2.10">
          <table:covered-table-cell table:style-name="表格2.A9"/>
          <table:covered-table-cell/>
          <table:covered-table-cell/>
          <table:table-cell table:style-name="表格2.D10" table:number-columns-spanned="2" office:value-type="string">
            <text:p text:style-name="P14">服務單位</text:p>
          </table:table-cell>
          <table:covered-table-cell/>
          <table:table-cell table:style-name="表格2.F10" office:value-type="string">
            <text:p text:style-name="P99">慈濟大學人文社會學院人類發展與心理學系</text:p>
          </table:table-cell>
          <table:table-cell table:style-name="表格2.G10" office:value-type="string">
            <text:p text:style-name="P75"><text:span text:style-name="預設段落字型"><text:span text:style-name="T27">職</text:span></text:span><text:span text:style-name="預設段落字型"><text:span text:style-name="T29">稱</text:span></text:span></text:p>
          </table:table-cell>
          <table:table-cell table:style-name="表格2.H10" office:value-type="string">
            <text:p text:style-name="P101">學生</text:p>
          </table:table-cell>
        </table:table-row>
        <table:table-row table:style-name="表格2.11">
          <table:covered-table-cell table:style-name="表格2.A9"/>
          <table:covered-table-cell/>
          <table:covered-table-cell/>
          <table:table-cell table:style-name="表格2.D11" table:number-columns-spanned="2" office:value-type="string">
            <text:p text:style-name="P14">聯絡電話</text:p>
          </table:table-cell>
          <table:covered-table-cell/>
          <table:table-cell table:style-name="表格2.F11" office:value-type="string">
            <text:p text:style-name="P100">0981061270</text:p>
          </table:table-cell>
          <table:table-cell table:style-name="表格2.G11" office:value-type="string">
            <text:p text:style-name="P15">電子郵件</text:p>
          </table:table-cell>
          <table:table-cell table:style-name="表格2.H11" office:value-type="string">
            <text:p text:style-name="P103">107516116@gms.tcu.edu.tw</text:p>
          </table:table-cell>
        </table:table-row>
        <table:table-row table:style-name="表格2.12">
          <table:table-cell table:style-name="表格2.A12" table:number-rows-spanned="3" table:number-columns-spanned="3" office:value-type="string">
            <text:p text:style-name="P14">協同主持人</text:p>
          </table:table-cell>
          <table:covered-table-cell/>
          <table:covered-table-cell/>
          <table:table-cell table:style-name="表格2.D12" table:number-columns-spanned="5" office:value-type="string">
            <text:p text:style-name="P72"><text:span text:style-name="預設段落字型"><text:span text:style-name="T11">姓名</text:span></text:span><text:span text:style-name="預設段落字型"><text:span text:style-name="T4">：</text:span></text:span><text:span text:style-name="預設段落字型"><text:span text:style-name="T23">林子渝</text:span></text:span></text:p>
          </table:table-cell>
          <table:covered-table-cell/>
          <table:covered-table-cell/>
          <table:covered-table-cell/>
          <table:covered-table-cell/>
        </table:table-row>
        <table:table-row table:style-name="表格2.13">
          <table:covered-table-cell table:style-name="表格2.A12"/>
          <table:covered-table-cell/>
          <table:covered-table-cell/>
          <table:table-cell table:style-name="表格2.D13" table:number-columns-spanned="2" office:value-type="string">
            <text:p text:style-name="P14">服務單位</text:p>
          </table:table-cell>
          <table:covered-table-cell/>
          <table:table-cell table:style-name="表格2.F13" office:value-type="string">
            <text:p text:style-name="P77"><text:span text:style-name="預設段落字型"><text:span text:style-name="T23">慈濟大學人文社會學院人類發展與心理學系</text:span></text:span></text:p>
          </table:table-cell>
          <table:table-cell table:style-name="表格2.G13" office:value-type="string">
            <text:p text:style-name="P75"><text:span text:style-name="預設段落字型"><text:span text:style-name="T27">職</text:span></text:span><text:span text:style-name="預設段落字型"><text:span text:style-name="T29">稱</text:span></text:span></text:p>
          </table:table-cell>
          <table:table-cell table:style-name="表格2.H13" office:value-type="string">
            <text:p text:style-name="P101">學生</text:p>
          </table:table-cell>
        </table:table-row>
        <table:table-row table:style-name="表格2.14">
          <table:covered-table-cell table:style-name="表格2.A12"/>
          <table:covered-table-cell/>
          <table:covered-table-cell/>
          <table:table-cell table:style-name="表格2.D14" table:number-columns-spanned="2" office:value-type="string">
            <text:p text:style-name="P14">聯絡電話</text:p>
          </table:table-cell>
          <table:covered-table-cell/>
          <table:table-cell table:style-name="表格2.F14" office:value-type="string">
            <text:p text:style-name="P16">0905022976</text:p>
          </table:table-cell>
          <table:table-cell table:style-name="表格2.G14" office:value-type="string">
            <text:p text:style-name="P15">電子郵件</text:p>
          </table:table-cell>
          <table:table-cell table:style-name="表格2.H14" office:value-type="string">
            <text:p text:style-name="P74"><text:span text:style-name="預設段落字型"><text:span text:style-name="T11">107516113</text:span></text:span><text:span text:style-name="預設段落字型"><text:span text:style-name="T23">@gms.tcu.edu.tw</text:span></text:span></text:p>
          </table:table-cell>
        </table:table-row>
        <table:table-row table:style-name="表格2.15">
          <table:table-cell table:style-name="表格2.A15" table:number-rows-spanned="3" table:number-columns-spanned="3" office:value-type="string">
            <text:p text:style-name="P14">本計畫案</text:p>
            <text:p text:style-name="P14">聯絡人</text:p>
          </table:table-cell>
          <table:covered-table-cell/>
          <table:covered-table-cell/>
          <table:table-cell table:style-name="表格2.D15" table:number-columns-spanned="2" office:value-type="string">
            <text:p text:style-name="P75"><text:span text:style-name="預設段落字型"><text:span text:style-name="T11">姓</text:span></text:span><text:span text:style-name="預設段落字型"><text:span text:style-name="T13"> <text:s text:c="3"/></text:span></text:span><text:span text:style-name="預設段落字型"><text:span text:style-name="T11">名</text:span></text:span></text:p>
          </table:table-cell>
          <table:covered-table-cell/>
          <table:table-cell table:style-name="表格2.F15" office:value-type="string">
            <text:p text:style-name="P16">陳紹慶</text:p>
          </table:table-cell>
          <table:table-cell table:style-name="表格2.G15" office:value-type="string">
            <text:p text:style-name="P76"><text:span text:style-name="預設段落字型"><text:span text:style-name="T11">地</text:span></text:span><text:span text:style-name="預設段落字型"><text:span text:style-name="T13"> <text:s text:c="3"/></text:span></text:span><text:span text:style-name="預設段落字型"><text:span text:style-name="T11">址</text:span></text:span></text:p>
          </table:table-cell>
          <table:table-cell table:style-name="表格2.H15" office:value-type="string">
            <text:p text:style-name="P24">97074 <text:s/>花蓮市介仁街 67 號</text:p>
          </table:table-cell>
        </table:table-row>
        <table:table-row table:style-name="表格2.16">
          <table:covered-table-cell table:style-name="表格2.A15"/>
          <table:covered-table-cell/>
          <table:covered-table-cell/>
          <table:table-cell table:style-name="表格2.D16" table:number-columns-spanned="2" office:value-type="string">
            <text:p text:style-name="P14">服務單位</text:p>
          </table:table-cell>
          <table:covered-table-cell/>
          <table:table-cell table:style-name="表格2.F16" office:value-type="string">
            <text:p text:style-name="P16">慈濟大學</text:p>
          </table:table-cell>
          <table:table-cell table:style-name="表格2.G16" office:value-type="string">
            <text:p text:style-name="P76"><text:span text:style-name="預設段落字型"><text:span text:style-name="T28">職</text:span></text:span><text:span text:style-name="預設段落字型"><text:span text:style-name="T11">稱</text:span></text:span></text:p>
          </table:table-cell>
          <table:table-cell table:style-name="表格2.H16" office:value-type="string">
            <text:p text:style-name="P24">副教授</text:p>
          </table:table-cell>
        </table:table-row>
        <table:table-row table:style-name="表格2.17">
          <table:covered-table-cell table:style-name="表格2.A15"/>
          <table:covered-table-cell/>
          <table:covered-table-cell/>
          <table:table-cell table:style-name="表格2.D17" table:number-columns-spanned="2" office:value-type="string">
            <text:p text:style-name="P14">聯絡電話</text:p>
          </table:table-cell>
          <table:covered-table-cell/>
          <table:table-cell table:style-name="表格2.F17" office:value-type="string">
            <text:p text:style-name="P16">(03)8572677#3181 <text:s/></text:p>
          </table:table-cell>
          <table:table-cell table:style-name="表格2.G17" office:value-type="string">
            <text:p text:style-name="P15">電子郵件</text:p>
          </table:table-cell>
          <table:table-cell table:style-name="表格2.H17" office:value-type="string">
            <text:p text:style-name="P24">csc2009@mail.tcu.edu.tw</text:p>
          </table:table-cell>
        </table:table-row>
        <table:table-row table:style-name="TableLine2070555696656">
          <table:table-cell table:style-name="表格2.A18" table:number-columns-spanned="8" office:value-type="string">
            <text:p text:style-name="P104">研究計畫基本資料</text:p>
          </table:table-cell>
          <table:covered-table-cell/>
          <table:covered-table-cell/>
          <table:covered-table-cell/>
          <table:covered-table-cell/>
          <table:covered-table-cell/>
          <table:covered-table-cell/>
          <table:covered-table-cell/>
        </table:table-row>
        <table:table-row table:style-name="TableLine2070555693936">
          <table:table-cell table:style-name="表格2.A19" table:number-columns-spanned="3" office:value-type="string">
            <text:list xml:id="list3181917090" text:style-name="WW8Num12">
              <text:list-item>
                <text:p text:style-name="P126">計畫目的</text:p>
              </text:list-item>
            </text:list>
            <text:p text:style-name="P107"><text:soft-page-break/>（以500字為限）</text:p>
          </table:table-cell>
          <table:covered-table-cell/>
          <table:covered-table-cell/>
          <table:table-cell table:style-name="表格2.D19" table:number-columns-spanned="5" office:value-type="string">
            <text:p text:style-name="P106"/>
            <text:p text:style-name="P22"><text:soft-page-break/>本研究決定重製 Kerwer et al. (2021) 的主要理由是這份研究總合已被提出的簡易效應(Easiness Effect)假設及指標：比起直接閱讀專業論文 ，無專業知識的讀者閱讀白話文摘要會更能理解專業研究結果，也會更容易接受白話文摘要為可靠的訊息來源，還有更相信可參考白話資訊提供的方法解決實際問題，而且加上副標題的白話文摘要效果更顯著。 Kerwer et al. (2021) 的研究也呈現研究簡易效應的設計規範：白話文摘要的適讀性(Readability)指標應顯著低於學術論文摘要，才能提高簡易效應量測結果的可再現性。</text:p>
            <text:p text:style-name="P8"/>
          </table:table-cell>
          <table:covered-table-cell/>
          <table:covered-table-cell/>
          <table:covered-table-cell/>
          <table:covered-table-cell/>
        </table:table-row>
        <table:table-row table:style-name="TableLine2070555694480">
          <table:table-cell table:style-name="表格2.A20" table:number-columns-spanned="3" office:value-type="string">
            <text:list xml:id="list95802256948305" text:continue-numbering="true" text:style-name="WW8Num12">
              <text:list-item>
                <text:p text:style-name="P126">計畫內容簡述</text:p>
              </text:list-item>
            </text:list>
            <text:p text:style-name="P108">（含研究設計與研究方法，以500字為限）</text:p>
          </table:table-cell>
          <table:covered-table-cell/>
          <table:covered-table-cell/>
          <table:table-cell table:style-name="表格2.D20" table:number-columns-spanned="5" office:value-type="string">
            <text:p text:style-name="P109"/>
            <text:p text:style-name="P23">本研究沿用Kerwer等人的研究程序與摘要文本設定(有標題的白話文摘要、沒標題的白話文摘要、學術摘要)，學術摘要取自於《中華心理學刊》2017 ~ 2020年間發表的期刊論文，對應的白話文摘要取自中華心理學刊網站「心理學任意門」的專欄文章，並加入副標題，構成有副標題的白話文摘要。同意參與研究的受測者，首先回覆性別、出生年份等基本人口統計資料。接著回覆有關心理科學知識權威認知以及科學活動熟悉度等前置問題。接著逐篇閱讀十二篇摘要，以及回答可理解性、科學性、可信度、可參考度、內容充分度、還有是否需要觀看全文等六項問題。每個段落最後呈現的六道知識理解測驗題為是非題，測試受測者確實理解文本內容。</text:p>
            <text:p text:style-name="P23"/>
          </table:table-cell>
          <table:covered-table-cell/>
          <table:covered-table-cell/>
          <table:covered-table-cell/>
          <table:covered-table-cell/>
        </table:table-row>
        <table:table-row table:style-name="TableLine2070555697472">
          <table:table-cell table:style-name="表格2.A20" table:number-columns-spanned="3" office:value-type="string">
            <text:list xml:id="list95801838456367" text:continue-numbering="true" text:style-name="WW8Num12">
              <text:list-item>
                <text:p text:style-name="P127">預訂研究期限</text:p>
              </text:list-item>
            </text:list>
          </table:table-cell>
          <table:covered-table-cell/>
          <table:covered-table-cell/>
          <table:table-cell table:style-name="表格2.D20" table:number-columns-spanned="5" office:value-type="string">
            <text:p text:style-name="P73"><text:span text:style-name="預設段落字型"><text:span text:style-name="T11">西元</text:span></text:span><text:span text:style-name="預設段落字型"><text:span text:style-name="T13"> <text:s text:c="3"/>2022</text:span></text:span><text:span text:style-name="預設段落字型"><text:span text:style-name="T11">年</text:span></text:span><text:span text:style-name="預設段落字型"><text:span text:style-name="T13"> 3</text:span></text:span><text:span text:style-name="預設段落字型"><text:span text:style-name="T11">月</text:span></text:span><text:span text:style-name="預設段落字型"><text:span text:style-name="T13"> <text:s/>1 </text:span></text:span><text:span text:style-name="預設段落字型"><text:span text:style-name="T11">日起</text:span></text:span><text:span text:style-name="預設段落字型"><text:span text:style-name="T13"> </text:span></text:span><text:span text:style-name="預設段落字型"><text:span text:style-name="T11">- 2023 <text:s text:c="2"/>年</text:span></text:span><text:span text:style-name="預設段落字型"><text:span text:style-name="T13"> 12 <text:s/></text:span></text:span><text:span text:style-name="預設段落字型"><text:span text:style-name="T11">月</text:span></text:span><text:span text:style-name="預設段落字型"><text:span text:style-name="T13"> 31 <text:s/></text:span></text:span><text:span text:style-name="預設段落字型"><text:span text:style-name="T11">日迄</text:span></text:span></text:p>
            <text:p text:style-name="P110"/>
          </table:table-cell>
          <table:covered-table-cell/>
          <table:covered-table-cell/>
          <table:covered-table-cell/>
          <table:covered-table-cell/>
        </table:table-row>
        <table:table-row table:style-name="TableLine2070555686320">
          <table:table-cell table:style-name="表格2.A20" table:number-columns-spanned="3" office:value-type="string">
            <text:list xml:id="list95800336004480" text:continue-numbering="true" text:style-name="WW8Num12">
              <text:list-item>
                <text:p text:style-name="P128">研究參與者人數</text:p>
              </text:list-item>
            </text:list>
          </table:table-cell>
          <table:covered-table-cell/>
          <table:covered-table-cell/>
          <table:table-cell table:style-name="表格2.D20" table:number-columns-spanned="5" office:value-type="string">
            <text:p text:style-name="P12">80人</text:p>
          </table:table-cell>
          <table:covered-table-cell/>
          <table:covered-table-cell/>
          <table:covered-table-cell/>
          <table:covered-table-cell/>
        </table:table-row>
        <table:table-row table:style-name="表格2.23">
          <table:table-cell table:style-name="表格2.A23" table:number-columns-spanned="8" office:value-type="string">
            <text:p text:style-name="P28">5.研究計畫經費贊助來源（請填寫中/英文名稱）：</text:p>
            <text:p text:style-name="P25">無</text:p>
          </table:table-cell>
          <table:covered-table-cell/>
          <table:covered-table-cell/>
          <table:covered-table-cell/>
          <table:covered-table-cell/>
          <table:covered-table-cell/>
          <table:covered-table-cell/>
          <table:covered-table-cell/>
        </table:table-row>
        <table:table-row table:style-name="表格2.24">
          <table:table-cell table:style-name="表格2.A24" table:number-columns-spanned="8" office:value-type="string">
            <text:list xml:id="list2047886360" text:style-name="WW8Num8">
              <text:list-item>
                <text:p text:style-name="P130"><text:span text:style-name="預設段落字型"><text:span text:style-name="T11">研究參與者與可能發生的風險性質：</text:span></text:span><text:span text:style-name="預設段落字型"><text:span text:style-name="T30">（本欄位僅申請「免除審查」者須填寫）</text:span></text:span></text:p>
              </text:list-item>
            </text:list>
            <text:p text:style-name="P117"><text:span text:style-name="預設段落字型"><text:span text:style-name="T14">您的研究，是否符合以下</text:span></text:span><text:span text:style-name="預設段落字型"><text:span text:style-name="T11">敘述</text:span></text:span><text:span text:style-name="預設段落字型"><text:span text:style-name="T14">：</text:span></text:span></text:p>
            <text:p text:style-name="P118"><text:span text:style-name="預設段落字型"><text:span text:style-name="T29">研究案件非以未成年人、收容人、原住民、孕婦、身心障礙、精神病患及其他經審查會訂定或判斷受不當脅迫或無法以自由意願做決定者為研究對象，且符合下列情形之一</text:span></text:span><text:span text:style-name="預設段落字型"><text:span text:style-name="T6">：</text:span></text:span></text:p>
            <text:p text:style-name="P122">（1）於公開場合進行之非記名、非互動且非介入性之研究，且無從自蒐集之資訊辨識特定之個人。</text:p>
            <text:p text:style-name="P122">（2）使用已合法公開週知之資訊，且資訊之使用符合其公開週知之目的。</text:p>
            <text:p text:style-name="P122">（3）公務機關執行法定職務，自行或委託專業機構進行之公共政策成效評估研究。</text:p>
            <text:p text:style-name="P122">（4）於一般教學環境中進行之教育評量或測試、教學技巧或成效評估之研究。</text:p>
            <text:p text:style-name="P123">（5）研究計畫屬最低風險，且其研究對象所遭受之風險不高於未參加該研究者，經倫理審查委員會評估得免審查並核發免審證明。本項最低風險，係指研究對象所遭受之危害或不適的機率或強度，不高於日常生活中遭受的危害或不適。</text:p>
            <text:p text:style-name="P119"><text:span text:style-name="預設段落字型"><text:span text:style-name="T35">█</text:span></text:span><text:span text:style-name="預設段落字型"><text:span text:style-name="T14"> <text:s/>是，</text:span></text:span><text:span text:style-name="預設段落字型"><text:span text:style-name="T17">已符合</text:span></text:span><text:span text:style-name="預設段落字型"><text:span text:style-name="T39">NTU-REC</text:span></text:span><text:span text:style-name="預設段落字型"><text:span text:style-name="T17">「免除審查」的條件</text:span></text:span></text:p>
            <text:p text:style-name="P119"><text:span text:style-name="預設段落字型"><text:span text:style-name="T36">□ <text:s/>否。</text:span></text:span><text:span text:style-name="預設段落字型"><text:span text:style-name="T31">很抱歉!</text:span></text:span><text:span text:style-name="預設段落字型"><text:span text:style-name="T37">NTU-REC</text:span></text:span><text:span text:style-name="預設段落字型"><text:span text:style-name="T40">無法同意「免除審查」</text:span></text:span><text:span text:style-name="預設段落字型"><text:span text:style-name="T38">的申請</text:span></text:span></text:p>
          </table:table-cell>
          <table:covered-table-cell/>
          <table:covered-table-cell/>
          <table:covered-table-cell/>
          <table:covered-table-cell/>
          <table:covered-table-cell/>
          <table:covered-table-cell/>
          <table:covered-table-cell/>
        </table:table-row>
        <text:soft-page-break/>
        <table:table-row table:style-name="表格2.25">
          <table:table-cell table:style-name="表格2.A25" table:number-columns-spanned="8" office:value-type="string">
            <text:list xml:id="list95801703868519" text:continue-numbering="true" text:style-name="WW8Num8">
              <text:list-item>
                <text:p text:style-name="P129">研究計畫是否設置資料及安全性監測計畫(DSMP)及資料安全委員會(DSMB)</text:p>
              </text:list-item>
            </text:list>
            <text:p text:style-name="P112"><text:span text:style-name="預設段落字型"><text:span text:style-name="T13"><text:s text:c="2"/></text:span></text:span><text:span text:style-name="預設段落字型"><text:span text:style-name="T32">（</text:span></text:span><text:span text:style-name="預設段落字型"><text:span text:style-name="T30">本欄位僅申請</text:span></text:span><text:span text:style-name="預設段落字型"><text:span text:style-name="T32">「</text:span></text:span><text:span text:style-name="預設段落字型"><text:span text:style-name="T30">微小風險及全委員會一般審查</text:span></text:span><text:span text:style-name="預設段落字型"><text:span text:style-name="T32">」</text:span></text:span><text:span text:style-name="預設段落字型"><text:span text:style-name="T30">者須填寫</text:span></text:span><text:span text:style-name="預設段落字型"><text:span text:style-name="T32">）</text:span></text:span><text:span text:style-name="預設段落字型"><text:span text:style-name="T13"> <text:s text:c="15"/></text:span></text:span></text:p>
            <text:p text:style-name="P111"><text:span text:style-name="預設段落字型"><text:span text:style-name="T30"><text:s text:c="3"/></text:span></text:span><text:span text:style-name="預設段落字型"><text:span text:style-name="T4">□</text:span></text:span><text:span text:style-name="預設段落字型"><text:span text:style-name="T11">否</text:span></text:span></text:p>
            <text:p text:style-name="P113"><text:span text:style-name="預設段落字型"><text:span text:style-name="T4">□</text:span></text:span><text:span text:style-name="預設段落字型"><text:span text:style-name="T11">設置資料及安全性監測計畫(DSMP)，已檢附相關文件</text:span></text:span></text:p>
            <text:p text:style-name="P114"><text:span text:style-name="預設段落字型"><text:span text:style-name="T4">□</text:span></text:span><text:span text:style-name="預設段落字型"><text:span text:style-name="T11">設置資料安全委員會(DSMB)，已檢附相關文件</text:span></text:span></text:p>
            <text:p text:style-name="P39"/>
            <text:p text:style-name="P40">備註：資料及安全性監測計畫(Data and Safety Monitoring Plans, DSMP)目的係確保研究對象參與之安全性，及維持研究資料之完整性與可靠性(Data Integrity and Validity)。計畫主持人應預估研究各式風險，並積極規劃解決對策，以確保受試者安全。</text:p>
            <text:p text:style-name="P115"><text:span text:style-name="預設段落字型"><text:span text:style-name="T13"><text:s text:c="7"/></text:span></text:span><text:span text:style-name="預設段落字型"><text:span text:style-name="T33">資料安全委員會(Data and Safety Monitoring Board, DSMB)指由研究計畫主持人所成立之獨立委員會，其職責在於獨立公正的監測及評估計畫執行、進度與資料數據，並提供計畫主持人對進行中之計畫作適當的決策與處置。研究計畫若涉及下列情況，本委員會審查委員得要求計畫主持人建置DSMP或DSMB並確實執行：</text:span></text:span></text:p>
            <text:p text:style-name="P116"><text:span text:style-name="預設段落字型"><text:span text:style-name="T11">（1）涉及以易受傷害群體為研究對象，例如：未成年人、受刑人、原住民族或少數族群、孕婦、</text:span></text:span><text:span text:style-name="預設段落字型"><text:span text:style-name="T13"> </text:span></text:span><text:span text:style-name="預設段落字型"><text:span text:style-name="T11">境內非本國籍人士、精神病人等。</text:span></text:span></text:p>
            <text:p text:style-name="P41">（2）顯然將出現超過一般風險狀況之研究，尤其是產生嚴重不良反應事件之可能性偏高，或造成死亡、發生嚴重殘疾等高風險研究。</text:p>
            <text:p text:style-name="P42">（3）計畫主持人自行評估「風險利益比」(risk/benefit ratio)後，主動提出DSMP之案件。</text:p>
            <text:p text:style-name="P42">（4）其他特殊情形經審查委員或委員會判斷應以設置者。</text:p>
          </table:table-cell>
          <table:covered-table-cell/>
          <table:covered-table-cell/>
          <table:covered-table-cell/>
          <table:covered-table-cell/>
          <table:covered-table-cell/>
          <table:covered-table-cell/>
          <table:covered-table-cell/>
        </table:table-row>
        <table:table-row table:style-name="表格2.26">
          <table:table-cell table:style-name="表格2.A26" table:number-columns-spanned="8" office:value-type="string">
            <text:p text:style-name="P34">8.有關研究參與者的選取：</text:p>
            <text:list xml:id="list4065679499" text:style-name="WW8Num15">
              <text:list-item>
                <text:p text:style-name="P131"><text:span text:style-name="預設段落字型"><text:span text:style-name="T11">每位研究參與者預計之參與研究期間：</text:span></text:span><text:span text:style-name="預設段落字型"><text:span text:style-name="T41">　30分鐘　</text:span></text:span><text:span text:style-name="預設段落字型"><text:span text:style-name="T42"> <text:s text:c="3"/></text:span></text:span></text:p>
              </text:list-item>
              <text:list-item>
                <text:p text:style-name="P131"><text:span text:style-name="預設段落字型"><text:span text:style-name="T11">年齡範圍：</text:span></text:span><text:span text:style-name="預設段落字型"><text:span text:style-name="T42"> <text:s/>20</text:span></text:span><text:span text:style-name="預設段落字型"><text:span text:style-name="T41">　~　70　</text:span></text:span><text:span text:style-name="預設段落字型"><text:span text:style-name="T42"> </text:span></text:span><text:span text:style-name="預設段落字型"><text:span text:style-name="T41">　</text:span></text:span></text:p>
              </text:list-item>
              <text:list-item>
                <text:p text:style-name="P131"><text:span text:style-name="預設段落字型"><text:span text:style-name="T11">是否限定研究參與者之性別？</text:span></text:span><text:span text:style-name="預設段落字型"><text:span text:style-name="T5">█</text:span></text:span><text:span text:style-name="預設段落字型"><text:span text:style-name="T11">不拘</text:span></text:span><text:span text:style-name="預設段落字型"><text:span text:style-name="T13"> </text:span></text:span><text:span text:style-name="預設段落字型"><text:span text:style-name="T4">□</text:span></text:span><text:span text:style-name="預設段落字型"><text:span text:style-name="T11">限定男性</text:span></text:span><text:span text:style-name="預設段落字型"><text:span text:style-name="T13"> </text:span></text:span><text:span text:style-name="預設段落字型"><text:span text:style-name="T4">□</text:span></text:span><text:span text:style-name="預設段落字型"><text:span text:style-name="T11">限定女性</text:span></text:span><text:span text:style-name="預設段落字型"><text:span text:style-name="T13"> <text:s/></text:span></text:span></text:p>
              </text:list-item>
              <text:list-item>
                <text:p text:style-name="P131"><text:span text:style-name="預設段落字型"><text:span text:style-name="T44">研究參與者是否涉及下列對象：<text:line-break/></text:span></text:span><text:span text:style-name="預設段落字型"><text:span text:style-name="T7">█</text:span></text:span><text:span text:style-name="預設段落字型"><text:span text:style-name="T18">不適用</text:span></text:span><text:span text:style-name="預設段落字型"><text:span text:style-name="T7">，</text:span></text:span><text:span text:style-name="預設段落字型"><text:span text:style-name="T18">請說明</text:span></text:span><text:span text:style-name="預設段落字型"><text:span text:style-name="T7">：</text:span></text:span><text:span text:style-name="預設段落字型"><text:span text:style-name="T19"> <text:s text:c="2"/>本案經由研究案件發包平台徵求參與者，能登錄平台者為有自主意識且身心健全人士，真實身份均無法識別。研究程序亦不收集可識別個人身份之資訊。 <text:s text:c="2"/></text:span></text:span><text:span text:style-name="預設段落字型"><text:span text:style-name="T18"><text:s/>（無須勾選下列選項）</text:span></text:span></text:p>
              </text:list-item>
            </text:list>
            <table:table table:name="表格3" table:style-name="表格3">
              <table:table-column table:style-name="表格3.A"/>
              <table:table-column table:style-name="表格3.B"/>
              <table:table-row table:style-name="TableLine2070555665104">
                <table:table-cell table:style-name="表格3.A1" office:value-type="string">
                  <text:p text:style-name="P52"><text:span text:style-name="預設段落字型"><text:span text:style-name="T44">受刑人</text:span></text:span><text:span text:style-name="預設段落字型"><text:span text:style-name="T11">？</text:span></text:span></text:p>
                </table:table-cell>
                <table:table-cell table:style-name="表格3.A1" office:value-type="string">
                  <text:p text:style-name="P52"><text:span text:style-name="預設段落字型"><text:span text:style-name="T4">□</text:span></text:span><text:span text:style-name="預設段落字型"><text:span text:style-name="T11">否</text:span></text:span><text:span text:style-name="預設段落字型"><text:span text:style-name="T13"> <text:s text:c="2"/></text:span></text:span><text:span text:style-name="預設段落字型"><text:span text:style-name="T4">□</text:span></text:span><text:span text:style-name="預設段落字型"><text:span text:style-name="T11">是</text:span></text:span></text:p>
                </table:table-cell>
              </table:table-row>
              <table:table-row table:style-name="TableLine2070555666736">
                <table:table-cell table:style-name="表格3.A1" office:value-type="string">
                  <text:p text:style-name="P52"><text:span text:style-name="預設段落字型"><text:span text:style-name="T11">計畫主持人、協同主持人之</text:span></text:span><text:span text:style-name="預設段落字型"><text:span text:style-name="T44">部屬或學生</text:span></text:span><text:span text:style-name="預設段落字型"><text:span text:style-name="T11">？</text:span></text:span></text:p>
                </table:table-cell>
                <table:table-cell table:style-name="表格3.A1" office:value-type="string">
                  <text:p text:style-name="P52"><text:span text:style-name="預設段落字型"><text:span text:style-name="T4">□</text:span></text:span><text:span text:style-name="預設段落字型"><text:span text:style-name="T11">否</text:span></text:span><text:span text:style-name="預設段落字型"><text:span text:style-name="T13"> <text:s text:c="2"/></text:span></text:span><text:span text:style-name="預設段落字型"><text:span text:style-name="T4">□</text:span></text:span><text:span text:style-name="預設段落字型"><text:span text:style-name="T11">是</text:span></text:span></text:p>
                </table:table-cell>
              </table:table-row>
              <table:table-row table:style-name="TableLine2070555678160">
                <table:table-cell table:style-name="表格3.A1" office:value-type="string">
                  <text:p text:style-name="P33">孕婦？</text:p>
                </table:table-cell>
                <table:table-cell table:style-name="表格3.A1" office:value-type="string">
                  <text:p text:style-name="P52"><text:span text:style-name="預設段落字型"><text:span text:style-name="T4">□</text:span></text:span><text:span text:style-name="預設段落字型"><text:span text:style-name="T11">否</text:span></text:span><text:span text:style-name="預設段落字型"><text:span text:style-name="T13"> <text:s text:c="2"/></text:span></text:span><text:span text:style-name="預設段落字型"><text:span text:style-name="T4">□</text:span></text:span><text:span text:style-name="預設段落字型"><text:span text:style-name="T11">是</text:span></text:span></text:p>
                </table:table-cell>
              </table:table-row>
              <table:table-row table:style-name="TableLine2070555673536">
                <table:table-cell table:style-name="表格3.A1" office:value-type="string">
                  <text:p text:style-name="P52"><text:span text:style-name="預設段落字型"><text:span text:style-name="T11">7足歲以上，</text:span></text:span><text:span text:style-name="預設段落字型"><text:span text:style-name="T33">未滿20足歲</text:span></text:span><text:span text:style-name="預設段落字型"><text:span text:style-name="T11">之未成年人？</text:span></text:span></text:p>
                </table:table-cell>
                <table:table-cell table:style-name="表格3.A1" office:value-type="string">
                  <text:p text:style-name="P52"><text:span text:style-name="預設段落字型"><text:span text:style-name="T4">□</text:span></text:span><text:span text:style-name="預設段落字型"><text:span text:style-name="T11">否</text:span></text:span><text:span text:style-name="預設段落字型"><text:span text:style-name="T13"> <text:s text:c="2"/></text:span></text:span><text:span text:style-name="預設段落字型"><text:span text:style-name="T4">□</text:span></text:span><text:span text:style-name="預設段落字型"><text:span text:style-name="T11">是</text:span></text:span></text:p>
                </table:table-cell>
              </table:table-row>
              <table:table-row table:style-name="TableLine2070555681424">
                <table:table-cell table:style-name="表格3.A1" office:value-type="string">
                  <text:p text:style-name="P33">未滿7足歲之兒童？</text:p>
                </table:table-cell>
                <table:table-cell table:style-name="表格3.A1" office:value-type="string">
                  <text:p text:style-name="P52"><text:span text:style-name="預設段落字型"><text:span text:style-name="T4">□</text:span></text:span><text:span text:style-name="預設段落字型"><text:span text:style-name="T11">否</text:span></text:span><text:span text:style-name="預設段落字型"><text:span text:style-name="T13"> <text:s text:c="2"/></text:span></text:span><text:span text:style-name="預設段落字型"><text:span text:style-name="T4">□</text:span></text:span><text:span text:style-name="預設段落字型"><text:span text:style-name="T11">是</text:span></text:span></text:p>
                </table:table-cell>
              </table:table-row>
              <table:table-row table:style-name="TableLine2070555675440">
                <table:table-cell table:style-name="表格3.A1" office:value-type="string">
                  <text:p text:style-name="P33">研究執行所在地之少數族群或非本國籍人士？</text:p>
                </table:table-cell>
                <table:table-cell table:style-name="表格3.A1" office:value-type="string">
                  <text:p text:style-name="P52"><text:span text:style-name="預設段落字型"><text:span text:style-name="T4">□</text:span></text:span><text:span text:style-name="預設段落字型"><text:span text:style-name="T11">否</text:span></text:span><text:span text:style-name="預設段落字型"><text:span text:style-name="T13"> <text:s text:c="2"/></text:span></text:span><text:span text:style-name="預設段落字型"><text:span text:style-name="T4">□</text:span></text:span><text:span text:style-name="預設段落字型"><text:span text:style-name="T11">是</text:span></text:span></text:p>
                </table:table-cell>
              </table:table-row>
              <table:table-row table:style-name="TableLine2070555677616">
                <table:table-cell table:style-name="表格3.A1" office:value-type="string">
                  <text:p text:style-name="P33">心智失能或精神疾病者？</text:p>
                </table:table-cell>
                <table:table-cell table:style-name="表格3.A1" office:value-type="string">
                  <text:p text:style-name="P52"><text:span text:style-name="預設段落字型"><text:span text:style-name="T4">□</text:span></text:span><text:span text:style-name="預設段落字型"><text:span text:style-name="T11">否</text:span></text:span><text:span text:style-name="預設段落字型"><text:span text:style-name="T13"> <text:s text:c="2"/></text:span></text:span><text:span text:style-name="預設段落字型"><text:span text:style-name="T4">□</text:span></text:span><text:span text:style-name="預設段落字型"><text:span text:style-name="T11">是</text:span></text:span></text:p>
                </table:table-cell>
              </table:table-row>
              <table:table-row table:style-name="TableLine2070555675168">
                <table:table-cell table:style-name="表格3.A1" office:value-type="string">
                  <text:p text:style-name="P33">中文之聽說讀寫能力尚未達日常生活能力者？</text:p>
                </table:table-cell>
                <table:table-cell table:style-name="表格3.A1" office:value-type="string">
                  <text:p text:style-name="P52"><text:span text:style-name="預設段落字型"><text:span text:style-name="T4">□</text:span></text:span><text:span text:style-name="預設段落字型"><text:span text:style-name="T11">否</text:span></text:span><text:span text:style-name="預設段落字型"><text:span text:style-name="T13"> <text:s text:c="2"/></text:span></text:span><text:span text:style-name="預設段落字型"><text:span text:style-name="T4">□</text:span></text:span><text:span text:style-name="預設段落字型"><text:span text:style-name="T11">是</text:span></text:span></text:p>
                </table:table-cell>
              </table:table-row>
            </table:table>
            <text:p text:style-name="P53"><text:span text:style-name="預設段落字型"><text:span text:style-name="T44"><text:line-break/></text:span></text:span><text:span text:style-name="預設段落字型"><text:span text:style-name="T11">上述對象，若有勾選「是」者，請分別說明需要此類研究參與者之原因：<text:line-break/></text:span></text:span><text:span text:style-name="預設段落字型"><text:span text:style-name="T41"> <text:s text:c="78"/></text:span></text:span></text:p>
            <text:list xml:id="list95801958725459" text:continue-numbering="true" text:style-name="WW8Num15">
              <text:list-item>
                <text:p text:style-name="P131"><text:span text:style-name="預設段落字型"><text:span text:style-name="T44">若不選擇上述(4)當中的人士為研究參與者，是否您的</text:span></text:span><text:span text:style-name="預設段落字型"><text:span text:style-name="T11">研究同樣能執行並得到相同結果?</text:span></text:span></text:p>
              </text:list-item>
            </text:list>
            <text:p text:style-name="P53"><text:soft-page-break/><text:span text:style-name="預設段落字型"><text:span text:style-name="T4">□</text:span></text:span><text:span text:style-name="預設段落字型"><text:span text:style-name="T11">否</text:span></text:span><text:span text:style-name="預設段落字型"><text:span text:style-name="T13"> </text:span></text:span><text:span text:style-name="預設段落字型"><text:span text:style-name="T4">□</text:span></text:span><text:span text:style-name="預設段落字型"><text:span text:style-name="T11">是</text:span></text:span><text:span text:style-name="預設段落字型"><text:span text:style-name="T13"> </text:span></text:span><text:span text:style-name="預設段落字型"><text:span text:style-name="T14">□不適用</text:span></text:span></text:p>
            <text:list xml:id="list95802074959134" text:continue-numbering="true" text:style-name="WW8Num15">
              <text:list-item>
                <text:p text:style-name="P132"><text:span text:style-name="預設段落字型"><text:span text:style-name="T11">若您的研究涉及7足歲以上，</text:span></text:span><text:span text:style-name="預設段落字型"><text:span text:style-name="T33">未滿20足歲</text:span></text:span><text:span text:style-name="預設段落字型"><text:span text:style-name="T11">之未成年人，應以取得法定代理人同意為完整之知情同意程序；但研究者得申請由研究倫理委員會依個案判定無須取得法定代理人同意。您是否向研究倫理委員會申請無須取得法定代理人同意?</text:span></text:span></text:p>
              </text:list-item>
            </text:list>
            <text:p text:style-name="P54"><text:span text:style-name="預設段落字型"><text:span text:style-name="T4">□</text:span></text:span><text:span text:style-name="預設段落字型"><text:span text:style-name="T11">否，請取得法定代理人之同意方完成知情同意程序</text:span></text:span></text:p>
            <text:p text:style-name="P55"><text:span text:style-name="預設段落字型"><text:span text:style-name="T4">□</text:span></text:span><text:span text:style-name="預設段落字型"><text:span text:style-name="T11">是，研究倫理中心將轉送研究倫理委員會判定</text:span></text:span></text:p>
            <text:p text:style-name="P55"><text:span text:style-name="預設段落字型"><text:span text:style-name="T11">並請說明原因</text:span></text:span><text:span text:style-name="預設段落字型"><text:span text:style-name="T4">：</text:span></text:span><text:span text:style-name="預設段落字型"><text:span text:style-name="T13"> <text:s/></text:span></text:span><text:span text:style-name="預設段落字型"><text:span text:style-name="T42"><text:s text:c="60"/></text:span></text:span></text:p>
            <text:p text:style-name="P55"><text:span text:style-name="預設段落字型"><text:span text:style-name="T7">█</text:span></text:span><text:span text:style-name="預設段落字型"><text:span text:style-name="T14">不適用</text:span></text:span><text:span text:style-name="預設段落字型"><text:span text:style-name="T4">，</text:span></text:span><text:span text:style-name="預設段落字型"><text:span text:style-name="T14">請說明</text:span></text:span><text:span text:style-name="預設段落字型"><text:span text:style-name="T4">：</text:span></text:span><text:span text:style-name="預設段落字型"><text:span text:style-name="T21"> <text:s text:c="2"/>同第4點，本案不需直接聯絡參與者。 <text:s text:c="54"/></text:span></text:span></text:p>
            <text:list xml:id="list95801377887697" text:continue-numbering="true" text:style-name="WW8Num15">
              <text:list-item>
                <text:p text:style-name="P131"><text:span text:style-name="預設段落字型"><text:span text:style-name="T11">是否以侵入性方式採集研究參與者之生物樣本？</text:span></text:span><text:span text:style-name="預設段落字型"><text:span text:style-name="T13"> </text:span></text:span><text:span text:style-name="預設段落字型"><text:span text:style-name="T7">█</text:span></text:span><text:span text:style-name="預設段落字型"><text:span text:style-name="T11">否</text:span></text:span><text:span text:style-name="預設段落字型"><text:span text:style-name="T13"> <text:s text:c="2"/></text:span></text:span></text:p>
              </text:list-item>
            </text:list>
            <text:p text:style-name="P53"><text:span text:style-name="預設段落字型"><text:span text:style-name="T4">□</text:span></text:span><text:span text:style-name="預設段落字型"><text:span text:style-name="T11">是，請說明需要此類研究參與者之原因：</text:span></text:span><text:span text:style-name="預設段落字型"><text:span text:style-name="T42"> <text:s text:c="40"/></text:span></text:span></text:p>
            <text:list xml:id="list95801335362590" text:continue-numbering="true" text:style-name="WW8Num15">
              <text:list-item>
                <text:p text:style-name="P131"><text:span text:style-name="預設段落字型"><text:span text:style-name="T11">是否有其他研究參與者的選取條件：</text:span></text:span><text:span text:style-name="預設段落字型"><text:span text:style-name="T7">█</text:span></text:span><text:span text:style-name="預設段落字型"><text:span text:style-name="T11">否，</text:span></text:span><text:span text:style-name="預設段落字型"><text:span text:style-name="T4">□</text:span></text:span><text:span text:style-name="預設段落字型"><text:span text:style-name="T11">是</text:span></text:span><text:span text:style-name="預設段落字型"><text:span text:style-name="T13"> <text:s/></text:span></text:span><text:span text:style-name="預設段落字型"><text:span text:style-name="T42"><text:s text:c="37"/></text:span></text:span></text:p>
              </text:list-item>
            </text:list>
            <text:p text:style-name="P5">（涉及人類研究參與者之研究計畫，請隨本申請書附上「知情同意書」）<text:line-break/></text:p>
          </table:table-cell>
          <table:covered-table-cell/>
          <table:covered-table-cell/>
          <table:covered-table-cell/>
          <table:covered-table-cell/>
          <table:covered-table-cell/>
          <table:covered-table-cell/>
          <table:covered-table-cell/>
        </table:table-row>
        <table:table-row table:style-name="表格2.27">
          <table:table-cell table:style-name="表格2.A27" table:number-columns-spanned="8" office:value-type="string">
            <text:p text:style-name="P34">9.招募研究參與者方式：</text:p>
            <text:p text:style-name="P78"><text:span text:style-name="預設段落字型"><text:span text:style-name="T4">□</text:span></text:span><text:span text:style-name="預設段落字型"><text:span text:style-name="T11">計畫主持人(含協同主持人)口頭介紹</text:span></text:span></text:p>
            <text:p text:style-name="P78"><text:span text:style-name="預設段落字型"><text:span text:style-name="T4">□</text:span></text:span><text:span text:style-name="預設段落字型"><text:span text:style-name="T11">海報廣告；張貼地點：</text:span></text:span><text:span text:style-name="預設段落字型"><text:span text:style-name="T42"> <text:s text:c="46"/></text:span></text:span></text:p>
            <text:p text:style-name="P78"><text:span text:style-name="預設段落字型"><text:span text:style-name="T4">□</text:span></text:span><text:span text:style-name="預設段落字型"><text:span text:style-name="T11">網路廣告：公告網站之名稱與網址：</text:span></text:span><text:span text:style-name="預設段落字型"><text:span text:style-name="T42"> <text:s text:c="34"/></text:span></text:span></text:p>
            <text:p text:style-name="P78"><text:span text:style-name="預設段落字型"><text:span text:style-name="T4">□</text:span></text:span><text:span text:style-name="預設段落字型"><text:span text:style-name="T11">其他：</text:span></text:span><text:span text:style-name="預設段落字型"><text:span text:style-name="T42"> <text:s text:c="13"/></text:span></text:span><text:span text:style-name="預設段落字型"><text:span text:style-name="T25"><text:s text:c="51"/></text:span></text:span><text:span text:style-name="預設段落字型"><text:span text:style-name="T26"><text:line-break/></text:span></text:span><text:span text:style-name="預設段落字型"><text:span text:style-name="T15">（說明：若使用次級資料，請提供資料庫名稱</text:span></text:span><text:span text:style-name="預設段落字型"><text:span text:style-name="T22"> <text:s text:c="6"/></text:span></text:span><text:span text:style-name="預設段落字型"><text:span text:style-name="T15">，建置單位</text:span></text:span><text:span text:style-name="預設段落字型"><text:span text:style-name="T22"> <text:s text:c="5"/></text:span></text:span><text:span text:style-name="預設段落字型"><text:span text:style-name="T15">）<text:line-break/> <text:s text:c="3"/></text:span></text:span><text:span text:style-name="預設段落字型"><text:span text:style-name="T8">█</text:span></text:span><text:span text:style-name="預設段落字型"><text:span text:style-name="T14">不適用</text:span></text:span><text:span text:style-name="預設段落字型"><text:span text:style-name="T4">，</text:span></text:span><text:span text:style-name="預設段落字型"><text:span text:style-name="T14">請說明</text:span></text:span><text:span text:style-name="預設段落字型"><text:span text:style-name="T4">：</text:span></text:span><text:span text:style-name="預設段落字型"><text:span text:style-name="T21"> <text:s/>本案於案件發包平台上架，參與者經平台方宣傳管道得知本案資訊，自行決定是否參與。 <text:s text:c="3"/></text:span></text:span></text:p>
            <text:p text:style-name="P4">（請隨本申請書附上招募研究參與者方式的說明或文宣、廣告樣本）<text:line-break/></text:p>
          </table:table-cell>
          <table:covered-table-cell/>
          <table:covered-table-cell/>
          <table:covered-table-cell/>
          <table:covered-table-cell/>
          <table:covered-table-cell/>
          <table:covered-table-cell/>
          <table:covered-table-cell/>
        </table:table-row>
        <table:table-row table:style-name="表格2.28">
          <table:table-cell table:style-name="表格2.A28" table:number-columns-spanned="8" office:value-type="string">
            <text:p text:style-name="P56"><text:span text:style-name="預設段落字型"><text:span text:style-name="T11">10.</text:span></text:span><text:span text:style-name="預設段落字型"><text:span text:style-name="T4"> </text:span></text:span><text:span text:style-name="預設段落字型"><text:span text:style-name="T14">知情同意程序及知情同意書</text:span></text:span><text:span text:style-name="預設段落字型"><text:span text:style-name="T4">：</text:span></text:span><text:span text:style-name="預設段落字型"><text:span text:style-name="T14"><text:line-break/> <text:s text:c="2"/></text:span></text:span><text:span text:style-name="預設段落字型"><text:span text:style-name="T7">█</text:span></text:span><text:span text:style-name="預設段落字型"><text:span text:style-name="T14">因研究之特殊設計</text:span></text:span><text:span text:style-name="預設段落字型"><text:span text:style-name="T4">，</text:span></text:span><text:span text:style-name="預設段落字型"><text:span text:style-name="T14">已申請免除研究參與者知情同意書或修正知情同意要素</text:span></text:span></text:p>
            <text:p text:style-name="P79"><text:span text:style-name="預設段落字型"><text:span text:style-name="T11">申請免除原因簡述：</text:span></text:span><text:span text:style-name="預設段落字型"><text:span text:style-name="T42"> <text:s text:c="2"/>本案為網路化實驗，考慮網頁瀏覽器版面設計與參與者閱讀舒適性，須使用簡化的知情同意書。</text:span></text:span><text:span text:style-name="預設段落字型"><text:span text:style-name="T43"> <text:s text:c="5"/></text:span></text:span></text:p>
            <text:p text:style-name="P9">（請隨本申請書附上「免除研究參與者同意或修正知情同意要素」申請書）</text:p>
            <text:p text:style-name="P9"/>
            <text:p text:style-name="P62"><text:span text:style-name="預設段落字型"><text:span text:style-name="T4">□</text:span></text:span><text:span text:style-name="預設段落字型"><text:span text:style-name="T14">未申請免除研究參與者知情同意書或修正知情同意要素</text:span></text:span><text:span text:style-name="預設段落字型"><text:span text:style-name="T4"><text:line-break/></text:span></text:span><text:span text:style-name="預設段落字型"><text:span text:style-name="T44">請簡述取得研究參與者同意之程序(含在何時間、地點、以何方式由誰向研究參與者或其法定代理人解釋並取得同意等)：</text:span></text:span><text:span text:style-name="預設段落字型"><text:span text:style-name="T45"> <text:s text:c="6"/></text:span></text:span><text:span text:style-name="預設段落字型"><text:span text:style-name="T42"><text:s text:c="11"/></text:span></text:span><text:span text:style-name="預設段落字型"><text:span text:style-name="T25"><text:s text:c="41"/></text:span></text:span></text:p>
            <text:p text:style-name="P10">（請隨本申請書附上「研究參與者知情同意書」）</text:p>
          </table:table-cell>
          <table:covered-table-cell/>
          <table:covered-table-cell/>
          <table:covered-table-cell/>
          <table:covered-table-cell/>
          <table:covered-table-cell/>
          <table:covered-table-cell/>
          <table:covered-table-cell/>
        </table:table-row>
        <table:table-row table:style-name="表格2.29">
          <table:table-cell table:style-name="表格2.A29" table:number-columns-spanned="8" office:value-type="string">
            <text:p text:style-name="P89">11. 與研究參與者相關之研究設計與方法</text:p>
            <text:p text:style-name="P91">您的研究是否涉及與研究參與者的直接互動?</text:p>
            <text:p text:style-name="P120">□ <text:s/>是，煩請繼續完成下表</text:p>
            <text:p text:style-name="P121"><text:span text:style-name="預設段落字型"><text:span text:style-name="T34">█</text:span></text:span><text:span text:style-name="預設段落字型"><text:span text:style-name="T36"> <text:s/>否</text:span></text:span></text:p>
            <text:p text:style-name="P91"><text:soft-page-break/></text:p>
            <text:p text:style-name="P63"><text:span text:style-name="預設段落字型"><text:span text:style-name="T44">在您的研究中，涉及與研究參與者直接互動的研究設計與方法為（</text:span></text:span><text:span text:style-name="預設段落字型"><text:span text:style-name="T46">請勾選所有適當選項</text:span></text:span><text:span text:style-name="預設段落字型"><text:span text:style-name="T44">）：</text:span></text:span></text:p>
            <text:p text:style-name="P45">□訪談</text:p>
            <text:p text:style-name="P45">□教育與心理測驗</text:p>
            <text:p text:style-name="P45">□問卷</text:p>
            <text:p text:style-name="P45">□觀察</text:p>
            <text:p text:style-name="P45">□訓練</text:p>
            <text:p text:style-name="P63"><text:span text:style-name="預設段落字型"><text:span text:style-name="T20">□其他，請說明：</text:span></text:span><text:span text:style-name="預設段落字型"><text:span text:style-name="T42"> <text:s text:c="10"/></text:span></text:span><text:span text:style-name="預設段落字型"><text:span text:style-name="T25"><text:s text:c="59"/></text:span></text:span></text:p>
            <text:p text:style-name="P63"><text:span text:style-name="預設段落字型"><text:span text:style-name="T7">█</text:span></text:span><text:span text:style-name="預設段落字型"><text:span text:style-name="T14">不適用</text:span></text:span><text:span text:style-name="預設段落字型"><text:span text:style-name="T4">，</text:span></text:span><text:span text:style-name="預設段落字型"><text:span text:style-name="T14">請說明</text:span></text:span><text:span text:style-name="預設段落字型"><text:span text:style-name="T4">：</text:span></text:span><text:span text:style-name="預設段落字型"><text:span text:style-name="T21"> <text:s text:c="2"/>本案為網路化實驗，參與者自行閱讀程序說明了解實驗方法，實驗前後設定自願回答問題，供研究者評估完成研究的參與者確實充分理解程序重點。 <text:s text:c="60"/></text:span></text:span></text:p>
            <text:p text:style-name="P81"/>
            <text:p text:style-name="P63"><text:span text:style-name="預設段落字型"><text:span text:style-name="T44">在您的研究中，是否以</text:span></text:span><text:span text:style-name="預設段落字型"><text:span text:style-name="T20">任何技術形式的錄音、錄影、照相、文字，來</text:span></text:span><text:span text:style-name="預設段落字型"><text:span text:style-name="T44">記錄與研究參與者的互動情形?</text:span></text:span></text:p>
            <text:p text:style-name="P63"><text:span text:style-name="預設段落字型"><text:span text:style-name="T20">□有</text:span></text:span><text:span text:style-name="預設段落字型"><text:span text:style-name="T9">：</text:span></text:span><text:span text:style-name="預設段落字型"><text:span text:style-name="T20">包含□錄音</text:span></text:span><text:span text:style-name="預設段落字型"><text:span text:style-name="T9">、</text:span></text:span><text:span text:style-name="預設段落字型"><text:span text:style-name="T20">□錄影</text:span></text:span><text:span text:style-name="預設段落字型"><text:span text:style-name="T9">、</text:span></text:span><text:span text:style-name="預設段落字型"><text:span text:style-name="T20">□照相</text:span></text:span><text:span text:style-name="預設段落字型"><text:span text:style-name="T9">、</text:span></text:span><text:span text:style-name="預設段落字型"><text:span text:style-name="T20">□文字</text:span></text:span></text:p>
            <text:p text:style-name="P63"><text:span text:style-name="預設段落字型"><text:span text:style-name="T10">█</text:span></text:span><text:span text:style-name="預設段落字型"><text:span text:style-name="T20">無</text:span></text:span></text:p>
            <text:p text:style-name="P63"><text:span text:style-name="預設段落字型"><text:span text:style-name="T20">□其他，請說明：</text:span></text:span><text:span text:style-name="預設段落字型"><text:span text:style-name="T42"> <text:s text:c="10"/></text:span></text:span><text:span text:style-name="預設段落字型"><text:span text:style-name="T25"><text:s text:c="59"/></text:span></text:span></text:p>
            <text:p text:style-name="P61"><text:span text:style-name="預設段落字型"><text:span text:style-name="T14"><text:s text:c="4"/>□不適用</text:span></text:span><text:span text:style-name="預設段落字型"><text:span text:style-name="T4">，</text:span></text:span><text:span text:style-name="預設段落字型"><text:span text:style-name="T14">請說明</text:span></text:span><text:span text:style-name="預設段落字型"><text:span text:style-name="T4">：</text:span></text:span><text:span text:style-name="預設段落字型"><text:span text:style-name="T21"> <text:s text:c="63"/></text:span></text:span></text:p>
          </table:table-cell>
          <table:covered-table-cell/>
          <table:covered-table-cell/>
          <table:covered-table-cell/>
          <table:covered-table-cell/>
          <table:covered-table-cell/>
          <table:covered-table-cell/>
          <table:covered-table-cell/>
        </table:table-row>
        <table:table-row table:style-name="表格2.30">
          <table:table-cell table:style-name="表格2.A30" table:number-columns-spanned="8" office:value-type="string">
            <text:p text:style-name="P89">12.研究參與者個人可辨識資訊的保護與處置措施</text:p>
            <text:p text:style-name="P90">在您研究進行的前、中、後，涉及研究參與者個人可辨識資訊的保護與處置措施是：</text:p>
            <text:p text:style-name="P58"><text:span text:style-name="預設段落字型"><text:span text:style-name="T10">█</text:span></text:span><text:span text:style-name="預設段落字型"><text:span text:style-name="T20">本研究完全不涉及</text:span></text:span><text:span text:style-name="預設段落字型"><text:span text:style-name="T44">研究參與者個人可辨識資訊</text:span></text:span></text:p>
            <text:p text:style-name="P59"><text:span text:style-name="預設段落字型"><text:span text:style-name="T20">□</text:span></text:span><text:span text:style-name="預設段落字型"><text:span text:style-name="T44">研究進行前、中、後，凡涉及研究參與者個人可辨識資訊，於研究完成後將以去連結方式處理</text:span></text:span></text:p>
            <text:p text:style-name="P58"><text:span text:style-name="預設段落字型"><text:span text:style-name="T20">□</text:span></text:span><text:span text:style-name="預設段落字型"><text:span text:style-name="T44">研究進行前、中、後，只有本研究相關人員才能取得研究參與者個人可辨識資訊</text:span></text:span></text:p>
            <text:p text:style-name="P58"><text:span text:style-name="預設段落字型"><text:span text:style-name="T20">□本研究相關人員以外的人，也可取得</text:span></text:span><text:span text:style-name="預設段落字型"><text:span text:style-name="T44">研究參與者之個人可辨識資訊，e.g. 公開發表</text:span></text:span></text:p>
            <text:p text:style-name="P56"><text:span text:style-name="預設段落字型"><text:span text:style-name="T20"><text:s text:c="4"/>□其他處置可能，請說明：</text:span></text:span><text:span text:style-name="預設段落字型"><text:span text:style-name="T42"> <text:s text:c="54"/></text:span></text:span></text:p>
          </table:table-cell>
          <table:covered-table-cell/>
          <table:covered-table-cell/>
          <table:covered-table-cell/>
          <table:covered-table-cell/>
          <table:covered-table-cell/>
          <table:covered-table-cell/>
          <table:covered-table-cell/>
        </table:table-row>
        <table:table-row table:style-name="表格2.31">
          <table:table-cell table:style-name="表格2.A31" table:number-columns-spanned="8" office:value-type="string">
            <text:p text:style-name="P57"><text:span text:style-name="預設段落字型"><text:span text:style-name="T44">13.</text:span></text:span><text:span text:style-name="預設段落字型"><text:span text:style-name="T47">計畫主持人或協同主持人如與本計畫研究委託者有下列關係時，應揭露之，請勾選並說明：</text:span></text:span></text:p>
            <text:p text:style-name="P64"><text:span text:style-name="預設段落字型"><text:span text:style-name="T10">█</text:span></text:span><text:span text:style-name="預設段落字型"><text:span text:style-name="T47">無</text:span></text:span></text:p>
            <text:p text:style-name="P64"><text:span text:style-name="預設段落字型"><text:span text:style-name="T9">□</text:span></text:span><text:span text:style-name="預設段落字型"><text:span text:style-name="T47">有聘僱關係或長期支薪之顧問</text:span></text:span></text:p>
            <text:p text:style-name="P64"><text:span text:style-name="預設段落字型"><text:span text:style-name="T9">□</text:span></text:span><text:span text:style-name="預設段落字型"><text:span text:style-name="T29">本人、配偶與三親等以內之親屬對該研究計畫委託者或團體之投資足以影響計畫結果</text:span></text:span></text:p>
            <text:p text:style-name="P60"><text:span text:style-name="預設段落字型"><text:span text:style-name="T9">□</text:span></text:span><text:span text:style-name="預設段落字型"><text:span text:style-name="T47">對研究之產品擁有專利、商標、版權等權利</text:span></text:span></text:p>
            <text:p text:style-name="P60"><text:soft-page-break/><text:span text:style-name="預設段落字型"><text:span text:style-name="T9">□</text:span></text:span><text:span text:style-name="預設段落字型"><text:span text:style-name="T47">已接受或將接受到之財務價值足以影響計畫結果</text:span></text:span></text:p>
            <text:p text:style-name="P92">說明：</text:p>
            <text:p text:style-name="P92"/>
            <text:p text:style-name="P92"/>
            <text:p text:style-name="P98"/>
          </table:table-cell>
          <table:covered-table-cell/>
          <table:covered-table-cell/>
          <table:covered-table-cell/>
          <table:covered-table-cell/>
          <table:covered-table-cell/>
          <table:covered-table-cell/>
          <table:covered-table-cell/>
        </table:table-row>
        <table:table-row table:style-name="表格2.32">
          <table:table-cell table:style-name="表格2.A32" table:number-columns-spanned="8" office:value-type="string">
            <text:p text:style-name="P105">計畫主持人自我檢核</text:p>
            <text:p text:style-name="P124"><text:span text:style-name="預設段落字型"><text:span text:style-name="T24">為提昇您在撰寫研究計畫的品質，煩請您仔細閱讀下列事項，並請選擇合適的</text:span></text:span><text:span text:style-name="預設段落字型"><text:span text:style-name="T23">□打勾；若勾選任一項「無」或「否」者，煩請於每一大項之最末欄說明原因。此部份並不是審核的依據或判定標準，但可使NTU-REC更瞭解您的研究計畫，並提供更多有助於審查的資訊。</text:span></text:span></text:p>
          </table:table-cell>
          <table:covered-table-cell/>
          <table:covered-table-cell/>
          <table:covered-table-cell/>
          <table:covered-table-cell/>
          <table:covered-table-cell/>
          <table:covered-table-cell/>
          <table:covered-table-cell/>
        </table:table-row>
        <table:table-row table:style-name="表格2.33">
          <table:table-cell table:style-name="表格2.A33" table:number-columns-spanned="8" office:value-type="string">
            <text:p text:style-name="P46">計畫書設計：</text:p>
          </table:table-cell>
          <table:covered-table-cell/>
          <table:covered-table-cell/>
          <table:covered-table-cell/>
          <table:covered-table-cell/>
          <table:covered-table-cell/>
          <table:covered-table-cell/>
          <table:covered-table-cell/>
        </table:table-row>
        <table:table-row table:style-name="表格2.34">
          <table:table-cell table:style-name="表格2.A34" table:number-columns-spanned="8" office:value-type="string">
            <text:p text:style-name="P51"><text:span text:style-name="預設段落字型"><text:span text:style-name="T44">計畫書內容包含</text:span></text:span><text:span text:style-name="預設段落字型"><text:span text:style-name="T12">：</text:span></text:span></text:p>
          </table:table-cell>
          <table:covered-table-cell/>
          <table:covered-table-cell/>
          <table:covered-table-cell/>
          <table:covered-table-cell/>
          <table:covered-table-cell/>
          <table:covered-table-cell/>
          <table:covered-table-cell/>
        </table:table-row>
        <table:table-row table:style-name="表格2.35">
          <table:table-cell table:style-name="表格2.A35" office:value-type="string">
            <text:p text:style-name="P13">有</text:p>
          </table:table-cell>
          <table:table-cell table:style-name="表格2.B35" office:value-type="string">
            <text:p text:style-name="P13">無</text:p>
          </table:table-cell>
          <table:table-cell table:style-name="表格2.C35" table:number-columns-spanned="6" office:value-type="string">
            <text:p text:style-name="P13">內容</text:p>
          </table:table-cell>
          <table:covered-table-cell/>
          <table:covered-table-cell/>
          <table:covered-table-cell/>
          <table:covered-table-cell/>
          <table:covered-table-cell/>
        </table:table-row>
        <table:table-row table:style-name="表格2.36">
          <table:table-cell table:style-name="表格2.A36" office:value-type="string">
            <text:p text:style-name="P80">█</text:p>
          </table:table-cell>
          <table:table-cell table:style-name="表格2.B36" office:value-type="string">
            <text:p text:style-name="P82">□</text:p>
          </table:table-cell>
          <table:table-cell table:style-name="表格2.C36" table:number-columns-spanned="6" office:value-type="string">
            <text:p text:style-name="P17">中/英文計畫名稱</text:p>
          </table:table-cell>
          <table:covered-table-cell/>
          <table:covered-table-cell/>
          <table:covered-table-cell/>
          <table:covered-table-cell/>
          <table:covered-table-cell/>
        </table:table-row>
        <table:table-row table:style-name="表格2.37">
          <table:table-cell table:style-name="表格2.A37" office:value-type="string">
            <text:p text:style-name="P80">█</text:p>
          </table:table-cell>
          <table:table-cell table:style-name="表格2.B37" office:value-type="string">
            <text:p text:style-name="P82">□</text:p>
          </table:table-cell>
          <table:table-cell table:style-name="表格2.C37" table:number-columns-spanned="6" office:value-type="string">
            <text:p text:style-name="P17">主要主持人及協同主持人姓名</text:p>
          </table:table-cell>
          <table:covered-table-cell/>
          <table:covered-table-cell/>
          <table:covered-table-cell/>
          <table:covered-table-cell/>
          <table:covered-table-cell/>
        </table:table-row>
        <table:table-row table:style-name="表格2.38">
          <table:table-cell table:style-name="表格2.A38" office:value-type="string">
            <text:p text:style-name="P80">█</text:p>
          </table:table-cell>
          <table:table-cell table:style-name="表格2.B38" office:value-type="string">
            <text:p text:style-name="P82">□</text:p>
          </table:table-cell>
          <table:table-cell table:style-name="表格2.C38" table:number-columns-spanned="6" office:value-type="string">
            <text:p text:style-name="P17">研究主題說明</text:p>
          </table:table-cell>
          <table:covered-table-cell/>
          <table:covered-table-cell/>
          <table:covered-table-cell/>
          <table:covered-table-cell/>
          <table:covered-table-cell/>
        </table:table-row>
        <table:table-row table:style-name="表格2.39">
          <table:table-cell table:style-name="表格2.A39" office:value-type="string">
            <text:p text:style-name="P80">█</text:p>
          </table:table-cell>
          <table:table-cell table:style-name="表格2.B39" office:value-type="string">
            <text:p text:style-name="P82">□</text:p>
          </table:table-cell>
          <table:table-cell table:style-name="表格2.C39" table:number-columns-spanned="6" office:value-type="string">
            <text:p text:style-name="P17">研究目的及背景說明（包括學理根據及有關文獻報告）</text:p>
          </table:table-cell>
          <table:covered-table-cell/>
          <table:covered-table-cell/>
          <table:covered-table-cell/>
          <table:covered-table-cell/>
          <table:covered-table-cell/>
        </table:table-row>
        <table:table-row table:style-name="表格2.40">
          <table:table-cell table:style-name="表格2.A40" office:value-type="string">
            <text:p text:style-name="P80">█</text:p>
          </table:table-cell>
          <table:table-cell table:style-name="表格2.B40" office:value-type="string">
            <text:p text:style-name="P82">□</text:p>
          </table:table-cell>
          <table:table-cell table:style-name="表格2.C40" table:number-columns-spanned="6" office:value-type="string">
            <text:p text:style-name="P17">研究方法與程序</text:p>
          </table:table-cell>
          <table:covered-table-cell/>
          <table:covered-table-cell/>
          <table:covered-table-cell/>
          <table:covered-table-cell/>
          <table:covered-table-cell/>
        </table:table-row>
        <table:table-row table:style-name="表格2.41">
          <table:table-cell table:style-name="表格2.A41" office:value-type="string">
            <text:p text:style-name="P80">█</text:p>
          </table:table-cell>
          <table:table-cell table:style-name="表格2.B41" office:value-type="string">
            <text:p text:style-name="P82">□</text:p>
          </table:table-cell>
          <table:table-cell table:style-name="表格2.C41" table:number-columns-spanned="6" office:value-type="string">
            <text:p text:style-name="P18">研究參與者選擇標準</text:p>
          </table:table-cell>
          <table:covered-table-cell/>
          <table:covered-table-cell/>
          <table:covered-table-cell/>
          <table:covered-table-cell/>
          <table:covered-table-cell/>
        </table:table-row>
        <table:table-row table:style-name="表格2.42">
          <table:table-cell table:style-name="表格2.A42" office:value-type="string">
            <text:p text:style-name="P80">█</text:p>
          </table:table-cell>
          <table:table-cell table:style-name="表格2.B42" office:value-type="string">
            <text:p text:style-name="P82">□</text:p>
          </table:table-cell>
          <table:table-cell table:style-name="表格2.C42" table:number-columns-spanned="6" office:value-type="string">
            <text:p text:style-name="P27">研究設計與流程</text:p>
          </table:table-cell>
          <table:covered-table-cell/>
          <table:covered-table-cell/>
          <table:covered-table-cell/>
          <table:covered-table-cell/>
          <table:covered-table-cell/>
        </table:table-row>
        <table:table-row table:style-name="表格2.43">
          <table:table-cell table:style-name="表格2.A43" office:value-type="string">
            <text:p text:style-name="P80">█</text:p>
          </table:table-cell>
          <table:table-cell table:style-name="表格2.B43" office:value-type="string">
            <text:p text:style-name="P82">□</text:p>
          </table:table-cell>
          <table:table-cell table:style-name="表格2.C43" table:number-columns-spanned="6" office:value-type="string">
            <text:p text:style-name="P27">研究期限與進度</text:p>
          </table:table-cell>
          <table:covered-table-cell/>
          <table:covered-table-cell/>
          <table:covered-table-cell/>
          <table:covered-table-cell/>
          <table:covered-table-cell/>
        </table:table-row>
        <table:table-row table:style-name="表格2.44">
          <table:table-cell table:style-name="表格2.A44" office:value-type="string">
            <text:p text:style-name="P80">█</text:p>
          </table:table-cell>
          <table:table-cell table:style-name="表格2.B44" office:value-type="string">
            <text:p text:style-name="P82">□</text:p>
          </table:table-cell>
          <table:table-cell table:style-name="表格2.C44" table:number-columns-spanned="6" office:value-type="string">
            <text:p text:style-name="P27">資料之蒐集處理評估及統計分析方法</text:p>
          </table:table-cell>
          <table:covered-table-cell/>
          <table:covered-table-cell/>
          <table:covered-table-cell/>
          <table:covered-table-cell/>
          <table:covered-table-cell/>
        </table:table-row>
        <table:table-row table:style-name="表格2.45">
          <table:table-cell table:style-name="表格2.A45" office:value-type="string">
            <text:p text:style-name="P80">█</text:p>
          </table:table-cell>
          <table:table-cell table:style-name="表格2.B45" office:value-type="string">
            <text:p text:style-name="P82">□</text:p>
          </table:table-cell>
          <table:table-cell table:style-name="表格2.C45" table:number-columns-spanned="6" office:value-type="string">
            <text:p text:style-name="P20">對研究參與者身心上可能產生之危害與利益之說明</text:p>
          </table:table-cell>
          <table:covered-table-cell/>
          <table:covered-table-cell/>
          <table:covered-table-cell/>
          <table:covered-table-cell/>
          <table:covered-table-cell/>
        </table:table-row>
        <table:table-row table:style-name="表格2.46">
          <table:table-cell table:style-name="表格2.A46" office:value-type="string">
            <text:p text:style-name="P80">█</text:p>
          </table:table-cell>
          <table:table-cell table:style-name="表格2.B46" office:value-type="string">
            <text:p text:style-name="P82">□</text:p>
          </table:table-cell>
          <table:table-cell table:style-name="表格2.C46" table:number-columns-spanned="6" office:value-type="string">
            <text:p text:style-name="P20">說明對研究參與者財務上可能產生之危害與利益之說明</text:p>
          </table:table-cell>
          <table:covered-table-cell/>
          <table:covered-table-cell/>
          <table:covered-table-cell/>
          <table:covered-table-cell/>
          <table:covered-table-cell/>
        </table:table-row>
        <table:table-row table:style-name="表格2.47">
          <table:table-cell table:style-name="表格2.A47" office:value-type="string">
            <text:p text:style-name="P80">█</text:p>
          </table:table-cell>
          <table:table-cell table:style-name="表格2.B47" office:value-type="string">
            <text:p text:style-name="P82">□</text:p>
          </table:table-cell>
          <table:table-cell table:style-name="表格2.C47" table:number-columns-spanned="6" office:value-type="string">
            <text:p text:style-name="P20">計畫主持人或共同主持人可能存在之利益衝突之說明</text:p>
          </table:table-cell>
          <table:covered-table-cell/>
          <table:covered-table-cell/>
          <table:covered-table-cell/>
          <table:covered-table-cell/>
          <table:covered-table-cell/>
        </table:table-row>
        <table:table-row table:style-name="表格2.48">
          <table:table-cell table:style-name="表格2.A48" office:value-type="string">
            <text:p text:style-name="P80">█</text:p>
          </table:table-cell>
          <table:table-cell table:style-name="表格2.B48" office:value-type="string">
            <text:p text:style-name="P82">□</text:p>
          </table:table-cell>
          <table:table-cell table:style-name="表格2.C48" table:number-columns-spanned="6" office:value-type="string">
            <text:p text:style-name="P20">文獻/其他資料</text:p>
          </table:table-cell>
          <table:covered-table-cell/>
          <table:covered-table-cell/>
          <table:covered-table-cell/>
          <table:covered-table-cell/>
          <table:covered-table-cell/>
        </table:table-row>
        <table:table-row table:style-name="表格2.49">
          <table:table-cell table:style-name="表格2.A49" table:number-columns-spanned="8" office:value-type="string">
            <text:p text:style-name="P6">若上所列之自我檢核表中有勾選任一項「無」者，煩請於此欄位說明原因：</text:p>
            <text:p text:style-name="P48"/>
            <text:p text:style-name="P48"/>
            <text:p text:style-name="P48"/>
          </table:table-cell>
          <table:covered-table-cell/>
          <table:covered-table-cell/>
          <table:covered-table-cell/>
          <table:covered-table-cell/>
          <table:covered-table-cell/>
          <table:covered-table-cell/>
          <table:covered-table-cell/>
        </table:table-row>
        <table:table-row table:style-name="表格2.50">
          <table:table-cell table:style-name="表格2.A50" table:number-columns-spanned="8" office:value-type="string">
            <text:p text:style-name="P48">研究參與者說明及知情同意書檢核表：</text:p>
          </table:table-cell>
          <table:covered-table-cell/>
          <table:covered-table-cell/>
          <table:covered-table-cell/>
          <table:covered-table-cell/>
          <table:covered-table-cell/>
          <table:covered-table-cell/>
          <table:covered-table-cell/>
        </table:table-row>
        <table:table-row table:style-name="表格2.51">
          <table:table-cell table:style-name="表格2.A51" table:number-columns-spanned="8" office:value-type="string">
            <text:p text:style-name="P65"><text:span text:style-name="預設段落字型"><text:span text:style-name="T11">一般原則</text:span></text:span><text:span text:style-name="預設段落字型"><text:span text:style-name="T12">：</text:span></text:span></text:p>
          </table:table-cell>
          <table:covered-table-cell/>
          <table:covered-table-cell/>
          <table:covered-table-cell/>
          <table:covered-table-cell/>
          <table:covered-table-cell/>
          <table:covered-table-cell/>
          <table:covered-table-cell/>
        </table:table-row>
        <table:table-row table:style-name="表格2.52">
          <table:table-cell table:style-name="表格2.A52" office:value-type="string">
            <text:p text:style-name="P13">是</text:p>
          </table:table-cell>
          <table:table-cell table:style-name="表格2.B52" office:value-type="string">
            <text:p text:style-name="P13">否</text:p>
          </table:table-cell>
          <table:table-cell table:style-name="表格2.C52" table:number-columns-spanned="6" office:value-type="string">
            <text:p text:style-name="P13">內容</text:p>
          </table:table-cell>
          <table:covered-table-cell/>
          <table:covered-table-cell/>
          <table:covered-table-cell/>
          <table:covered-table-cell/>
          <table:covered-table-cell/>
        </table:table-row>
        <table:table-row table:style-name="表格2.53">
          <table:table-cell table:style-name="表格2.A53" office:value-type="string">
            <text:p text:style-name="P80">█</text:p>
          </table:table-cell>
          <table:table-cell table:style-name="表格2.B53" office:value-type="string">
            <text:p text:style-name="P82">□</text:p>
          </table:table-cell>
          <table:table-cell table:style-name="表格2.C53" table:number-columns-spanned="6" office:value-type="string">
            <text:p text:style-name="P29">已參考NTU-REC建議的知情同意書樣本與格式（可於研究倫理中心網頁上取得）。</text:p>
          </table:table-cell>
          <table:covered-table-cell/>
          <table:covered-table-cell/>
          <table:covered-table-cell/>
          <table:covered-table-cell/>
          <table:covered-table-cell/>
        </table:table-row>
        <table:table-row table:style-name="表格2.54">
          <table:table-cell table:style-name="表格2.A54" office:value-type="string">
            <text:p text:style-name="P80">█</text:p>
          </table:table-cell>
          <table:table-cell table:style-name="表格2.B54" office:value-type="string">
            <text:p text:style-name="P82">□</text:p>
          </table:table-cell>
          <table:table-cell table:style-name="表格2.C54" table:number-columns-spanned="6" office:value-type="string">
            <text:p text:style-name="P69"><text:span text:style-name="預設段落字型"><text:span text:style-name="T11">研究參與者說明及同意書內容以通順、口語化之中文詳述，避免直接翻譯並注意</text:span></text:span><text:soft-page-break/><text:span text:style-name="預設段落字型"><text:span text:style-name="T11">語意通順及避免錯字產生，</text:span></text:span><text:span text:style-name="預設段落字型"><text:span text:style-name="T12">應以具國中程度中文能力者都能夠理解為原則</text:span></text:span><text:span text:style-name="預設段落字型"><text:span text:style-name="T11">。</text:span></text:span></text:p>
          </table:table-cell>
          <table:covered-table-cell/>
          <table:covered-table-cell/>
          <table:covered-table-cell/>
          <table:covered-table-cell/>
          <table:covered-table-cell/>
        </table:table-row>
        <table:table-row table:style-name="表格2.55">
          <table:table-cell table:style-name="表格2.A55" table:number-columns-spanned="8" office:value-type="string">
            <text:p text:style-name="P35">研究中研究參與者之主要納入與排除條件：</text:p>
          </table:table-cell>
          <table:covered-table-cell/>
          <table:covered-table-cell/>
          <table:covered-table-cell/>
          <table:covered-table-cell/>
          <table:covered-table-cell/>
          <table:covered-table-cell/>
          <table:covered-table-cell/>
        </table:table-row>
        <table:table-row table:style-name="表格2.56">
          <table:table-cell table:style-name="表格2.A56" office:value-type="string">
            <text:p text:style-name="P13">是</text:p>
          </table:table-cell>
          <table:table-cell table:style-name="表格2.B56" office:value-type="string">
            <text:p text:style-name="P13">否</text:p>
          </table:table-cell>
          <table:table-cell table:style-name="表格2.C56" table:number-columns-spanned="6" office:value-type="string">
            <text:p text:style-name="P13">內容</text:p>
          </table:table-cell>
          <table:covered-table-cell/>
          <table:covered-table-cell/>
          <table:covered-table-cell/>
          <table:covered-table-cell/>
          <table:covered-table-cell/>
        </table:table-row>
        <table:table-row table:style-name="表格2.57">
          <table:table-cell table:style-name="表格2.A57" office:value-type="string">
            <text:p text:style-name="P83">█</text:p>
          </table:table-cell>
          <table:table-cell table:style-name="表格2.B57" office:value-type="string">
            <text:p text:style-name="P82">□</text:p>
          </table:table-cell>
          <table:table-cell table:style-name="表格2.C57" table:number-columns-spanned="6" office:value-type="string">
            <text:p text:style-name="P29">研究參與者說明及知情同意書在提及「納入條件」或「排除條件」之處，均以「符合下列條件者，適合參加本研究」及「若有下列情況者，不能參加本研究」等易懂的字句表達。</text:p>
          </table:table-cell>
          <table:covered-table-cell/>
          <table:covered-table-cell/>
          <table:covered-table-cell/>
          <table:covered-table-cell/>
          <table:covered-table-cell/>
        </table:table-row>
        <table:table-row table:style-name="表格2.58">
          <table:table-cell table:style-name="表格2.A58" table:number-columns-spanned="8" office:value-type="string">
            <text:p text:style-name="P36">研究方法及相關檢核：</text:p>
          </table:table-cell>
          <table:covered-table-cell/>
          <table:covered-table-cell/>
          <table:covered-table-cell/>
          <table:covered-table-cell/>
          <table:covered-table-cell/>
          <table:covered-table-cell/>
          <table:covered-table-cell/>
        </table:table-row>
        <table:table-row table:style-name="表格2.59">
          <table:table-cell table:style-name="表格2.A59" office:value-type="string">
            <text:p text:style-name="P13">是</text:p>
          </table:table-cell>
          <table:table-cell table:style-name="表格2.B59" office:value-type="string">
            <text:p text:style-name="P13">否</text:p>
          </table:table-cell>
          <table:table-cell table:style-name="表格2.C59" table:number-columns-spanned="6" office:value-type="string">
            <text:p text:style-name="P13">內容</text:p>
          </table:table-cell>
          <table:covered-table-cell/>
          <table:covered-table-cell/>
          <table:covered-table-cell/>
          <table:covered-table-cell/>
          <table:covered-table-cell/>
        </table:table-row>
        <table:table-row table:style-name="表格2.60">
          <table:table-cell table:style-name="表格2.A60" office:value-type="string">
            <text:p text:style-name="P80">█</text:p>
          </table:table-cell>
          <table:table-cell table:style-name="表格2.B60" office:value-type="string">
            <text:p text:style-name="P80">□</text:p>
          </table:table-cell>
          <table:table-cell table:style-name="表格2.C60" table:number-columns-spanned="6" office:value-type="string">
            <text:p text:style-name="P19">以口語化之中文詳述研究方法與程序。</text:p>
          </table:table-cell>
          <table:covered-table-cell/>
          <table:covered-table-cell/>
          <table:covered-table-cell/>
          <table:covered-table-cell/>
          <table:covered-table-cell/>
        </table:table-row>
        <table:table-row table:style-name="表格2.61">
          <table:table-cell table:style-name="表格2.A61" office:value-type="string">
            <text:p text:style-name="P80">█</text:p>
          </table:table-cell>
          <table:table-cell table:style-name="表格2.B61" office:value-type="string">
            <text:p text:style-name="P82">□</text:p>
          </table:table-cell>
          <table:table-cell table:style-name="表格2.C61" table:number-columns-spanned="6" office:value-type="string">
            <text:p text:style-name="P19">知情同意程序中將會向研究參與者說明預計之參與研究期間。</text:p>
          </table:table-cell>
          <table:covered-table-cell/>
          <table:covered-table-cell/>
          <table:covered-table-cell/>
          <table:covered-table-cell/>
          <table:covered-table-cell/>
        </table:table-row>
        <table:table-row table:style-name="表格2.62">
          <table:table-cell table:style-name="表格2.A62" office:value-type="string">
            <text:p text:style-name="P133">█</text:p>
          </table:table-cell>
          <table:table-cell table:style-name="表格2.B62" office:value-type="string">
            <text:p text:style-name="P133">□</text:p>
          </table:table-cell>
          <table:table-cell table:style-name="表格2.C62" table:number-columns-spanned="6" office:value-type="string">
            <text:p text:style-name="P19">知情同意程序中將會向研究參與者說明大約的研究參與者人數。</text:p>
          </table:table-cell>
          <table:covered-table-cell/>
          <table:covered-table-cell/>
          <table:covered-table-cell/>
          <table:covered-table-cell/>
          <table:covered-table-cell/>
        </table:table-row>
        <table:table-row table:style-name="表格2.63">
          <table:table-cell table:style-name="表格2.A63" table:number-columns-spanned="8" office:value-type="string">
            <text:p text:style-name="P70"><text:span text:style-name="預設段落字型"><text:span text:style-name="T11">機密性</text:span></text:span><text:span text:style-name="預設段落字型"><text:span text:style-name="T12">：</text:span></text:span></text:p>
          </table:table-cell>
          <table:covered-table-cell/>
          <table:covered-table-cell/>
          <table:covered-table-cell/>
          <table:covered-table-cell/>
          <table:covered-table-cell/>
          <table:covered-table-cell/>
          <table:covered-table-cell/>
        </table:table-row>
        <table:table-row table:style-name="表格2.64">
          <table:table-cell table:style-name="表格2.A64" office:value-type="string">
            <text:p text:style-name="P13">是</text:p>
          </table:table-cell>
          <table:table-cell table:style-name="表格2.B64" office:value-type="string">
            <text:p text:style-name="P13">否</text:p>
          </table:table-cell>
          <table:table-cell table:style-name="表格2.C64" table:number-columns-spanned="6" office:value-type="string">
            <text:p text:style-name="P13">內容</text:p>
          </table:table-cell>
          <table:covered-table-cell/>
          <table:covered-table-cell/>
          <table:covered-table-cell/>
          <table:covered-table-cell/>
          <table:covered-table-cell/>
        </table:table-row>
        <table:table-row table:style-name="表格2.65">
          <table:table-cell table:style-name="表格2.A65" office:value-type="string">
            <text:p text:style-name="P80">█</text:p>
          </table:table-cell>
          <table:table-cell table:style-name="表格2.B65" office:value-type="string">
            <text:p text:style-name="P82">□</text:p>
          </table:table-cell>
          <table:table-cell table:style-name="表格2.C65" table:number-columns-spanned="6" office:value-type="string">
            <text:p text:style-name="P19">對研究參與者之可辨識資料保密並符合相關法規要求，且若研究結果發表或研究結果被第三者取得，研究參與者的身分也不會外洩。</text:p>
          </table:table-cell>
          <table:covered-table-cell/>
          <table:covered-table-cell/>
          <table:covered-table-cell/>
          <table:covered-table-cell/>
          <table:covered-table-cell/>
        </table:table-row>
        <table:table-row table:style-name="表格2.66">
          <table:table-cell table:style-name="表格2.A66" table:number-columns-spanned="8" office:value-type="string">
            <text:p text:style-name="P37">損害補償與保險：</text:p>
          </table:table-cell>
          <table:covered-table-cell/>
          <table:covered-table-cell/>
          <table:covered-table-cell/>
          <table:covered-table-cell/>
          <table:covered-table-cell/>
          <table:covered-table-cell/>
          <table:covered-table-cell/>
        </table:table-row>
        <table:table-row table:style-name="表格2.67">
          <table:table-cell table:style-name="表格2.A67" office:value-type="string">
            <text:p text:style-name="P13">有</text:p>
          </table:table-cell>
          <table:table-cell table:style-name="表格2.B67" office:value-type="string">
            <text:p text:style-name="P13">無</text:p>
          </table:table-cell>
          <table:table-cell table:style-name="表格2.C67" table:number-columns-spanned="6" office:value-type="string">
            <text:p text:style-name="P13">內容</text:p>
          </table:table-cell>
          <table:covered-table-cell/>
          <table:covered-table-cell/>
          <table:covered-table-cell/>
          <table:covered-table-cell/>
          <table:covered-table-cell/>
        </table:table-row>
        <table:table-row table:style-name="表格2.68">
          <table:table-cell table:style-name="表格2.A68" office:value-type="string">
            <text:p text:style-name="P82">□</text:p>
          </table:table-cell>
          <table:table-cell table:style-name="表格2.B68" office:value-type="string">
            <text:p text:style-name="P80">█</text:p>
          </table:table-cell>
          <table:table-cell table:style-name="表格2.C68" table:number-columns-spanned="6" office:value-type="string">
            <text:p text:style-name="P71"><text:span text:style-name="預設段落字型"><text:span text:style-name="T11">知情同意程序中應說明研究參與者因參與研究而發生相關傷害時，是否可得到之補償或治療；如有可獲得之</text:span></text:span><text:span text:style-name="預設段落字型"><text:span text:style-name="T12">補助</text:span></text:span><text:span text:style-name="預設段落字型"><text:span text:style-name="T11">或有應支付之費用或保險機制，應主動告知研究參與者。</text:span></text:span></text:p>
          </table:table-cell>
          <table:covered-table-cell/>
          <table:covered-table-cell/>
          <table:covered-table-cell/>
          <table:covered-table-cell/>
          <table:covered-table-cell/>
        </table:table-row>
        <table:table-row table:style-name="表格2.69">
          <table:table-cell table:style-name="表格2.A69" table:number-columns-spanned="8" office:value-type="string">
            <text:p text:style-name="P37">研究參與者之權利：</text:p>
          </table:table-cell>
          <table:covered-table-cell/>
          <table:covered-table-cell/>
          <table:covered-table-cell/>
          <table:covered-table-cell/>
          <table:covered-table-cell/>
          <table:covered-table-cell/>
          <table:covered-table-cell/>
        </table:table-row>
        <table:table-row table:style-name="表格2.70">
          <table:table-cell table:style-name="表格2.A70" office:value-type="string">
            <text:p text:style-name="P13">有</text:p>
          </table:table-cell>
          <table:table-cell table:style-name="表格2.B70" office:value-type="string">
            <text:p text:style-name="P13">無</text:p>
          </table:table-cell>
          <table:table-cell table:style-name="表格2.C70" table:number-columns-spanned="6" office:value-type="string">
            <text:p text:style-name="P13">內容</text:p>
          </table:table-cell>
          <table:covered-table-cell/>
          <table:covered-table-cell/>
          <table:covered-table-cell/>
          <table:covered-table-cell/>
          <table:covered-table-cell/>
        </table:table-row>
        <table:table-row table:style-name="表格2.71">
          <table:table-cell table:style-name="表格2.A71" office:value-type="string">
            <text:p text:style-name="P80">█</text:p>
          </table:table-cell>
          <table:table-cell table:style-name="表格2.B71" office:value-type="string">
            <text:p text:style-name="P82">□</text:p>
          </table:table-cell>
          <table:table-cell table:style-name="表格2.C71" table:number-columns-spanned="6" office:value-type="string">
            <text:p text:style-name="P71"><text:span text:style-name="預設段落字型"><text:span text:style-name="T11">知情同意程序中應說明若有與研究相關的最新資訊，而可能影響研究參與者繼續參與研究之意願，應立即告知研究參與者</text:span></text:span><text:span text:style-name="預設段落字型"><text:span text:style-name="T12">、法定代理人</text:span></text:span><text:span text:style-name="預設段落字型"><text:span text:style-name="T11">或有同意權之人。</text:span></text:span></text:p>
          </table:table-cell>
          <table:covered-table-cell/>
          <table:covered-table-cell/>
          <table:covered-table-cell/>
          <table:covered-table-cell/>
          <table:covered-table-cell/>
        </table:table-row>
        <table:table-row table:style-name="表格2.72">
          <table:table-cell table:style-name="表格2.A72" office:value-type="string">
            <text:p text:style-name="P80">█</text:p>
          </table:table-cell>
          <table:table-cell table:style-name="表格2.B72" office:value-type="string">
            <text:p text:style-name="P82">□</text:p>
          </table:table-cell>
          <table:table-cell table:style-name="表格2.C72" table:number-columns-spanned="6" office:value-type="string">
            <text:p text:style-name="P19">知情同意程序中將明確表達可進一步獲知有關研究之資訊和研究參與者權利之聯絡人，及與研究相關之傷害發生時之聯絡人。</text:p>
          </table:table-cell>
          <table:covered-table-cell/>
          <table:covered-table-cell/>
          <table:covered-table-cell/>
          <table:covered-table-cell/>
          <table:covered-table-cell/>
        </table:table-row>
        <table:table-row table:style-name="表格2.73">
          <table:table-cell table:style-name="表格2.A73" office:value-type="string">
            <text:p text:style-name="P80">█</text:p>
          </table:table-cell>
          <table:table-cell table:style-name="表格2.B73" office:value-type="string">
            <text:p text:style-name="P82">□</text:p>
          </table:table-cell>
          <table:table-cell table:style-name="表格2.C73" table:number-columns-spanned="6" office:value-type="string">
            <text:p text:style-name="P19">知情同意程序中將確實表達額外的報酬，例如車馬費、營養費、禮品、酬金、成績加分、額外學分……等。</text:p>
          </table:table-cell>
          <table:covered-table-cell/>
          <table:covered-table-cell/>
          <table:covered-table-cell/>
          <table:covered-table-cell/>
          <table:covered-table-cell/>
        </table:table-row>
        <table:table-row table:style-name="表格2.74">
          <table:table-cell table:style-name="表格2.A74" office:value-type="string">
            <text:p text:style-name="P80">█</text:p>
          </table:table-cell>
          <table:table-cell table:style-name="表格2.B74" office:value-type="string">
            <text:p text:style-name="P82">□</text:p>
          </table:table-cell>
          <table:table-cell table:style-name="表格2.C74" table:number-columns-spanned="6" office:value-type="string">
            <text:p text:style-name="P19">知情同意程序中應表明研究主持人之姓名及可確實聯絡上的電話。</text:p>
          </table:table-cell>
          <table:covered-table-cell/>
          <table:covered-table-cell/>
          <table:covered-table-cell/>
          <table:covered-table-cell/>
          <table:covered-table-cell/>
        </table:table-row>
        <table:table-row table:style-name="表格2.75">
          <table:table-cell table:style-name="表格2.A75" table:number-columns-spanned="8" office:value-type="string">
            <text:p text:style-name="P70"><text:span text:style-name="預設段落字型"><text:span text:style-name="T11">研究</text:span></text:span><text:span text:style-name="預設段落字型"><text:span text:style-name="T12">之退出與中止：</text:span></text:span></text:p>
          </table:table-cell>
          <table:covered-table-cell/>
          <table:covered-table-cell/>
          <table:covered-table-cell/>
          <table:covered-table-cell/>
          <table:covered-table-cell/>
          <table:covered-table-cell/>
          <table:covered-table-cell/>
        </table:table-row>
        <table:table-row table:style-name="表格2.76">
          <table:table-cell table:style-name="表格2.A76" office:value-type="string">
            <text:p text:style-name="P13">是</text:p>
          </table:table-cell>
          <table:table-cell table:style-name="表格2.B76" office:value-type="string">
            <text:p text:style-name="P13">否</text:p>
          </table:table-cell>
          <table:table-cell table:style-name="表格2.C76" table:number-columns-spanned="6" office:value-type="string">
            <text:p text:style-name="P13">內容</text:p>
          </table:table-cell>
          <table:covered-table-cell/>
          <table:covered-table-cell/>
          <table:covered-table-cell/>
          <table:covered-table-cell/>
          <table:covered-table-cell/>
        </table:table-row>
        <table:table-row table:style-name="表格2.77">
          <table:table-cell table:style-name="表格2.A77" office:value-type="string">
            <text:p text:style-name="P80">█</text:p>
          </table:table-cell>
          <table:table-cell table:style-name="表格2.B77" office:value-type="string">
            <text:p text:style-name="P82">□</text:p>
          </table:table-cell>
          <table:table-cell table:style-name="表格2.C77" table:number-columns-spanned="6" office:value-type="string">
            <text:p text:style-name="P19">知情同意程序可使研究參與者明白參與此研究是完全自願性的，可不同意參與研究或可以在任何時間退出研究，而不會有任何歧視、處罰或損及其應得之利益…等不良後果。</text:p>
          </table:table-cell>
          <table:covered-table-cell/>
          <table:covered-table-cell/>
          <table:covered-table-cell/>
          <table:covered-table-cell/>
          <table:covered-table-cell/>
        </table:table-row>
        <table:table-row table:style-name="表格2.78">
          <table:table-cell table:style-name="表格2.A78" table:number-columns-spanned="8" office:value-type="string">
            <text:p text:style-name="P37">簽名：</text:p>
          </table:table-cell>
          <table:covered-table-cell/>
          <table:covered-table-cell/>
          <table:covered-table-cell/>
          <table:covered-table-cell/>
          <table:covered-table-cell/>
          <table:covered-table-cell/>
          <table:covered-table-cell/>
        </table:table-row>
        <text:soft-page-break/>
        <table:table-row table:style-name="表格2.79">
          <table:table-cell table:style-name="表格2.A79" office:value-type="string">
            <text:p text:style-name="P13">是</text:p>
          </table:table-cell>
          <table:table-cell table:style-name="表格2.B79" office:value-type="string">
            <text:p text:style-name="P13">否</text:p>
          </table:table-cell>
          <table:table-cell table:style-name="表格2.C79" table:number-columns-spanned="6" office:value-type="string">
            <text:p text:style-name="P13">內容</text:p>
          </table:table-cell>
          <table:covered-table-cell/>
          <table:covered-table-cell/>
          <table:covered-table-cell/>
          <table:covered-table-cell/>
          <table:covered-table-cell/>
        </table:table-row>
        <table:table-row table:style-name="表格2.80">
          <table:table-cell table:style-name="表格2.A80" office:value-type="string">
            <text:p text:style-name="P82">□</text:p>
          </table:table-cell>
          <table:table-cell table:style-name="表格2.B80" office:value-type="string">
            <text:p text:style-name="P80">█</text:p>
          </table:table-cell>
          <table:table-cell table:style-name="表格2.C80" table:number-columns-spanned="6" office:value-type="string">
            <text:p text:style-name="P19">若非申請免除知情同意書或修正知情同意內容，知情同意書是否為一式2份，簽署完畢後，正本由研究主持人留存，副本由簽署人留存。</text:p>
          </table:table-cell>
          <table:covered-table-cell/>
          <table:covered-table-cell/>
          <table:covered-table-cell/>
          <table:covered-table-cell/>
          <table:covered-table-cell/>
        </table:table-row>
        <table:table-row table:style-name="表格2.81">
          <table:table-cell table:style-name="表格2.A81" table:number-columns-spanned="8" office:value-type="string">
            <text:p text:style-name="P6">若上所列之自我檢核表中有勾選任一項「否」或「無」者，煩請於此欄位說明原因：</text:p>
            <text:p text:style-name="P84">(1) 本研究依預置網頁順序呈現，每頁均有題項說明及反應指示，集中在知情同意書詳述程序，反而干擾參與者理解。(2)因過程中雙方無真實接觸，參與者發生因參與研究而導致意外的可能性極低，同意書內僅做免責聲明。(<text:span text:style-name="T48">3</text:span>) 本研究不準備紙本同意書，同意書網頁需勾選同意，才能正式啟動實驗程序。</text:p>
            <text:p text:style-name="P7"/>
            <text:p text:style-name="P7"/>
          </table:table-cell>
          <table:covered-table-cell/>
          <table:covered-table-cell/>
          <table:covered-table-cell/>
          <table:covered-table-cell/>
          <table:covered-table-cell/>
          <table:covered-table-cell/>
          <table:covered-table-cell/>
        </table:table-row>
        <table:table-row table:style-name="表格2.82">
          <table:table-cell table:style-name="表格2.A82" table:number-columns-spanned="8" office:value-type="string">
            <text:p text:style-name="P49">科學與倫理審查要點：</text:p>
          </table:table-cell>
          <table:covered-table-cell/>
          <table:covered-table-cell/>
          <table:covered-table-cell/>
          <table:covered-table-cell/>
          <table:covered-table-cell/>
          <table:covered-table-cell/>
          <table:covered-table-cell/>
        </table:table-row>
        <table:table-row table:style-name="表格2.83">
          <table:table-cell table:style-name="表格2.A83" table:number-columns-spanned="8" office:value-type="string">
            <text:p text:style-name="P85">計畫設計與執行：</text:p>
          </table:table-cell>
          <table:covered-table-cell/>
          <table:covered-table-cell/>
          <table:covered-table-cell/>
          <table:covered-table-cell/>
          <table:covered-table-cell/>
          <table:covered-table-cell/>
          <table:covered-table-cell/>
        </table:table-row>
        <table:table-row table:style-name="表格2.84">
          <table:table-cell table:style-name="表格2.A84" office:value-type="string">
            <text:p text:style-name="P13">是</text:p>
          </table:table-cell>
          <table:table-cell table:style-name="表格2.B84" office:value-type="string">
            <text:p text:style-name="P13">否</text:p>
          </table:table-cell>
          <table:table-cell table:style-name="表格2.C84" table:number-columns-spanned="6" office:value-type="string">
            <text:p text:style-name="P13">內容</text:p>
          </table:table-cell>
          <table:covered-table-cell/>
          <table:covered-table-cell/>
          <table:covered-table-cell/>
          <table:covered-table-cell/>
          <table:covered-table-cell/>
        </table:table-row>
        <table:table-row table:style-name="表格2.85">
          <table:table-cell table:style-name="表格2.A85" office:value-type="string">
            <text:p text:style-name="P80">█</text:p>
          </table:table-cell>
          <table:table-cell table:style-name="表格2.B85" office:value-type="string">
            <text:p text:style-name="P82">□</text:p>
          </table:table-cell>
          <table:table-cell table:style-name="表格2.C85" table:number-columns-spanned="6" office:value-type="string">
            <text:p text:style-name="P65"><text:span text:style-name="預設段落字型"><text:span text:style-name="T11">研究</text:span></text:span><text:span text:style-name="預設段落字型"><text:span text:style-name="T44">結果是否將繳交報告或發表。</text:span></text:span></text:p>
          </table:table-cell>
          <table:covered-table-cell/>
          <table:covered-table-cell/>
          <table:covered-table-cell/>
          <table:covered-table-cell/>
          <table:covered-table-cell/>
        </table:table-row>
        <table:table-row table:style-name="表格2.86">
          <table:table-cell table:style-name="表格2.A86" office:value-type="string">
            <text:p text:style-name="P47"/>
          </table:table-cell>
          <table:table-cell table:style-name="表格2.B86" office:value-type="string">
            <text:p text:style-name="P50"/>
          </table:table-cell>
          <table:table-cell table:style-name="表格2.C86" table:number-columns-spanned="6" office:value-type="string">
            <text:p text:style-name="P31">您的研究設計，屬於下列哪一種類別?</text:p>
            <text:p text:style-name="P66"><text:span text:style-name="預設段落字型"><text:span text:style-name="T10">█</text:span></text:span><text:span text:style-name="預設段落字型"><text:span text:style-name="T13"> </text:span></text:span><text:span text:style-name="預設段落字型"><text:span text:style-name="T44">本研究對研究參與者的風險在微小風險以下。</text:span></text:span></text:p>
            <text:p text:style-name="P66"><text:span text:style-name="預設段落字型"><text:span text:style-name="T9">□</text:span></text:span><text:span text:style-name="預設段落字型"><text:span text:style-name="T13"> </text:span></text:span><text:span text:style-name="預設段落字型"><text:span text:style-name="T44">本研究對研究參與者的風險雖大於微小風險，但有程度相當高的直接益處。</text:span></text:span></text:p>
            <text:p text:style-name="P67"><text:span text:style-name="預設段落字型"><text:span text:style-name="T9">□</text:span></text:span><text:span text:style-name="預設段落字型"><text:span text:style-name="T13"> </text:span></text:span><text:span text:style-name="預設段落字型"><text:span text:style-name="T44">本研究對研究參與者的風險大於微小風險，也沒有直接的益處，但對於與研究參<text:line-break/>與者情境狀態相關之學術知識的普遍化有所貢獻。</text:span></text:span></text:p>
            <text:p text:style-name="P68"><text:span text:style-name="預設段落字型"><text:span text:style-name="T9">□</text:span></text:span><text:span text:style-name="預設段落字型"><text:span text:style-name="T13"> </text:span></text:span><text:span text:style-name="預設段落字型"><text:span text:style-name="T11">研究大於微小風險，但非屬上述三種類別，請說明：</text:span></text:span></text:p>
            <text:p text:style-name="P97"/>
            <text:p text:style-name="P97"/>
            <text:p text:style-name="P97"/>
          </table:table-cell>
          <table:covered-table-cell/>
          <table:covered-table-cell/>
          <table:covered-table-cell/>
          <table:covered-table-cell/>
          <table:covered-table-cell/>
        </table:table-row>
        <table:table-row table:style-name="表格2.87">
          <table:table-cell table:style-name="表格2.A87" table:number-columns-spanned="8" office:value-type="string">
            <text:p text:style-name="P87">潛在研究參與者之招募、選取與照護：</text:p>
          </table:table-cell>
          <table:covered-table-cell/>
          <table:covered-table-cell/>
          <table:covered-table-cell/>
          <table:covered-table-cell/>
          <table:covered-table-cell/>
          <table:covered-table-cell/>
          <table:covered-table-cell/>
        </table:table-row>
        <table:table-row table:style-name="表格2.88">
          <table:table-cell table:style-name="表格2.A88" office:value-type="string">
            <text:p text:style-name="P13">是</text:p>
          </table:table-cell>
          <table:table-cell table:style-name="表格2.B88" office:value-type="string">
            <text:p text:style-name="P13">否</text:p>
          </table:table-cell>
          <table:table-cell table:style-name="表格2.C88" table:number-columns-spanned="6" office:value-type="string">
            <text:p text:style-name="P13">內容</text:p>
          </table:table-cell>
          <table:covered-table-cell/>
          <table:covered-table-cell/>
          <table:covered-table-cell/>
          <table:covered-table-cell/>
          <table:covered-table-cell/>
        </table:table-row>
        <table:table-row table:style-name="表格2.89">
          <table:table-cell table:style-name="表格2.A89" office:value-type="string">
            <text:p text:style-name="P80">□</text:p>
          </table:table-cell>
          <table:table-cell table:style-name="表格2.B89" office:value-type="string">
            <text:p text:style-name="P80">█</text:p>
          </table:table-cell>
          <table:table-cell table:style-name="表格2.C89" table:number-columns-spanned="6" office:value-type="string">
            <text:p text:style-name="P86">在研究計畫中說明潛在之可能研究參與者的母群體特性（e.g. 性別、年齡、教育程度、文化、經濟狀態及種族淵源）。</text:p>
          </table:table-cell>
          <table:covered-table-cell/>
          <table:covered-table-cell/>
          <table:covered-table-cell/>
          <table:covered-table-cell/>
          <table:covered-table-cell/>
        </table:table-row>
        <table:table-row table:style-name="表格2.90">
          <table:table-cell table:style-name="表格2.A90" office:value-type="string">
            <text:p text:style-name="P80">□</text:p>
          </table:table-cell>
          <table:table-cell table:style-name="表格2.B90" office:value-type="string">
            <text:p text:style-name="P80">█</text:p>
          </table:table-cell>
          <table:table-cell table:style-name="表格2.C90" table:number-columns-spanned="6" office:value-type="string">
            <text:p text:style-name="P93">設計研究時已考慮到對研究參與者心理及社會層面之支持。</text:p>
          </table:table-cell>
          <table:covered-table-cell/>
          <table:covered-table-cell/>
          <table:covered-table-cell/>
          <table:covered-table-cell/>
          <table:covered-table-cell/>
        </table:table-row>
        <table:table-row table:style-name="表格2.91">
          <table:table-cell table:style-name="表格2.A91" office:value-type="string">
            <text:p text:style-name="P80">█</text:p>
          </table:table-cell>
          <table:table-cell table:style-name="表格2.B91" office:value-type="string">
            <text:p text:style-name="P82">□</text:p>
          </table:table-cell>
          <table:table-cell table:style-name="表格2.C91" table:number-columns-spanned="6" office:value-type="string">
            <text:p text:style-name="P94">設計研究時已考慮到研究過程中研究參與者自願退出時將採取之步驟。</text:p>
          </table:table-cell>
          <table:covered-table-cell/>
          <table:covered-table-cell/>
          <table:covered-table-cell/>
          <table:covered-table-cell/>
          <table:covered-table-cell/>
        </table:table-row>
        <table:table-row table:style-name="表格2.92">
          <table:table-cell table:style-name="表格2.A92" office:value-type="string">
            <text:p text:style-name="P80">█</text:p>
          </table:table-cell>
          <table:table-cell table:style-name="表格2.B92" office:value-type="string">
            <text:p text:style-name="P82">□</text:p>
          </table:table-cell>
          <table:table-cell table:style-name="表格2.C92" table:number-columns-spanned="6" office:value-type="string">
            <text:p text:style-name="P94">設計研究時已考慮到參加研究對研究參與者財務狀況之可能影響。</text:p>
          </table:table-cell>
          <table:covered-table-cell/>
          <table:covered-table-cell/>
          <table:covered-table-cell/>
          <table:covered-table-cell/>
          <table:covered-table-cell/>
        </table:table-row>
        <table:table-row table:style-name="表格2.93">
          <table:table-cell table:style-name="表格2.A93" office:value-type="string">
            <text:p text:style-name="P80">█</text:p>
          </table:table-cell>
          <table:table-cell table:style-name="表格2.B93" office:value-type="string">
            <text:p text:style-name="P82">□</text:p>
          </table:table-cell>
          <table:table-cell table:style-name="表格2.C93" table:number-columns-spanned="6" office:value-type="string">
            <text:p text:style-name="P94">設計研究時已考慮到研究參與者之補助及補償。</text:p>
          </table:table-cell>
          <table:covered-table-cell/>
          <table:covered-table-cell/>
          <table:covered-table-cell/>
          <table:covered-table-cell/>
          <table:covered-table-cell/>
        </table:table-row>
        <table:table-row table:style-name="表格2.94">
          <table:table-cell table:style-name="表格2.A94" office:value-type="string">
            <text:p text:style-name="P80">█</text:p>
          </table:table-cell>
          <table:table-cell table:style-name="表格2.B94" office:value-type="string">
            <text:p text:style-name="P82">□</text:p>
          </table:table-cell>
          <table:table-cell table:style-name="表格2.C94" table:number-columns-spanned="6" office:value-type="string">
            <text:p text:style-name="P95">設計研究時已考慮到賠償及保險之安排。</text:p>
          </table:table-cell>
          <table:covered-table-cell/>
          <table:covered-table-cell/>
          <table:covered-table-cell/>
          <table:covered-table-cell/>
          <table:covered-table-cell/>
        </table:table-row>
        <table:table-row table:style-name="表格2.95">
          <table:table-cell table:style-name="表格2.A95" office:value-type="string">
            <text:p text:style-name="P80">█</text:p>
          </table:table-cell>
          <table:table-cell table:style-name="表格2.B95" office:value-type="string">
            <text:p text:style-name="P82">□</text:p>
          </table:table-cell>
          <table:table-cell table:style-name="表格2.C95" table:number-columns-spanned="6" office:value-type="string">
            <text:p text:style-name="P95">設計研究時已考慮到確保研究參與者隱私和個人資訊安全所採之措施。</text:p>
          </table:table-cell>
          <table:covered-table-cell/>
          <table:covered-table-cell/>
          <table:covered-table-cell/>
          <table:covered-table-cell/>
          <table:covered-table-cell/>
        </table:table-row>
        <table:table-row table:style-name="表格2.96">
          <table:table-cell table:style-name="表格2.A96" table:number-columns-spanned="8" office:value-type="string">
            <text:p text:style-name="P88">研究參與者同意：</text:p>
          </table:table-cell>
          <table:covered-table-cell/>
          <table:covered-table-cell/>
          <table:covered-table-cell/>
          <table:covered-table-cell/>
          <table:covered-table-cell/>
          <table:covered-table-cell/>
          <table:covered-table-cell/>
        </table:table-row>
        <text:soft-page-break/>
        <table:table-row table:style-name="表格2.97">
          <table:table-cell table:style-name="表格2.A97" office:value-type="string">
            <text:p text:style-name="P13">有</text:p>
          </table:table-cell>
          <table:table-cell table:style-name="表格2.B97" office:value-type="string">
            <text:p text:style-name="P13">無</text:p>
          </table:table-cell>
          <table:table-cell table:style-name="表格2.C97" table:number-columns-spanned="6" office:value-type="string">
            <text:p text:style-name="P13">內容</text:p>
          </table:table-cell>
          <table:covered-table-cell/>
          <table:covered-table-cell/>
          <table:covered-table-cell/>
          <table:covered-table-cell/>
          <table:covered-table-cell/>
        </table:table-row>
        <table:table-row table:style-name="表格2.98">
          <table:table-cell table:style-name="表格2.A98" office:value-type="string">
            <text:p text:style-name="P80">█</text:p>
          </table:table-cell>
          <table:table-cell table:style-name="表格2.B98" office:value-type="string">
            <text:p text:style-name="P82">□</text:p>
          </table:table-cell>
          <table:table-cell table:style-name="表格2.C98" table:number-columns-spanned="6" office:value-type="string">
            <text:p text:style-name="P96">遵守取得研究參與者同意之相關程序與規範。</text:p>
          </table:table-cell>
          <table:covered-table-cell/>
          <table:covered-table-cell/>
          <table:covered-table-cell/>
          <table:covered-table-cell/>
          <table:covered-table-cell/>
        </table:table-row>
        <table:table-row table:style-name="表格2.99">
          <table:table-cell table:style-name="表格2.A99" office:value-type="string">
            <text:p text:style-name="P80">█</text:p>
          </table:table-cell>
          <table:table-cell table:style-name="表格2.B99" office:value-type="string">
            <text:p text:style-name="P80">□</text:p>
          </table:table-cell>
          <table:table-cell table:style-name="表格2.C99" table:number-columns-spanned="6" office:value-type="string">
            <text:p text:style-name="P96">提供研究參與者或其合法代理人完備之書面或口頭資料後取得同意。</text:p>
          </table:table-cell>
          <table:covered-table-cell/>
          <table:covered-table-cell/>
          <table:covered-table-cell/>
          <table:covered-table-cell/>
          <table:covered-table-cell/>
        </table:table-row>
        <table:table-row table:style-name="表格2.100">
          <table:table-cell table:style-name="表格2.A100" office:value-type="string">
            <text:p text:style-name="P80">█</text:p>
          </table:table-cell>
          <table:table-cell table:style-name="表格2.B100" office:value-type="string">
            <text:p text:style-name="P82">□</text:p>
          </table:table-cell>
          <table:table-cell table:style-name="表格2.C100" table:number-columns-spanned="6" office:value-type="string">
            <text:p text:style-name="P96">於研究期間，可確保研究參與者及時得到與其權利、安全與褔祉相關之最新資訊。</text:p>
          </table:table-cell>
          <table:covered-table-cell/>
          <table:covered-table-cell/>
          <table:covered-table-cell/>
          <table:covered-table-cell/>
          <table:covered-table-cell/>
        </table:table-row>
        <table:table-row table:style-name="表格2.101">
          <table:table-cell table:style-name="表格2.A101" office:value-type="string">
            <text:p text:style-name="P80">█</text:p>
          </table:table-cell>
          <table:table-cell table:style-name="表格2.B101" office:value-type="string">
            <text:p text:style-name="P82">□</text:p>
          </table:table-cell>
          <table:table-cell table:style-name="表格2.C101" table:number-columns-spanned="6" office:value-type="string">
            <text:p text:style-name="P96">於研究期間，有接受研究參與者或其代理人之詢問或投訴並予以回應之機制。</text:p>
          </table:table-cell>
          <table:covered-table-cell/>
          <table:covered-table-cell/>
          <table:covered-table-cell/>
          <table:covered-table-cell/>
          <table:covered-table-cell/>
        </table:table-row>
        <table:table-row table:style-name="表格2.102">
          <table:table-cell table:style-name="表格2.A102" table:number-columns-spanned="8" office:value-type="string">
            <text:p text:style-name="P88">其他：</text:p>
          </table:table-cell>
          <table:covered-table-cell/>
          <table:covered-table-cell/>
          <table:covered-table-cell/>
          <table:covered-table-cell/>
          <table:covered-table-cell/>
          <table:covered-table-cell/>
          <table:covered-table-cell/>
        </table:table-row>
        <table:table-row table:style-name="表格2.103">
          <table:table-cell table:style-name="表格2.A103" office:value-type="string">
            <text:p text:style-name="P13">是</text:p>
          </table:table-cell>
          <table:table-cell table:style-name="表格2.B103" office:value-type="string">
            <text:p text:style-name="P13">否</text:p>
          </table:table-cell>
          <table:table-cell table:style-name="表格2.C103" table:number-columns-spanned="6" office:value-type="string">
            <text:p text:style-name="P13">內容</text:p>
          </table:table-cell>
          <table:covered-table-cell/>
          <table:covered-table-cell/>
          <table:covered-table-cell/>
          <table:covered-table-cell/>
          <table:covered-table-cell/>
        </table:table-row>
        <table:table-row table:style-name="表格2.104">
          <table:table-cell table:style-name="表格2.A104" office:value-type="string">
            <text:p text:style-name="P80">█</text:p>
          </table:table-cell>
          <table:table-cell table:style-name="表格2.B104" office:value-type="string">
            <text:p text:style-name="P82">□</text:p>
          </table:table-cell>
          <table:table-cell table:style-name="表格2.C104" table:number-columns-spanned="6" office:value-type="string">
            <text:p text:style-name="P32">本研究進行前中後對研究參與者所屬社群或社區將不會造成任何影響。</text:p>
          </table:table-cell>
          <table:covered-table-cell/>
          <table:covered-table-cell/>
          <table:covered-table-cell/>
          <table:covered-table-cell/>
          <table:covered-table-cell/>
        </table:table-row>
        <table:table-row table:style-name="表格2.105">
          <table:table-cell table:style-name="表格2.A105" office:value-type="string">
            <text:p text:style-name="P80">□</text:p>
          </table:table-cell>
          <table:table-cell table:style-name="表格2.B105" office:value-type="string">
            <text:p text:style-name="P80">█</text:p>
          </table:table-cell>
          <table:table-cell table:style-name="表格2.C105" table:number-columns-spanned="6" office:value-type="string">
            <text:p text:style-name="P32">若研究參與者為弱勢族群，本研究在設計上將對研究參與者相關社群採取諮詢步驟。</text:p>
          </table:table-cell>
          <table:covered-table-cell/>
          <table:covered-table-cell/>
          <table:covered-table-cell/>
          <table:covered-table-cell/>
          <table:covered-table-cell/>
        </table:table-row>
        <table:table-row table:style-name="表格2.106">
          <table:table-cell table:style-name="表格2.A106" office:value-type="string">
            <text:p text:style-name="P80">□</text:p>
          </table:table-cell>
          <table:table-cell table:style-name="表格2.B106" office:value-type="string">
            <text:p text:style-name="P80">█</text:p>
          </table:table-cell>
          <table:table-cell table:style-name="表格2.C106" table:number-columns-spanned="6" office:value-type="string">
            <text:p text:style-name="P32">研究參與者所屬社群成員，對其同意參與研究之過程與決定並無影響。</text:p>
          </table:table-cell>
          <table:covered-table-cell/>
          <table:covered-table-cell/>
          <table:covered-table-cell/>
          <table:covered-table-cell/>
          <table:covered-table-cell/>
        </table:table-row>
        <table:table-row table:style-name="表格2.107">
          <table:table-cell table:style-name="表格2.A107" office:value-type="string">
            <text:p text:style-name="P80">□</text:p>
          </table:table-cell>
          <table:table-cell table:style-name="表格2.B107" office:value-type="string">
            <text:p text:style-name="P80">█</text:p>
          </table:table-cell>
          <table:table-cell table:style-name="表格2.C107" table:number-columns-spanned="6" office:value-type="string">
            <text:p text:style-name="P32">本研究將有助於研究參與者所屬社群自身能力的建立與培養。</text:p>
          </table:table-cell>
          <table:covered-table-cell/>
          <table:covered-table-cell/>
          <table:covered-table-cell/>
          <table:covered-table-cell/>
          <table:covered-table-cell/>
        </table:table-row>
        <table:table-row table:style-name="表格2.108">
          <table:table-cell table:style-name="表格2.A108" table:number-columns-spanned="8" office:value-type="string">
            <text:p text:style-name="P6">若上所列之自我檢核表中有勾選任一項「否」或「無」者，煩請於此欄位說明原因：</text:p>
            <text:p text:style-name="P32"/>
            <text:p text:style-name="P32">本研究主題及收集資訊無涉任何特殊族群之行為或心理特質。</text:p>
            <text:p text:style-name="P32"/>
          </table:table-cell>
          <table:covered-table-cell/>
          <table:covered-table-cell/>
          <table:covered-table-cell/>
          <table:covered-table-cell/>
          <table:covered-table-cell/>
          <table:covered-table-cell/>
          <table:covered-table-cell/>
        </table:table-row>
        <table:table-row table:style-name="表格2.109">
          <table:table-cell table:style-name="表格2.A109" table:number-columns-spanned="6" office:value-type="string">
            <text:p text:style-name="P26">計畫主持人簽章/日期</text:p>
          </table:table-cell>
          <table:covered-table-cell/>
          <table:covered-table-cell/>
          <table:covered-table-cell/>
          <table:covered-table-cell/>
          <table:covered-table-cell/>
          <table:table-cell table:style-name="表格2.G109" table:number-columns-spanned="2" office:value-type="string">
            <text:p text:style-name="P21">單位主管簽章/日期</text:p>
          </table:table-cell>
          <table:covered-table-cell/>
        </table:table-row>
      </table:table>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wiss" style:font-pitch="variable"/>
    <style:font-face style:name="新細明體" svg:font-family="新細明體, PMingLiU" style:font-family-generic="roman" style:font-pitch="variable"/>
    <style:font-face style:name="新細明體1"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新細明體1" style:font-size-asian="12pt" style:language-asian="zh" style:country-asian="TW"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新細明體1" style:font-size-asian="12pt" style:language-asian="zh" style:country-asian="TW"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新細明體" style:font-family-asian="新細明體, PMingLiU"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微軟正黑體" style:font-family-asian="微軟正黑體"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loext:hyphenation-no-caps="false"/>
    </style:style>
    <style:style style:name="標號"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hyphenation-ladder-count="no-limit"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style:font-pitch="fixed" fo:font-size="14pt" style:text-underline-style="solid" style:text-underline-width="auto" style:text-underline-color="font-color" style:text-underline-mode="continuous" style:text-overline-mode="continuous" style:text-line-through-mode="continuous" style:font-name-asian="標楷體" style:font-family-asian="標楷體" style:font-family-generic-asian="script" style:font-pitch-asian="fixed" style:font-size-asian="14pt" style:font-name-complex="標楷體" style:font-family-complex="標楷體" style:font-family-generic-complex="script" style:font-pitch-complex="fixed" fo:hyphenate="false" loext:hyphenation-no-caps="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清單段落" style:family="paragraph" style:parent-style-name="Standard">
      <style:paragraph-properties fo:margin-left="0.847cm" fo:margin-right="0cm" fo:hyphenation-ladder-count="no-limit" fo:text-indent="0cm" style:auto-text-indent="false">
        <style:tab-stops/>
      </style:paragraph-properties>
      <style:text-properties fo:hyphenate="false" loext:hyphenation-no-caps="false"/>
    </style:style>
    <style:style style:name="註解方塊文字" style:family="paragraph" style:parent-style-name="Standard">
      <style:paragraph-properties fo:hyphenation-ladder-count="no-limit"/>
      <style:text-properties style:font-name="Cambria" fo:font-family="Cambria" style:font-family-generic="roman" style:font-pitch="variable" fo:font-size="9pt" style:font-name-asian="Cambria" style:font-family-asian="Cambria" style:font-family-generic-asian="roman" style:font-pitch-asian="variable" style:font-size-asian="9pt" style:font-name-complex="Cambria" style:font-family-complex="Cambria" style:font-family-generic-complex="roman" style:font-pitch-complex="variable" style:font-size-complex="9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預設段落字型" style:family="text"/>
    <style:style style:name="WW8Num1z0" style:family="text"/>
    <style:style style:name="WW8Num1z1" style:family="text">
      <style:text-properties style:font-name-complex="標楷體" style:font-family-complex="標楷體" style:font-family-generic-complex="script" style:font-pitch-complex="fixed"/>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Book Antiqua" fo:font-family="'Book Antiqua'" style:font-family-generic="roman" style:font-pitch="variable" fo:font-size="12pt" style:font-name-asian="Book Antiqua" style:font-family-asian="'Book Antiqua'" style:font-family-generic-asian="roman" style:font-pitch-asian="variable" style:font-size-asian="12pt" style:font-name-complex="Book Antiqua" style:font-family-complex="'Book Antiqua'" style:font-family-generic-complex="roman" style:font-pitch-complex="variable" style:font-size-complex="12pt"/>
    </style:style>
    <style:style style:name="WW8Num3z1" style:family="text">
      <style:text-properties style:font-name="Book Antiqua" fo:font-family="'Book Antiqua'" style:font-family-generic="roman" style:font-pitch="variable" fo:font-size="12pt" style:font-name-asian="標楷體" style:font-family-asian="標楷體" style:font-family-generic-asian="script" style:font-pitch-asian="fixed" style:font-size-asian="12pt" style:font-name-complex="Book Antiqua" style:font-family-complex="'Book Antiqua'" style:font-family-generic-complex="roman" style:font-pitch-complex="variable"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8Num4z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7z1" style:family="text">
      <style:text-properties style:font-name="新細明體" fo:font-family="新細明體, PMingLiU" style:font-family-generic="roman" style:font-pitch="variable" fo:font-size="12pt" style:font-name-asian="新細明體"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282828" loext:opacity="100%" style:font-name="Times New Roman" fo:font-family="'Times New Roman'" style:font-family-generic="roman" style:font-pitch="variable"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8Num10z1" style:family="text">
      <style:text-properties fo:font-size="12pt" fo:font-weight="normal" style:font-size-asian="12pt" style:font-weight-asian="normal" style:font-size-complex="12pt"/>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fo:color="#000000" loext:opacity="100%" fo:font-size="12pt" style:font-size-asian="12pt"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Book Antiqua" fo:font-family="'Book Antiqua'" style:font-family-generic="roman" style:font-pitch="variable" fo:font-size="12pt" fo:font-weight="normal" style:font-name-asian="標楷體" style:font-family-asian="標楷體" style:font-family-generic-asian="script" style:font-pitch-asian="fixed" style:font-size-asian="12pt" style:font-weight-asian="normal" style:font-name-complex="Book Antiqua" style:font-family-complex="'Book Antiqua'" style:font-family-generic-complex="roman" style:font-pitch-complex="variable" style:font-size-complex="12pt"/>
    </style:style>
    <style:style style:name="WW8Num12z1" style:family="text">
      <style:text-properties fo:font-size="12pt" fo:font-weight="normal" style:font-size-asian="12pt" style:font-weight-asian="normal" style:font-size-complex="12pt"/>
    </style:style>
    <style:style style:name="WW8Num12z2" style:family="text">
      <style:text-properties style:font-name="標楷體" fo:font-family="標楷體" style:font-family-generic="script" style:font-pitch="fixed"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omplex="Times New Roman" style:font-family-complex="'Times New Roman'" style:font-family-generic-complex="roman" style:font-pitch-complex="variable"/>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Book Antiqua" fo:font-family="'Book Antiqua'" style:font-family-generic="roman" style:font-pitch="variable" style:font-name-asian="標楷體" style:font-family-asian="標楷體" style:font-family-generic-asian="script" style:font-pitch-asian="fixed" style:font-name-complex="Book Antiqua" style:font-family-complex="'Book Antiqua'"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loext:opacity="100%" style:font-name="標楷體" fo:font-family="標楷體" style:font-family-generic="script" style:font-pitch="fixed" fo:font-size="12pt" style:font-name-asian="標楷體" style:font-family-asian="標楷體" style:font-family-generic-asian="script" style:font-pitch-asian="fixed" style:font-size-asian="12pt" style:font-name-complex="標楷體" style:font-family-complex="標楷體" style:font-family-generic-complex="script" style:font-pitch-complex="fixed" style:font-size-complex="12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complex="標楷體" style:font-family-complex="標楷體" style:font-family-generic-complex="script" style:font-pitch-complex="fixed"/>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mplex="標楷體" style:font-family-complex="標楷體" style:font-family-generic-complex="script" style:font-pitch-complex="fixed"/>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WW_5f_CharLFO1LVL2" style:display-name="WW_CharLFO1LVL2" style:family="text">
      <style:text-properties style:font-name-complex="標楷體" style:font-family-complex="標楷體" style:font-family-generic-complex="script" style:font-pitch-complex="fixed"/>
    </style:style>
    <style:style style:name="WW_5f_CharLFO3LVL1" style:display-name="WW_CharLFO3LVL1"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_5f_CharLFO3LVL2" style:display-name="WW_CharLFO3LVL2" style:family="text">
      <style:text-properties style:font-name="Book Antiqua" fo:font-family="'Book Antiqua'" style:font-family-generic="roman" style:font-pitch="variable" fo:font-size="12pt" style:font-name-asian="標楷體" style:font-family-asian="標楷體" style:font-family-generic-asian="script" style:font-pitch-asian="fixed" style:font-size-asian="12pt" style:font-name-complex="Book Antiqua" style:font-family-complex="'Book Antiqua'" style:font-family-generic-complex="roman" style:font-pitch-complex="variable" style:font-size-complex="12pt"/>
    </style:style>
    <style:style style:name="WW_5f_CharLFO4LVL1" style:display-name="WW_CharLFO4LVL1"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_5f_CharLFO4LVL2" style:display-name="WW_CharLFO4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5" style:display-name="WW_CharLFO4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8" style:display-name="WW_CharLFO4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7LVL2" style:display-name="WW_CharLFO7LVL2" style:family="text">
      <style:text-properties style:font-name="新細明體" fo:font-family="新細明體, PMingLiU" style:font-family-generic="roman" style:font-pitch="variable" fo:font-size="12pt" style:font-name-asian="新細明體"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8LVL1" style:display-name="WW_CharLFO8LVL1" style:family="text">
      <style:text-properties fo:color="#282828" loext:opacity="100%" style:font-name="Times New Roman" fo:font-family="'Times New Roman'" style:font-family-generic="roman" style:font-pitch="variable"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_5f_CharLFO10LVL1" style:display-name="WW_CharLFO10LVL1"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_5f_CharLFO10LVL2" style:display-name="WW_CharLFO10LVL2" style:family="text">
      <style:text-properties fo:font-size="12pt" fo:font-weight="normal" style:font-size-asian="12pt" style:font-weight-asian="normal" style:font-size-complex="12pt"/>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5" style:display-name="WW_CharLFO10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8" style:display-name="WW_CharLFO10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loext:opacity="100%" fo:font-size="12pt" style:font-size-asian="12pt" style:font-size-complex="12pt"/>
    </style:style>
    <style:style style:name="WW_5f_CharLFO12LVL1" style:display-name="WW_CharLFO12LVL1" style:family="text">
      <style:text-properties style:font-name="Book Antiqua" fo:font-family="'Book Antiqua'" style:font-family-generic="roman" style:font-pitch="variable" fo:font-size="12pt" fo:font-weight="normal" style:font-name-asian="標楷體" style:font-family-asian="標楷體" style:font-family-generic-asian="script" style:font-pitch-asian="fixed" style:font-size-asian="12pt" style:font-weight-asian="normal" style:font-name-complex="Book Antiqua" style:font-family-complex="'Book Antiqua'" style:font-family-generic-complex="roman" style:font-pitch-complex="variable" style:font-size-complex="12pt"/>
    </style:style>
    <style:style style:name="WW_5f_CharLFO12LVL2" style:display-name="WW_CharLFO12LVL2" style:family="text">
      <style:text-properties style:font-name="Liberation Serif" fo:font-family="'Liberation Serif'" style:font-family-generic="roman" style:font-pitch="variable" fo:font-size="12pt" fo:font-weight="normal" style:font-size-asian="12pt" style:font-weight-asian="normal" style:font-size-complex="12pt"/>
    </style:style>
    <style:style style:name="WW_5f_CharLFO12LVL3" style:display-name="WW_CharLFO12LVL3" style:family="text">
      <style:text-properties style:font-name="標楷體" fo:font-family="標楷體" style:font-family-generic="script" style:font-pitch="fixed"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Book Antiqua" fo:font-family="'Book Antiqua'" style:font-family-generic="roman" style:font-pitch="variable" style:font-name-asian="標楷體" style:font-family-asian="標楷體" style:font-family-generic-asian="script" style:font-pitch-asian="fixed" style:font-name-complex="Book Antiqua" style:font-family-complex="'Book Antiqua'" style:font-family-generic-complex="roman" style:font-pitch-complex="variable"/>
    </style:style>
    <style:style style:name="WW_5f_CharLFO16LVL1" style:display-name="WW_CharLFO16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17LVL1" style:display-name="WW_CharLFO17LVL1" style:family="text">
      <style:text-properties fo:color="#000000" loext:opacity="100%" style:font-name="標楷體" fo:font-family="標楷體" style:font-family-generic="script" style:font-pitch="fixed" fo:font-size="12pt" style:font-name-asian="標楷體" style:font-family-asian="標楷體" style:font-family-generic-asian="script" style:font-pitch-asian="fixed" style:font-size-asian="12pt" style:font-name-complex="標楷體" style:font-family-complex="標楷體" style:font-family-generic-complex="script" style:font-pitch-complex="fixed" style:font-size-complex="12pt"/>
    </style:style>
    <style:style style:name="WW_5f_CharLFO18LVL2" style:display-name="WW_CharLFO18LVL2" style:family="text">
      <style:text-properties style:font-name-complex="標楷體" style:font-family-complex="標楷體" style:font-family-generic-complex="script" style:font-pitch-complex="fixed"/>
    </style:style>
    <style:style style:name="WW_5f_CharLFO19LVL2" style:display-name="WW_CharLFO19LVL2" style:family="text">
      <style:text-properties style:font-name-complex="標楷體" style:font-family-complex="標楷體" style:font-family-generic-complex="script" style:font-pitch-complex="fixed"/>
    </style:style>
    <style:style style:name="WW_5f_CharLFO20LVL1" style:display-name="WW_CharLFO20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loext:num-list-format="(%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一, 二, 三, ...">
        <style:list-level-properties text:list-level-position-and-space-mode="label-alignment">
          <style:list-level-label-alignment text:label-followed-by="listtab" fo:text-indent="-0.794cm" fo:margin-left="0.794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loext:num-list-format="%1%." style:num-suffix="." style:num-format="I">
        <style:list-level-properties text:list-level-position-and-space-mode="label-alignment">
          <style:list-level-label-alignment text:label-followed-by="listtab" fo:text-indent="-0.847cm" fo:margin-left="1.065cm"/>
        </style:list-level-properties>
      </text:list-level-style-number>
      <text:list-level-style-number text:level="2" text:style-name="WW_5f_CharLFO3LVL2" loext:num-list-format="%2%." style:num-suffix="." style:num-format="1">
        <style:list-level-properties text:list-level-position-and-space-mode="label-alignment">
          <style:list-level-label-alignment text:label-followed-by="listtab" fo:text-indent="-0.635cm" fo:margin-left="1.7cm"/>
        </style:list-level-properties>
      </text:list-level-style-number>
      <text:list-level-style-number text:level="3" loext:num-list-format="%3%、" style:num-suffix="、" style:num-format="一, 二, 三, ...">
        <style:list-level-properties text:list-level-position-and-space-mode="label-alignment">
          <style:list-level-label-alignment text:label-followed-by="listtab" fo:text-indent="-1.27cm" fo:margin-left="3.18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605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5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9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45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8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loext:num-list-format="%1%" text:bullet-char="□">
        <style:list-level-properties text:list-level-position-and-space-mode="label-alignment">
          <style:list-level-label-alignment text:label-followed-by="listtab" fo:text-indent="-0.635cm" fo:margin-left="1.655cm"/>
        </style:list-level-properties>
        <style:text-properties style:font-name="標楷體"/>
      </text:list-level-style-bullet>
      <text:list-level-style-bullet text:level="2" text:style-name="WW_5f_CharLFO4LVL2" loext:num-list-format="%2%"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_5f_CharLFO4LVL3" loext:num-list-format="%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loext:num-list-format="%1%、" style:num-suffix="、" style:num-format="一, 二, 三, ...">
        <style:list-level-properties text:list-level-position-and-space-mode="label-alignment">
          <style:list-level-label-alignment text:label-followed-by="listtab" fo:text-indent="-1.27cm" fo:margin-left="1.944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2.36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3.21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4.0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9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75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6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7.44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8.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loext:num-list-format="%1%"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_5f_CharLFO6LVL3" loext:num-list-format="%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6LVL6" loext:num-list-format="%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6LVL9" loext:num-list-format="%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7LVL1" loext:num-list-format="%1%、" style:num-suffix="、" style:num-format="一, 二, 三, ...">
        <style:list-level-properties text:list-level-position-and-space-mode="label-alignment">
          <style:list-level-label-alignment text:label-followed-by="listtab" fo:text-indent="-1.27cm" fo:margin-left="1.27cm"/>
        </style:list-level-properties>
      </text:list-level-style-number>
      <text:list-level-style-bullet text:level="2" text:style-name="WW_5f_CharLFO7LVL2" loext:num-list-format="%2%" text:bullet-char="※">
        <style:list-level-properties text:list-level-position-and-space-mode="label-alignment">
          <style:list-level-label-alignment text:label-followed-by="listtab" fo:text-indent="-0.635cm" fo:margin-left="1.482cm"/>
        </style:list-level-properties>
        <style:text-properties style:font-name="新細明體"/>
      </text:list-level-style-bullet>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8LVL1" loext:num-list-format="%1%." style:num-suffix="." style:num-format="1" text:start-value="6">
        <style:list-level-properties text:list-level-position-and-space-mode="label-alignment">
          <style:list-level-label-alignment text:label-followed-by="listtab" fo:text-indent="-0.635cm" fo:margin-left="0.847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598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4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9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38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8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8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loext:num-list-format="%1%" text:bullet-char="□">
        <style:list-level-properties text:list-level-position-and-space-mode="label-alignment">
          <style:list-level-label-alignment text:label-followed-by="listtab" fo:text-indent="-0.635cm" fo:margin-left="0.986cm"/>
        </style:list-level-properties>
        <style:text-properties style:font-name="標楷體"/>
      </text:list-level-style-bullet>
      <text:list-level-style-number text:level="2" text:style-name="WW_5f_CharLFO10LVL2"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bullet text:level="3" text:style-name="WW_5f_CharLFO10LVL3" loext:num-list-format="%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10LVL5" loext:num-list-format="%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10LVL6" loext:num-list-format="%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10LVL8" loext:num-list-format="%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10LVL9" loext:num-list-format="%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11LVL1" loext:num-list-format="（%1%）" style:num-prefix="（" style:num-suffix="）" style:num-format="1">
        <style:list-level-properties text:list-level-position-and-space-mode="label-alignment" fo:text-align="center">
          <style:list-level-label-alignment text:label-followed-by="listtab" fo:text-indent="-0.568cm" fo:margin-left="1.471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92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76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61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6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30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56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7.00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84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_5f_CharLFO12LVL1" loext:num-list-format="%1%." style:num-suffix="." style:num-format="1">
        <style:list-level-properties text:list-level-position-and-space-mode="label-alignment">
          <style:list-level-label-alignment text:label-followed-by="listtab" fo:text-indent="-0.847cm" fo:margin-left="1.192cm"/>
        </style:list-level-properties>
      </text:list-level-style-number>
      <text:list-level-style-bullet text:level="2" text:style-name="WW_5f_CharLFO12LVL2" loext:num-list-format="%2%" text:bullet-char="-">
        <style:list-level-properties text:list-level-position-and-space-mode="label-alignment">
          <style:list-level-label-alignment text:label-followed-by="listtab" fo:text-indent="-0.635cm" fo:margin-left="1.655cm"/>
        </style:list-level-properties>
        <style:text-properties style:font-name="Liberation Serif"/>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01cm"/>
        </style:list-level-properties>
        <style:text-properties style:font-name="標楷體"/>
      </text:list-level-style-bullet>
      <text:list-level-style-number text:level="4" loext:num-list-format="%4%." style:num-suffix="." style:num-format="1">
        <style:list-level-properties text:list-level-position-and-space-mode="label-alignment">
          <style:list-level-label-alignment text:label-followed-by="listtab" fo:text-indent="-0.847cm" fo:margin-left="3.5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0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5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4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7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_5f_CharLFO13LVL1" loext:num-list-format="（%1%）" style:num-prefix="（" style:num-suffix="）" style:num-format="1" text:start-value="4">
        <style:list-level-properties text:list-level-position-and-space-mode="label-alignment">
          <style:list-level-label-alignment text:label-followed-by="listtab" fo:text-indent="-1.296cm" fo:margin-left="2.919cm"/>
        </style:list-level-properties>
      </text:list-level-style-number>
      <text:list-level-style-number text:level="2" text:style-name="WW_5f_CharLFO13LVL2" loext:num-list-format="%2%、" style:num-suffix="、" style:num-format="甲, 乙, 丙, ...">
        <style:list-level-properties text:list-level-position-and-space-mode="label-alignment">
          <style:list-level-label-alignment text:label-followed-by="listtab" fo:text-indent="-0.847cm" fo:margin-left="3.316cm"/>
        </style:list-level-properties>
      </text:list-level-style-number>
      <text:list-level-style-number text:level="3" text:style-name="WW_5f_CharLFO13LVL3" loext:num-list-format="%3%." style:num-suffix="." style:num-format="i">
        <style:list-level-properties text:list-level-position-and-space-mode="label-alignment" fo:text-align="end">
          <style:list-level-label-alignment text:label-followed-by="listtab" fo:text-indent="-0.847cm" fo:margin-left="4.163cm"/>
        </style:list-level-properties>
      </text:list-level-style-number>
      <text:list-level-style-number text:level="4" text:style-name="WW_5f_CharLFO13LVL4" loext:num-list-format="%4%." style:num-suffix="." style:num-format="1">
        <style:list-level-properties text:list-level-position-and-space-mode="label-alignment">
          <style:list-level-label-alignment text:label-followed-by="listtab" fo:text-indent="-0.847cm" fo:margin-left="5.009cm"/>
        </style:list-level-properties>
      </text:list-level-style-number>
      <text:list-level-style-number text:level="5" text:style-name="WW_5f_CharLFO13LVL5" loext:num-list-format="%5%、" style:num-suffix="、" style:num-format="甲, 乙, 丙, ...">
        <style:list-level-properties text:list-level-position-and-space-mode="label-alignment">
          <style:list-level-label-alignment text:label-followed-by="listtab" fo:text-indent="-0.847cm" fo:margin-left="5.856cm"/>
        </style:list-level-properties>
      </text:list-level-style-number>
      <text:list-level-style-number text:level="6" text:style-name="WW_5f_CharLFO13LVL6" loext:num-list-format="%6%." style:num-suffix="." style:num-format="i">
        <style:list-level-properties text:list-level-position-and-space-mode="label-alignment" fo:text-align="end">
          <style:list-level-label-alignment text:label-followed-by="listtab" fo:text-indent="-0.847cm" fo:margin-left="6.703cm"/>
        </style:list-level-properties>
      </text:list-level-style-number>
      <text:list-level-style-number text:level="7" text:style-name="WW_5f_CharLFO13LVL7" loext:num-list-format="%7%." style:num-suffix="." style:num-format="1">
        <style:list-level-properties text:list-level-position-and-space-mode="label-alignment">
          <style:list-level-label-alignment text:label-followed-by="listtab" fo:text-indent="-0.847cm" fo:margin-left="7.549cm"/>
        </style:list-level-properties>
      </text:list-level-style-number>
      <text:list-level-style-number text:level="8" text:style-name="WW_5f_CharLFO13LVL8" loext:num-list-format="%8%、" style:num-suffix="、" style:num-format="甲, 乙, 丙, ...">
        <style:list-level-properties text:list-level-position-and-space-mode="label-alignment">
          <style:list-level-label-alignment text:label-followed-by="listtab" fo:text-indent="-0.847cm" fo:margin-left="8.396cm"/>
        </style:list-level-properties>
      </text:list-level-style-number>
      <text:list-level-style-number text:level="9" text:style-name="WW_5f_CharLFO13LVL9" loext:num-list-format="%9%." style:num-suffix="." style:num-format="i">
        <style:list-level-properties text:list-level-position-and-space-mode="label-alignment" fo:text-align="end">
          <style:list-level-label-alignment text:label-followed-by="listtab" fo:text-indent="-0.847cm" fo:margin-left="9.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1" text:start-value="7">
        <style:list-level-properties text:list-level-position-and-space-mode="label-alignment">
          <style:list-level-label-alignment text:label-followed-by="listtab" fo:text-indent="-0.635cm" fo:margin-left="0.981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2.03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88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732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57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42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272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7.11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9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5LVL1" loext:num-list-format="(%1%)" style:num-prefix="(" style:num-suffix=")" style:num-format="1">
        <style:list-level-properties text:list-level-position-and-space-mode="label-alignment">
          <style:list-level-label-alignment text:label-followed-by="listtab" fo:text-indent="-0.847cm" fo:margin-left="1.866cm"/>
        </style:list-level-properties>
      </text:list-level-style-number>
      <text:list-level-style-number text:level="2" loext:num-list-format="%2%." style:num-suffix="." style:num-format="1" text:start-value="14">
        <style:list-level-properties text:list-level-position-and-space-mode="label-alignment">
          <style:list-level-label-alignment text:label-followed-by="listtab" fo:text-indent="-0.847cm" fo:margin-left="1.86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71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5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0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5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4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7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_5f_CharLFO16LVL1" loext:num-list-format="%1%、" style:num-suffix="、" style:num-format="一, 二, 三, ..." text:start-value="6">
        <style:list-level-properties text:list-level-position-and-space-mode="label-alignment">
          <style:list-level-label-alignment text:label-followed-by="listtab" fo:text-indent="-1.27cm" fo:margin-left="1.944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_5f_CharLFO17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4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32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168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0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4.86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708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55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4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8LVL2" loext:num-list-format="(%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9LVL2" loext:num-list-format="(%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_5f_CharLFO20LVL1" loext:num-list-format="%1%、" style:num-suffix="、" style:num-format="一, 二, 三, ...">
        <style:list-level-properties text:list-level-position-and-space-mode="label-alignment">
          <style:list-level-label-alignment text:label-followed-by="listtab" fo:text-indent="-1.27cm" fo:margin-left="1.944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5cm" fo:margin-left="2cm" fo:margin-right="2cm" style:writing-mode="lr-tb" style:layout-grid-color="#c0c0c0" style:layout-grid-lines="37" style:layout-grid-base-height="0.706cm" style:layout-grid-ruby-height="0.353cm" style:layout-grid-mode="none" style:layout-grid-ruby-below="false" style:layout-grid-print="false" style:layout-grid-display="false" style:layout-grid-base-width="0.17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75cm" fo:margin-left="2cm" fo:margin-right="2cm" style:writing-mode="lr-tb" style:layout-grid-color="#c0c0c0" style:layout-grid-lines="45" style:layout-grid-base-height="0.706cm" style:layout-grid-ruby-height="0.353cm" style:layout-grid-mode="line" style:layout-grid-ruby-below="false" style:layout-grid-print="false" style:layout-grid-display="false" style:layout-grid-base-width="0.17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draw:frame draw:style-name="Mfr1" draw:name="外框3" text:anchor-type="paragraph" svg:y="0.002cm" svg:width="0.041cm" style:rel-width="scale" svg:height="0.056cm" style:rel-height="scale" draw:z-index="10"><draw:text-box><text:p text:style-name="MP1"><text:span text:style-name="Page_20_Number"><text:page-number text:select-page="current">9</text:page-number></text:span></text:p></draw:text-box></draw:frame></text:p>
        <text:p text:style-name="MP1">REC-P-01</text:p>
      </style:footer>
    </style:master-page>
    <style:master-page style:name="MP1" style:page-layout-name="Mpm3" draw:style-name="Mdp1">
      <style:footer>
        <text:p text:style-name="Footer"><draw:frame draw:style-name="Mfr1" draw:name="外框31" text:anchor-type="paragraph" svg:y="0.002cm" svg:width="0.041cm" style:rel-width="scale" svg:height="0.056cm" style:rel-height="scale" draw:z-index="0"><draw:text-box><text:p text:style-name="MP1"><text:span text:style-name="Page_20_Number"><text:page-number text:select-page="current">0</text:page-number></text:span></text:p></draw:text-box></draw:frame></text:p>
        <text:p text:style-name="MP1">REC-P-01</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title>國立臺灣大學行為與社會科學研究倫理審查申請書</dc:title>
    <dc:subject/>
    <meta:initial-creator>USER</meta:initial-creator>
    <meta:creation-date>2013-09-02T10:27:00Z</meta:creation-date>
    <dc:date>2022-01-07T09:58:00.069000000</dc:date>
    <meta:print-date>2011-11-02T15:22:00Z</meta:print-date>
    <meta:editing-cycles>22</meta:editing-cycles>
    <meta:editing-duration>PT1H12M54S</meta:editing-duration>
    <dc:creator>陳 紹慶</dc:creator>
    <meta:document-statistic meta:table-count="3" meta:image-count="0" meta:object-count="0" meta:page-count="9" meta:paragraph-count="374" meta:word-count="5804" meta:character-count="7504" meta:non-whitespace-character-count="6418"/>
    <meta:template xlink:type="simple" xlink:actuate="onRequest" xlink:title="" xlink:href="Normal"/>
  </office:meta>
</office:document-meta>
</file>